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fo:min-height="2.62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7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px \pm q }{ ax^2 \pm bx \pm c }\ dx \ \text {and}§svg§600§FALSE§</svg:desc>
          <draw:polygon draw:style-name="gr2" draw:text-style-name="P6" draw:layer="layout" svg:width="8.499cm" svg:height="1.791cm" svg:x="10.515cm" svg:y="2.442cm" svg:viewBox="0 0 8500 1792" draw:points="4249,1792 0,1792 0,0 8500,0 8500,1792">
            <text:p/>
          </draw:polygon>
          <draw:path draw:style-name="gr3" draw:text-style-name="P7" draw:layer="layout" svg:width="0.75cm" svg:height="1.876cm" svg:x="10.521cm" svg:y="2.4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441cm" svg:height="0.537cm" svg:x="12.648cm" svg:y="2.606cm" svg:viewBox="0 0 442 538" svg:d="M65 478c-7 29-7 35-46 35-9 0-19 0-19 15 0 8 4 10 12 10 23 0 46-2 71-2 26 0 55 2 82 2 6 0 15 0 15-15 0-10-7-10-19-10-42 0-42-6-42-13 0-12 35-148 40-170 12 23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21cm" svg:height="0.383cm" svg:x="13.124cm" svg:y="2.6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3cm" svg:height="0.564cm" svg:x="13.815cm" svg:y="2.415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48cm" svg:height="0.537cm" svg:x="14.645cm" svg:y="2.606cm" svg:viewBox="0 0 349 538" svg:d="M349 10c0-4-1-10-7-10-10 0-44 35-58 60-19-47-52-60-80-60-100 0-204 125-204 248 0 82 50 136 111 136 37 0 71-21 100-52-7 31-34 144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olygon draw:style-name="gr3" draw:text-style-name="P7" draw:layer="layout" svg:width="4.578cm" svg:height="0.036cm" svg:x="11.558cm" svg:y="3.32cm" svg:viewBox="0 0 4579 37" draw:points="2291,37 0,37 0,0 4579,0 4579,37">
            <text:p/>
          </draw:polygon>
          <draw:path draw:style-name="gr3" draw:text-style-name="P7" draw:layer="layout" svg:width="0.387cm" svg:height="0.383cm" svg:x="11.592cm" svg:y="3.75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2.028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2.523cm" svg:y="3.4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3cm" svg:height="0.564cm" svg:x="13.097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12cm" svg:height="0.596cm" svg:x="13.934cm" svg:y="3.541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21cm" svg:height="0.383cm" svg:x="14.282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3cm" svg:height="0.564cm" svg:x="14.973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29cm" svg:height="0.383cm" svg:x="15.805cm" svg:y="3.754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16.551cm" svg:y="2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981cm" svg:y="3.1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381cm" svg:height="0.389cm" svg:x="17.755cm" svg:y="3.17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8.168cm" svg:y="3.1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8.638cm" svg:y="2.96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</draw:g>
        <draw:g xml:id="id144" draw:id="id144">
          <svg:title>TexMaths</svg:title>
          <svg:desc>26§display§\text {Method : }§svg§600§FALSE§</svg:desc>
          <draw:polygon draw:style-name="gr2" draw:text-style-name="P6" draw:layer="layout" svg:width="3.487cm" svg:height="0.554cm" svg:x="1.927cm" svg:y="4.646cm" svg:viewBox="0 0 3488 555" draw:points="1743,555 0,555 0,0 3488,0 3488,555">
            <text:p/>
          </draw:polygon>
          <draw:path draw:style-name="gr3" draw:text-style-name="P7" draw:layer="layout" svg:width="0.771cm" svg:height="0.625cm" svg:x="1.915cm" svg:y="4.6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745cm" svg:y="4.8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3.142cm" svg:y="4.6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51cm" svg:y="4.6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4.013cm" svg:y="4.8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502cm" svg:y="4.6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5.361cm" svg:y="4.841cm" svg:viewBox="0 0 100 395" svg:d="M100 48c0-25-23-48-50-48s-50 23-50 48c0 27 23 50 50 50s50-23 50-50zM100 347c0-27-23-47-50-47s-50 20-50 47 23 48 50 48 50-21 50-48z">
            <text:p/>
          </draw:path>
        </draw:g>
        <draw:g xml:id="id143" draw:id="id143">
          <svg:title>TexMaths</svg:title>
          <svg:desc>24§display§\int \frac{ px \pm q }{ \sqrt{ax^2 \pm bx \pm c} }\ dx §svg§600§FALSE§</svg:desc>
          <draw:polygon draw:style-name="gr2" draw:text-style-name="P6" draw:layer="layout" svg:width="7.548cm" svg:height="1.848cm" svg:x="19.315cm" svg:y="2.441cm" svg:viewBox="0 0 7549 1849" draw:points="3774,1849 0,1849 0,0 7549,0 7549,1849">
            <text:p/>
          </draw:polygon>
          <draw:path draw:style-name="gr3" draw:text-style-name="P7" draw:layer="layout" svg:width="0.75cm" svg:height="1.875cm" svg:x="19.321cm" svg:y="2.399cm" svg:viewBox="0 0 751 1876" svg:d="M40 1838c27 0 43-19 43-40 0-29-22-43-41-43-21 0-42 14-42 43 0 44 42 78 94 78 129 0 177-197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441cm" svg:height="0.537cm" svg:x="21.799cm" svg:y="2.60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21cm" svg:height="0.383cm" svg:x="22.275cm" svg:y="2.60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22.967cm" svg:y="2.414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48cm" svg:height="0.537cm" svg:x="23.796cm" svg:y="2.60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7" draw:layer="layout" svg:width="5.28cm" svg:height="0.035cm" svg:x="20.357cm" svg:y="3.319cm" svg:viewBox="0 0 5281 36" draw:points="2642,36 0,36 0,0 5281,0 5281,36">
            <text:p/>
          </draw:polygon>
          <draw:path draw:style-name="gr3" draw:text-style-name="P7" draw:layer="layout" svg:width="0.659cm" svg:height="0.844cm" svg:x="20.419cm" svg:y="3.488cm" svg:viewBox="0 0 660 845" svg:d="M267 757l-148-329c-6-13-11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7" draw:layer="layout" svg:width="4.578cm" svg:height="0.035cm" svg:x="21.06cm" svg:y="3.488cm" svg:viewBox="0 0 4579 36" draw:points="2290,36 0,36 0,0 4579,0 4579,36">
            <text:p/>
          </draw:polygon>
          <draw:path draw:style-name="gr3" draw:text-style-name="P7" draw:layer="layout" svg:width="0.387cm" svg:height="0.383cm" svg:x="21.095cm" svg:y="3.853cm" svg:viewBox="0 0 388 384" svg:d="M282 54c-15-31-40-54-78-54-98 0-204 125-204 248 0 80 46 136 113 136 18 0 60-4 110-63 7 34 36 63 76 63 31 0 50-19 64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1.53cm" svg:y="3.8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262cm" svg:height="0.393cm" svg:x="22.026cm" svg:y="3.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3cm" svg:height="0.564cm" svg:x="22.602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12cm" svg:height="0.596cm" svg:x="23.437cm" svg:y="3.64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421cm" svg:height="0.383cm" svg:x="23.784cm" svg:y="3.8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24.475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29cm" svg:height="0.383cm" svg:x="25.307cm" svg:y="3.8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054cm" svg:y="2.962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6.484cm" svg:y="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</draw:g>
        <draw:g xml:id="id145" draw:id="id145">
          <svg:title>TexMaths</svg:title>
          <svg:desc>26§display§\text {Adjust the Numerator in terms of Derivative of Denominator}§svg§600§FALSE§</svg:desc>
          <draw:polygon draw:style-name="gr2" draw:text-style-name="P6" draw:layer="layout" svg:width="24.401cm" svg:height="0.752cm" svg:x="1.833cm" svg:y="5.746cm" svg:viewBox="0 0 24402 753" draw:points="12201,753 0,753 0,0 24402,0 24402,753">
            <text:p/>
          </draw:polygon>
          <draw:path draw:style-name="gr3" draw:text-style-name="P7" draw:layer="layout" svg:width="0.627cm" svg:height="0.657cm" svg:x="1.816cm" svg:y="5.7cm" svg:viewBox="0 0 628 658" svg:d="M335 19c-4-13-6-19-21-19-14 0-17 6-21 19l-191 547c-17 48-52 60-102 63v29c21-2 60-4 94-4 29 0 77 2 106 4v-29c-46 0-69-23-69-48 0-2 0-11 0-13l44-121h226l48 140c0 4 2 10 2 14 0 28-50 28-75 28v29c34-4 96-4 131-4 40 0 82 2 121 4v-29h-17c-54 0-68-7-76-38zM287 121l104 297h-206z">
            <text:p/>
          </draw:path>
          <draw:path draw:style-name="gr3" draw:text-style-name="P7" draw:layer="layout" svg:width="0.452cm" svg:height="0.646cm" svg:x="2.502cm" svg:y="5.721cm" svg:viewBox="0 0 453 647" svg:d="M318 587v60l135-10v-29c-64 0-72-7-72-50v-558l-131 10v30c62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23cm" svg:height="0.8cm" svg:x="2.943cm" svg:y="5.744cm" svg:viewBox="0 0 231 801" svg:d="M231 208l-142 11v27c73 0 82 8 82 52v364c0 39-9 118-69 118-4 0-25 0-50-10 15-4 33-17 33-42s-16-43-43-43c-25 0-42 18-42 43 0 48 52 73 104 73 69 0 127-58 127-141zM231 48c0-25-23-48-50-48s-48 23-48 48c0 27 21 50 48 50s50-23 50-50z">
            <text:p/>
          </draw:path>
          <draw:path draw:style-name="gr3" draw:text-style-name="P7" draw:layer="layout" svg:width="0.461cm" svg:height="0.415cm" svg:x="3.289cm" svg:y="5.9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2cm" svg:x="3.796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4.146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288cm" svg:height="0.573cm" svg:x="4.80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461cm" svg:height="0.636cm" svg:x="5.171cm" svg:y="5.72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49z">
            <text:p/>
          </draw:path>
          <draw:path draw:style-name="gr3" draw:text-style-name="P7" draw:layer="layout" svg:width="0.355cm" svg:height="0.422cm" svg:x="5.67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625cm" svg:height="0.625cm" svg:x="6.392cm" svg:y="5.729cm" svg:viewBox="0 0 626 626" svg:d="M183 12c-8-12-10-12-27-12h-156v29h27c13 0 31 0 46 2 21 2 21 2 21 21v479c0 25 0 66-94 66v29c31 0 77-2 108-2 29 0 75 2 106 2v-29c-93 0-93-41-93-66v-477c4 4 4 4 8 11l374 549c9 12 9 12 15 12 14 0 14-6 14-22v-508c0-25 0-67 94-67v-29c-31 0-77 2-108 2-29 0-75-2-106-2v29c93 0 93 42 93 67v393z">
            <text:p/>
          </draw:path>
          <draw:path draw:style-name="gr3" draw:text-style-name="P7" draw:layer="layout" svg:width="0.461cm" svg:height="0.415cm" svg:x="7.076cm" svg:y="5.95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7.584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2cm" svg:x="8.341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8.746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119cm" svg:y="5.946cm" svg:viewBox="0 0 414 423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8 148 98 60 0 102-38 120-82zM260 191v92c0 87-64 119-106 119-46 0-83-34-83-79 0-50 39-127 189-132z">
            <text:p/>
          </draw:path>
          <draw:path draw:style-name="gr3" draw:text-style-name="P7" draw:layer="layout" svg:width="0.286cm" svg:height="0.573cm" svg:x="9.553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9.917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0.375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04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1.294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12.09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355cm" svg:height="0.422cm" svg:x="12.457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2.864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4cm" svg:height="0.405cm" svg:x="13.226cm" svg:y="5.95cm" svg:viewBox="0 0 715 406" svg:d="M71 89v248c0 40-9 40-71 40v29c31 0 79-2 104-2 23 0 71 2 102 2v-29c-60 0-71 0-71-40v-170c0-96 65-146 123-146s69 50 69 102v214c0 40-11 40-71 40v29c31 0 77-2 102-2s73 2 104 2v-29c-63 0-73 0-73-40v-170c0-96 67-146 125-146s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2cm" svg:x="13.988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2cm" svg:x="14.649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296cm" svg:height="0.646cm" svg:x="15.109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15.695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16.38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6.793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7.155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7.397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17.85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8cm" svg:height="0.573cm" svg:x="18.28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18.653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8.894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19.3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07cm" svg:height="0.422cm" svg:x="20.069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0.531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21.118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21.80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61cm" svg:height="0.405cm" svg:x="22.21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2cm" svg:x="22.723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714cm" svg:height="0.405cm" svg:x="23.183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3.946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4.19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2cm" svg:x="24.716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6cm" svg:height="0.573cm" svg:x="25.151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25.515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25.972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</draw:g>
        <draw:g xml:id="id146" draw:id="id146">
          <svg:title>TexMaths</svg:title>
          <svg:desc>26§display§\text {and a constant}§svg§600§FALSE§</svg:desc>
          <draw:polygon draw:style-name="gr2" draw:text-style-name="P6" draw:layer="layout" svg:width="5.776cm" svg:height="0.554cm" svg:x="1.925cm" svg:y="6.947cm" svg:viewBox="0 0 5777 555" draw:points="2889,555 0,555 0,0 5777,0 5777,555">
            <text:p/>
          </draw:polygon>
          <draw:path draw:style-name="gr3" draw:text-style-name="P7" draw:layer="layout" svg:width="0.413cm" svg:height="0.421cm" svg:x="1.917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2.366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.876cm" svg:y="6.901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413cm" svg:height="0.421cm" svg:x="3.695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348cm" svg:height="0.421cm" svg:x="4.448cm" svg:y="7.126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4.849cm" svg:y="7.12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5.30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818cm" svg:y="7.126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288cm" svg:height="0.573cm" svg:x="6.166cm" svg:y="6.97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6.542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6.98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7.459cm" svg:y="6.974cm" svg:viewBox="0 0 287 574" svg:d="M141 198h131v-29h-131v-169h-22c0 75-30 173-119 177v21h79v251c0 115 85 125 119 125 64 0 89-64 89-125v-52h-23v52c0 67-27 102-60 102-63 0-63-83-63-100z">
            <text:p/>
          </draw:path>
        </draw:g>
        <draw:g xml:id="id147" draw:id="id147">
          <svg:title>TexMaths</svg:title>
          <svg:desc>26§display§\text {i.e.}§svg§600§FALSE§</svg:desc>
          <draw:polygon draw:style-name="gr2" draw:text-style-name="P6" draw:layer="layout" svg:width="1cm" svg:height="0.531cm" svg:x="1.933cm" svg:y="8.247cm" svg:viewBox="0 0 1001 532" draw:points="499,532 0,532 0,0 1001,0 1001,532">
            <text:p/>
          </draw:polygon>
          <draw:path draw:style-name="gr3" draw:text-style-name="P7" draw:layer="layout" svg:width="0.197cm" svg:height="0.613cm" svg:x="1.916cm" svg:y="8.201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099cm" svg:height="0.099cm" svg:x="2.22cm" svg:y="8.715cm" svg:viewBox="0 0 100 100" svg:d="M100 50c0-27-23-50-50-50s-50 23-50 50 23 50 50 50 50-23 50-50z">
            <text:p/>
          </draw:path>
          <draw:path draw:style-name="gr3" draw:text-style-name="P7" draw:layer="layout" svg:width="0.355cm" svg:height="0.421cm" svg:x="2.419cm" svg:y="8.40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099cm" svg:height="0.099cm" svg:x="2.879cm" svg:y="8.715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px \pm q = A \frac{d}{dx}( ax^2 \pm bx \pm c) +  B§svg§600§FALSE§</svg:desc>
          <draw:polygon draw:style-name="gr2" draw:text-style-name="P6" draw:layer="layout" svg:width="13.077cm" svg:height="1.798cm" svg:x="3.563cm" svg:y="7.549cm" svg:viewBox="0 0 13078 1799" draw:points="6540,1799 0,1799 0,0 13078,0 13078,1799">
            <text:p/>
          </draw:polygon>
          <draw:path draw:style-name="gr3" draw:text-style-name="P7" draw:layer="layout" svg:width="0.477cm" svg:height="0.581cm" svg:x="3.517cm" svg:y="8.352cm" svg:viewBox="0 0 478 582" svg:d="M71 518c-9 31-9 37-50 37-11 0-21 0-21 17 0 8 4 10 12 10 25 0 50-2 77-2 30 0 61 2 90 2 6 0 17 0 17-16 0-11-9-11-21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2 0-73-77-73-81 0-2 0-4 2-14z">
            <text:p/>
          </draw:path>
          <draw:path draw:style-name="gr3" draw:text-style-name="P7" draw:layer="layout" svg:width="0.457cm" svg:height="0.415cm" svg:x="4.033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7" draw:layer="layout" svg:width="0.611cm" svg:height="0.611cm" svg:x="4.782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78cm" svg:height="0.581cm" svg:x="5.683cm" svg:y="8.352cm" svg:viewBox="0 0 379 582" svg:d="M379 10c0-4-2-10-9-10-10 0-48 37-62 64-21-49-56-64-87-64-109 0-221 135-221 268 0 90 54 148 121 148 39 0 77-23 108-56-8 33-38 156-40 164-8 27-14 29-66 31-13 0-21 0-21 19 0 0 0 8 10 8 29 0 63-2 92-2 33 0 64 2 96 2 4 0 16 0 16-16 0-11-8-11-25-11-43 0-43-6-43-14 0-6 2-13 4-21zM125 395c-56 0-61-70-61-85 0-46 28-146 44-183 27-69 75-106 113-106 60 0 72 73 72 79s-50 208-52 210c-14 27-66 85-116 85z">
            <text:p/>
          </draw:path>
          <draw:path draw:style-name="gr3" draw:text-style-name="P7" draw:layer="layout" svg:width="0.609cm" svg:height="0.215cm" svg:x="6.392cm" svg:y="8.4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627cm" svg:height="0.656cm" svg:x="7.336cm" svg:y="8.102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3" draw:text-style-name="P7" draw:layer="layout" svg:width="0.436cm" svg:height="0.646cm" svg:x="8.397cm" svg:y="7.50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7" draw:layer="layout" svg:width="1cm" svg:height="0.039cm" svg:x="8.1cm" svg:y="8.508cm" svg:viewBox="0 0 1001 40" draw:points="499,40 0,40 0,0 1001,0 1001,40">
            <text:p/>
          </draw:polygon>
          <draw:path draw:style-name="gr3" draw:text-style-name="P7" draw:layer="layout" svg:width="0.436cm" svg:height="0.646cm" svg:x="8.137cm" svg:y="8.749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8.601cm" svg:y="8.9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13cm" svg:height="0.914cm" svg:x="9.298cm" svg:y="8.07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19cm" svg:height="0.415cm" svg:x="9.6cm" svg:y="8.352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072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0.608cm" svg:y="7.95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11cm" svg:height="0.611cm" svg:x="11.23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38cm" svg:height="0.646cm" svg:x="12.137cm" svg:y="8.121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7" draw:layer="layout" svg:width="0.457cm" svg:height="0.415cm" svg:x="12.514cm" svg:y="8.352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7" draw:layer="layout" svg:width="0.611cm" svg:height="0.611cm" svg:x="13.26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57cm" svg:height="0.415cm" svg:x="14.164cm" svg:y="8.352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7" draw:layer="layout" svg:width="0.213cm" svg:height="0.914cm" svg:x="14.573cm" svg:y="8.07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7" draw:layer="layout" svg:width="0.609cm" svg:height="0.611cm" svg:x="15.131cm" svg:y="8.223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7" draw:layer="layout" svg:width="0.654cm" svg:height="0.625cm" svg:x="16.034cm" svg:y="8.131cm" svg:viewBox="0 0 655 626" svg:d="M108 555c-8 36-10 42-83 42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7 6-23l62-256h173c87 0 106 69 106 108 0 92-81 179-189 179z">
            <text:p/>
          </draw:path>
        </draw:g>
        <draw:g xml:id="id149" draw:id="id149">
          <svg:title>TexMaths</svg:title>
          <svg:desc>26§display§\text {Get the values of }A \text { and } B \text { by comparing the coefficients of like}§svg§600§FALSE§</svg:desc>
          <draw:polygon draw:style-name="gr2" draw:text-style-name="P6" draw:layer="layout" svg:width="25.16cm" svg:height="0.753cm" svg:x="1.919cm" svg:y="9.847cm" svg:viewBox="0 0 25161 754" draw:points="12580,754 0,754 0,0 25161,0 25161,754">
            <text:p/>
          </draw:polygon>
          <draw:path draw:style-name="gr3" draw:text-style-name="P7" draw:layer="layout" svg:width="0.621cm" svg:height="0.666cm" svg:x="1.925cm" svg:y="9.811cm" svg:viewBox="0 0 622 667" svg:d="M493 590c10 20 48 56 58 56 9 0 9-6 9-21v-160c0-36 4-40 62-40v-29c-33 2-83 4-110 4-38 0-117 0-148-4v29h29c81 0 85 10 85 44v58c0 104-116 113-143 113-58 0-241-34-241-307 0-275 181-304 237-304 97 0 181 81 199 217 2 12 2 17 15 17 15 0 15-5 15-23v-217c0-17 0-23-11-23-4 0-6 0-14 10l-46 69c-29-29-79-79-171-79-170 0-318 146-318 333 0 188 148 334 320 334 67 0 142-23 173-77z">
            <text:p/>
          </draw:path>
          <draw:path draw:style-name="gr3" draw:text-style-name="P7" draw:layer="layout" svg:width="0.355cm" svg:height="0.422cm" svg:x="2.61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13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288cm" svg:height="0.574cm" svg:x="3.674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4.041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544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48cm" svg:height="0.405cm" svg:x="5.247cm" svg:y="10.061cm" svg:viewBox="0 0 449 406" svg:d="M364 90c8-21 25-61 85-61v-29c-21 2-48 2-68 2-23 0-65-2-81-2v29c35 0 45 21 45 40 0 8-2 10-6 21l-94 235-104-256c-4-13-4-15-4-17 0-23 36-23 52-23v-29c-27 0-79 2-100 2-25 0-62 0-89-2v29c58 0 62 4 73 34l133 327c4 12 6 16 19 16 12 0 16-8 18-16z">
            <text:p/>
          </draw:path>
          <draw:path draw:style-name="gr3" draw:text-style-name="P7" draw:layer="layout" svg:width="0.413cm" svg:height="0.422cm" svg:x="5.7cm" svg:y="10.047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05cm" svg:height="0.637cm" svg:x="6.15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461cm" svg:height="0.416cm" svg:x="6.401cm" svg:y="10.051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355cm" svg:height="0.422cm" svg:x="6.905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1cm" svg:height="0.422cm" svg:x="7.316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7.976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8.438cm" svg:y="9.811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27cm" svg:height="0.657cm" svg:x="9.024cm" svg:y="9.801cm" svg:viewBox="0 0 628 658" svg:d="M131 552c-35 61-71 75-112 77-11 0-19 0-19 19 0 4 4 10 12 10 25 0 52-4 80-4 29 0 62 4 91 4 4 0 17 0 17-18 0-11-9-11-15-11-21-2-44-10-44-33 0-11 7-21 15-33l69-117h231c0 19 14 144 14 152 0 29-48 31-66 31-13 0-23 0-23 19 0 10 12 10 14 10 38 0 77-4 115-4 22 0 79 4 102 4 6 0 16 0 16-18 0-11-8-11-21-11-56 0-56-6-58-33l-56-573c-2-19-2-23-19-23-14 0-18 6-23 15zM241 417l181-302 29 302z">
            <text:p/>
          </draw:path>
          <draw:path draw:style-name="gr3" draw:text-style-name="P7" draw:layer="layout" svg:width="0.413cm" svg:height="0.422cm" svg:x="10.02cm" svg:y="10.047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10.468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0.977cm" svg:y="9.822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2-90 27-132 21-29 54-58 104-58 33 0 71 13 100 54 10 17 10 19 10 36z">
            <text:p/>
          </draw:path>
          <draw:path draw:style-name="gr3" draw:text-style-name="P7" draw:layer="layout" svg:width="0.654cm" svg:height="0.626cm" svg:x="11.797cm" svg:y="9.83cm" svg:viewBox="0 0 655 627" svg:d="M108 556c-8 36-10 42-83 42-17 0-25 0-25 19 0 10 8 10 25 10h327c145 0 253-108 253-198 0-66-54-119-141-129 93-19 191-85 191-173 0-69-60-127-170-127h-308c-19 0-27 0-27 19 0 10 8 10 25 10 2 0 18 0 35 2 17 0 25 2 25 15 0 2-2 6-4 17zM248 292l56-229c8-32 10-34 50-34h118c79 0 100 54 100 94 0 81-79 169-191 169zM206 598c-13 0-15 0-21 0-8 0-12-2-12-8 0-5 0-7 6-23l62-257h173c89 0 106 69 106 109 0 91-81 179-189 179z">
            <text:p/>
          </draw:path>
          <draw:path draw:style-name="gr3" draw:text-style-name="P7" draw:layer="layout" svg:width="0.452cm" svg:height="0.647cm" svg:x="12.828cm" svg:y="9.822cm" svg:viewBox="0 0 453 648" svg:d="M133 292v-292l-133 10v30c64 0 71 6 71 50v548h23c2-3 8-15 33-57 14 21 54 67 121 67 110 0 205-90 205-208 0-117-91-209-195-209-71 0-110 44-125 61zM135 533v-189c0-19 0-19 11-34 35-52 85-58 108-58 41 0 75 23 95 58 25 38 27 90 27 128 0 35-2 89-29 131-18 27-54 58-104 58-39 0-72-23-95-56-13-19-13-21-13-38z">
            <text:p/>
          </draw:path>
          <draw:path draw:style-name="gr3" draw:text-style-name="P7" draw:layer="layout" svg:width="0.448cm" svg:height="0.582cm" svg:x="13.303cm" svg:y="10.061cm" svg:viewBox="0 0 449 583" svg:d="M364 88c23-59 71-59 85-59v-29c-21 2-48 2-68 2-17 0-61-2-81-2v29c29 0 43 17 43 40 0 8 0 10-6 21l-92 227-101-248c-5-9-7-13-7-17 0-23 36-23 52-23v-29c-25 0-85 2-100 2-25 0-62 0-89-2v29c44 0 62 0 75 31l137 336c-4 12-16 42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4.101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14.503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715cm" svg:height="0.405cm" svg:x="14.962cm" svg:y="10.051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722cm" svg:y="10.051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16.242cm" svg:y="10.047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16.687cm" svg:y="10.051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17.049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3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806cm" svg:y="10.04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86cm" svg:height="0.574cm" svg:x="18.559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18.925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19.4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48cm" svg:height="0.422cm" svg:x="20.146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20.547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55cm" svg:height="0.422cm" svg:x="21.0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71cm" svg:height="0.647cm" svg:x="21.433cm" svg:y="9.811cm" svg:viewBox="0 0 711 648" svg:d="M532 279c42 0 48 13 48 50v248c0 42-10 42-70 42v29c29-2 77-4 99-4 23 0 69 2 102 4v-29c-60 0-70 0-70-42v-337l-36 4c-45 4-52 4-95 6-2 2-5 2-17 2h-108v-104c0-92 79-127 135-127 27 0 60 8 79 29-37 2-44 27-44 44 0 29 23 41 42 41 21 0 42-14 42-41 0-54-50-94-119-94-81 0-133 38-150 50-21-31-58-50-104-50-87 0-193 46-193 148v104h-73v27h73v298c0 42-11 42-73 42v29c31-2 79-4 102-4s69 2 102 4v-29c-60 0-71 0-71-42v-298h194v298c0 42-11 42-71 42v29c29-2 77-4 100-4s68 2 102 4v-29c-61 0-71 0-71-42v-298zM327 252h-196v-104c0-92 79-127 133-127 23 0 54 4 79 29-35 2-43 25-43 44s10 33 27 37z">
            <text:p/>
          </draw:path>
          <draw:path draw:style-name="gr3" draw:text-style-name="P7" draw:layer="layout" svg:width="0.348cm" svg:height="0.422cm" svg:x="22.203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22.606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55cm" svg:height="0.422cm" svg:x="22.85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66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3.736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01cm" svg:height="0.422cm" svg:x="24.104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4.765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5.227cm" svg:y="9.811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05cm" svg:height="0.637cm" svg:x="25.811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197cm" svg:height="0.614cm" svg:x="26.065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42cm" svg:height="0.637cm" svg:x="26.313cm" svg:y="9.822cm" svg:viewBox="0 0 443 638" svg:d="M71 567c0 41-9 41-71 41v30c31-3 73-3 100-3s64 0 102 3v-30c-63 0-73 0-73-41v-94l58-50c71 96 110 148 110 165 0 16-16 20-33 20v30c25-3 81-3 100-3 27 0 52 0 79 3v-30c-33 0-54 0-89-48l-117-164c0-2-4-8-4-11 0-4 64-58 73-66 58-46 98-48 116-48v-29c-27 2-39 2-64 2-34 0-90-2-102-2v29c16 0 25 10 25 23 0 16-13 29-19 35l-129 113v-442l-133 10v30c64 0 71 6 71 50z">
            <text:p/>
          </draw:path>
          <draw:path draw:style-name="gr3" draw:text-style-name="P7" draw:layer="layout" svg:width="0.355cm" svg:height="0.422cm" svg:x="26.77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</draw:g>
        <draw:g xml:id="id150" draw:id="id150">
          <svg:title>TexMaths</svg:title>
          <svg:desc>26§display§\text {terms. In the first part derivative of denominator is available }§svg§600§FALSE§</svg:desc>
          <draw:polygon draw:style-name="gr2" draw:text-style-name="P6" draw:layer="layout" svg:width="24.304cm" svg:height="0.731cm" svg:x="1.949cm" svg:y="11.048cm" svg:viewBox="0 0 24305 732" draw:points="12152,732 0,732 0,0 24305,0 24305,732">
            <text:p/>
          </draw:polygon>
          <draw:path draw:style-name="gr3" draw:text-style-name="P7" draw:layer="layout" svg:width="0.288cm" svg:height="0.573cm" svg:x="1.92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355cm" svg:height="0.421cm" svg:x="2.28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2.69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3.052cm" svg:y="11.243cm" svg:viewBox="0 0 716 406" svg:d="M71 89v248c0 40-9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1cm" svg:x="3.815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099cm" svg:x="4.223cm" svg:y="11.549cm" svg:viewBox="0 0 100 100" svg:d="M100 50c0-27-23-50-50-50s-50 23-50 50 23 50 50 50 50-23 50-50z">
            <text:p/>
          </draw:path>
          <draw:path draw:style-name="gr3" draw:text-style-name="P7" draw:layer="layout" svg:width="0.28cm" svg:height="0.625cm" svg:x="4.83cm" svg:y="11.023cm" svg:viewBox="0 0 281 626" svg:d="M181 71c0-31 2-42 75-42h25v-29c-31 2-104 2-140 2-37 0-110 0-141-2v29h25c71 0 75 11 75 42v485c0 33-4 41-75 41h-25v29c31-2 104-2 139-2 38 0 111 0 142 2v-29h-25c-73 0-75-8-75-41z">
            <text:p/>
          </draw:path>
          <draw:path draw:style-name="gr3" draw:text-style-name="P7" draw:layer="layout" svg:width="0.461cm" svg:height="0.405cm" svg:x="5.165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5.964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6.332cm" svg:y="11.01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83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9cm" svg:height="0.646cm" svg:x="7.544cm" svg:y="11.002cm" svg:viewBox="0 0 460 647" svg:d="M279 279c41 0 48 12 48 50v247c0 42-11 42-71 42v29c29-2 79-4 102-4s66 2 102 4v-29c-63 0-73 0-73-42v-337l-115 9c-14 2-16 2-16 2-2 2-4 2-17 2h-108v-104c0-92 79-127 135-127 27 0 61 8 79 29-37 2-43 27-43 44 0 29 25 41 41 41 21 0 42-14 42-41 0-54-50-94-119-94-85 0-193 46-193 148v104h-73v27h73v297c0 42-11 42-73 42v29c31-2 79-4 102-4s69 2 102 4v-29c-60 0-71 0-71-42v-297z">
            <text:p/>
          </draw:path>
          <draw:path draw:style-name="gr3" draw:text-style-name="P7" draw:layer="layout" svg:width="0.309cm" svg:height="0.405cm" svg:x="8.054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8.416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8.763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2cm" svg:height="0.582cm" svg:x="9.433cm" svg:y="11.2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9.953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10.39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3cm" svg:x="10.746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52cm" svg:height="0.646cm" svg:x="11.419cm" svg:y="11.01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1.923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2.328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2.6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2.932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13.38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286cm" svg:height="0.573cm" svg:x="13.82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14.188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4.429cm" svg:y="11.252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4.89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5.60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6.066cm" svg:y="11.002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52cm" svg:height="0.646cm" svg:x="16.653cm" svg:y="11.012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7.15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7.56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1cm" svg:x="18.06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8.529cm" svg:y="11.24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19.2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9.54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1cm" svg:x="20.06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20.497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20.861cm" svg:y="11.23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9cm" svg:height="0.405cm" svg:x="21.31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1.984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2.238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22.912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48cm" svg:height="0.405cm" svg:x="23.321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23.77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197cm" svg:height="0.613cm" svg:x="24.222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05cm" svg:height="0.636cm" svg:x="24.476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24.738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25.183cm" svg:y="11.012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205cm" svg:height="0.636cm" svg:x="25.695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355cm" svg:height="0.421cm" svg:x="25.94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51" draw:id="id151">
          <svg:title>TexMaths</svg:title>
          <svg:desc>26§display§\text {in the numerator whcih can be solved by substitution method.}§svg§600§FALSE§</svg:desc>
          <draw:polygon draw:style-name="gr2" draw:text-style-name="P6" draw:layer="layout" svg:width="24.853cm" svg:height="0.731cm" svg:x="1.938cm" svg:y="12.348cm" svg:viewBox="0 0 24854 732" draw:points="12428,732 0,732 0,0 24854,0 24854,732">
            <text:p/>
          </draw:polygon>
          <draw:path draw:style-name="gr3" draw:text-style-name="P7" draw:layer="layout" svg:width="0.197cm" svg:height="0.613cm" svg:x="1.921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.175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2.97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3.34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3.847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4.56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61cm" svg:height="0.415cm" svg:x="5.0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5.551cm" svg:y="12.53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6.308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6.715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7.086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7.522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7.884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309cm" svg:height="0.405cm" svg:x="8.342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627cm" svg:height="0.405cm" svg:x="8.995cm" svg:y="12.543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7" draw:layer="layout" svg:width="0.461cm" svg:height="0.636cm" svg:x="9.669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0.178cm" svg:y="12.52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10.582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636cm" svg:x="10.836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1.649cm" svg:y="12.527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2.063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2.51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3.319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13.85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567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4.923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05cm" svg:height="0.636cm" svg:x="15.385cm" svg:y="12.30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48cm" svg:height="0.405cm" svg:x="15.626cm" svg:y="12.543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6.09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2cm" svg:height="0.646cm" svg:x="16.50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52cm" svg:height="0.646cm" svg:x="17.311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48cm" svg:height="0.582cm" svg:x="17.783cm" svg:y="12.543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7" draw:layer="layout" svg:width="0.301cm" svg:height="0.421cm" svg:x="18.584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9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52cm" svg:height="0.646cm" svg:x="19.447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01cm" svg:height="0.421cm" svg:x="19.95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20.30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0.674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0.915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415cm" svg:x="21.283cm" svg:y="12.533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8cm" svg:height="0.573cm" svg:x="21.778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2.147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2.39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461cm" svg:height="0.405cm" svg:x="22.858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3.669cm" svg:y="12.533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4.426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24.826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25.19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07cm" svg:height="0.421cm" svg:x="25.697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452cm" svg:height="0.646cm" svg:x="26.18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099cm" svg:height="0.099cm" svg:x="26.739cm" svg:y="12.839cm" svg:viewBox="0 0 100 100" svg:d="M100 50c0-27-23-50-50-50s-50 23-50 50 23 50 50 50 50-23 50-50z">
            <text:p/>
          </draw:path>
        </draw:g>
        <draw:g xml:id="id152" draw:id="id152">
          <svg:title>TexMaths</svg:title>
          <svg:desc>26§display§\text {The second part is solved by completing the square method.}§svg§600§FALSE§</svg:desc>
          <draw:polygon draw:style-name="gr2" draw:text-style-name="P6" draw:layer="layout" svg:width="23.97cm" svg:height="0.732cm" svg:x="1.933cm" svg:y="13.548cm" svg:viewBox="0 0 23971 733" draw:points="11984,733 0,733 0,0 23971,0 23971,733">
            <text:p/>
          </draw:polygon>
          <draw:path draw:style-name="gr3" draw:text-style-name="P7" draw:layer="layout" svg:width="0.594cm" svg:height="0.62cm" svg:x="1.921cm" svg:y="13.517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7" draw:layer="layout" svg:width="0.461cm" svg:height="0.636cm" svg:x="2.576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3.082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3.797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55cm" svg:height="0.422cm" svg:x="4.15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48cm" svg:height="0.422cm" svg:x="4.565cm" svg:y="13.72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4.964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5.426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5.93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582cm" svg:x="6.74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7.262cm" svg:y="13.727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7.705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6cm" svg:height="0.574cm" svg:x="8.055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8.728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8.982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01cm" svg:height="0.422cm" svg:x="9.64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07cm" svg:height="0.422cm" svg:x="10.003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05cm" svg:height="0.636cm" svg:x="10.463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448cm" svg:height="0.405cm" svg:x="10.704cm" svg:y="13.744cm" svg:viewBox="0 0 449 406" svg:d="M364 90c8-21 25-61 85-61v-29c-21 2-48 2-68 2-23 0-65-2-81-2v29c35 0 45 21 45 40 0 8-2 10-6 21l-94 235-104-256c-4-13-4-15-4-17 0-23 36-23 52-23v-29c-27 0-79 2-100 2-25 0-62 0-89-2v29c58 0 62 4 73 33l133 328c4 12 6 16 19 16 12 0 16-8 18-16z">
            <text:p/>
          </draw:path>
          <draw:path draw:style-name="gr3" draw:text-style-name="P7" draw:layer="layout" svg:width="0.355cm" svg:height="0.422cm" svg:x="11.1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52cm" svg:height="0.647cm" svg:x="11.582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647cm" svg:x="12.389cm" svg:y="13.502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448cm" svg:height="0.582cm" svg:x="12.863cm" svg:y="13.744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3.662cm" svg:y="13.727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4.063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714cm" svg:height="0.405cm" svg:x="14.525cm" svg:y="13.733cm" svg:viewBox="0 0 715 406" svg:d="M71 90v247c0 40-9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282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205cm" svg:height="0.636cm" svg:x="15.794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6.04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6.441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16.809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063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566cm" svg:y="13.723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6cm" svg:height="0.574cm" svg:x="18.319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8.687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9.1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19.90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52cm" svg:height="0.582cm" svg:x="20.268cm" svg:y="13.733cm" svg:viewBox="0 0 453 583" svg:d="M318 350v165c0 41-10 41-73 41v27c32 0 79-2 104-2s71 2 104 2v-27c-62 0-72 0-72-41v-515h-21l-33 83c-13-25-50-83-123-83-108 0-204 90-204 208 0 115 89 209 196 209 64 0 101-40 122-67zM320 152v129c0 29-16 54-37 77-11 13-40 38-83 38-67 0-123-81-123-188 0-108 64-185 131-185 73 0 112 79 112 129z">
            <text:p/>
          </draw:path>
          <draw:path draw:style-name="gr3" draw:text-style-name="P7" draw:layer="layout" svg:width="0.461cm" svg:height="0.416cm" svg:x="20.748cm" svg:y="13.733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413cm" svg:height="0.422cm" svg:x="21.264cm" svg:y="13.727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309cm" svg:height="0.405cm" svg:x="21.709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22.06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4cm" svg:height="0.405cm" svg:x="22.78cm" svg:y="13.733cm" svg:viewBox="0 0 715 406" svg:d="M71 90v247c0 40-11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23.53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23.937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24.305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07cm" svg:height="0.422cm" svg:x="24.808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452cm" svg:height="0.647cm" svg:x="25.29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099cm" svg:height="0.099cm" svg:x="25.85cm" svg:y="14.039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width" smil:values="width*0.05;width" smil:keyTimes="0;1"/>
                  <anim:animate smil:dur="0.5s" smil:fill="hold" smil:targetElement="id141" anim:sub-item="text" smil:attributeName="height" smil:values="height;height" smil:keyTimes="0;1"/>
                  <anim:animate smil:dur="0.5s" smil:fill="hold" smil:targetElement="id141" anim:sub-item="text" smil:attributeName="x" smil:values="x-.2;x" smil:keyTimes="0;1"/>
                  <anim:animate smil:dur="0.5s" smil:fill="hold" smil:targetElement="id141" anim:sub-item="text" smil:attributeName="y" smil:values="y;y" smil:keyTimes="0;1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3" text:id="id153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4" draw:id="id154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5" draw:id="id155">
          <svg:title>TexMaths</svg:title>
          <svg:desc>22§display§\text {(1)}§svg§600§FALSE§</svg:desc>
          <draw:polygon draw:style-name="gr2" draw:text-style-name="P6" draw:layer="layout" svg:width="0.834cm" svg:height="0.696cm" svg:x="0.92cm" svg:y="4.044cm" svg:viewBox="0 0 835 697" draw:points="418,697 0,697 0,0 835,0 835,697">
            <text:p/>
          </draw:polygon>
          <draw:path draw:style-name="gr3" draw:text-style-name="P7" draw:layer="layout" svg:width="0.181cm" svg:height="0.773cm" svg:x="0.9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2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6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7" draw:id="id157">
          <svg:title>TexMaths</svg:title>
          <svg:desc>22§display§\text {(2)}§svg§600§FALSE§</svg:desc>
          <draw:polygon draw:style-name="gr2" draw:text-style-name="P6" draw:layer="layout" svg:width="0.834cm" svg:height="0.696cm" svg:x="6.9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6.9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7.2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7.6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3)}§svg§600§FALSE§</svg:desc>
          <draw:polygon draw:style-name="gr2" draw:text-style-name="P6" draw:layer="layout" svg:width="0.834cm" svg:height="0.696cm" svg:x="14.223cm" svg:y="4.047cm" svg:viewBox="0 0 835 697" draw:points="418,697 0,697 0,0 835,0 835,697">
            <text:p/>
          </draw:polygon>
          <draw:path draw:style-name="gr3" draw:text-style-name="P7" draw:layer="layout" svg:width="0.181cm" svg:height="0.773cm" svg:x="14.26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4.517cm" svg:y="4.0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4.917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3" draw:id="id163">
          <svg:title>TexMaths</svg:title>
          <svg:desc>22§display§\text {(5)}§svg§600§FALSE§</svg:desc>
          <draw:polygon draw:style-name="gr2" draw:text-style-name="P6" draw:layer="layout" svg:width="0.834cm" svg:height="0.696cm" svg:x="0.922cm" svg:y="6.244cm" svg:viewBox="0 0 835 697" draw:points="418,697 0,697 0,0 835,0 835,697">
            <text:p/>
          </draw:polygon>
          <draw:path draw:style-name="gr3" draw:text-style-name="P7" draw:layer="layout" svg:width="0.181cm" svg:height="0.773cm" svg:x="0.959cm" svg:y="6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.223cm" svg:y="6.27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.616cm" svg:y="6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5" draw:id="id165">
          <svg:title>TexMaths</svg:title>
          <svg:desc>22§display§\text {(6)}§svg§600§FALSE§</svg:desc>
          <draw:polygon draw:style-name="gr2" draw:text-style-name="P6" draw:layer="layout" svg:width="0.834cm" svg:height="0.696cm" svg:x="9.122cm" svg:y="6.346cm" svg:viewBox="0 0 835 697" draw:points="418,697 0,697 0,0 835,0 835,697">
            <text:p/>
          </draw:polygon>
          <draw:path draw:style-name="gr3" draw:text-style-name="P7" draw:layer="layout" svg:width="0.181cm" svg:height="0.773cm" svg:x="9.159cm" svg:y="6.307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9.416cm" svg:y="6.372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9.816cm" svg:y="6.307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4§display§\text {(7)}§svg§600§FALSE§</svg:desc>
          <draw:polygon draw:style-name="gr2" draw:text-style-name="P6" draw:layer="layout" svg:width="0.91cm" svg:height="0.759cm" svg:x="17.323cm" svg:y="6.352cm" svg:viewBox="0 0 911 760" draw:points="455,760 0,760 0,0 911,0 911,760">
            <text:p/>
          </draw:polygon>
          <draw:path draw:style-name="gr3" draw:text-style-name="P7" draw:layer="layout" svg:width="0.197cm" svg:height="0.844cm" svg:x="17.363cm" svg:y="6.3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7.655cm" svg:y="6.373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8.08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2§display§\int \frac{5x - 1}{3x^2 + x + 2}}\ dx§svg§600§FALSE§</svg:desc>
          <draw:polygon draw:style-name="gr2" draw:text-style-name="P6" draw:layer="layout" svg:width="5.973cm" svg:height="1.642cm" svg:x="7.822cm" svg:y="3.644cm" svg:viewBox="0 0 5974 1643" draw:points="2987,1643 0,1643 0,0 5974,0 5974,1643">
            <text:p/>
          </draw:polygon>
          <draw:path draw:style-name="gr3" draw:text-style-name="P7" draw:layer="layout" svg:width="0.687cm" svg:height="1.719cm" svg:x="7.827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9.684cm" svg:y="3.61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10.054cm" svg:y="3.7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0.711cm" svg:y="3.92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489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8.778cm" svg:y="4.448cm" svg:viewBox="0 0 3895 33" draw:points="1949,33 0,33 0,0 3895,0 3895,33">
            <text:p/>
          </draw:polygon>
          <draw:path draw:style-name="gr3" draw:text-style-name="P7" draw:layer="layout" svg:width="0.321cm" svg:height="0.532cm" svg:x="8.811cm" svg:y="4.6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188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64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68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922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555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25cm" svg:y="4.6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69cm" svg:height="0.547cm" svg:x="13.053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448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int \frac{x^3 + 4x^2 + 3x - 26}{x^2 + 6x + 13}}\ dx§svg§600§FALSE§</svg:desc>
          <draw:polygon draw:style-name="gr2" draw:text-style-name="P6" draw:layer="layout" svg:width="8.48cm" svg:height="1.752cm" svg:x="18.425cm" svg:y="5.844cm" svg:viewBox="0 0 8481 1753" draw:points="4240,1753 0,1753 0,0 8481,0 8481,1753">
            <text:p/>
          </draw:polygon>
          <draw:path draw:style-name="gr3" draw:text-style-name="P7" draw:layer="layout" svg:width="0.687cm" svg:height="1.718cm" svg:x="18.43cm" svg:y="5.916cm" svg:viewBox="0 0 688 1719" svg:d="M37 1684c25 0 39-18 39-37 0-26-20-39-37-39-20 0-39 13-39 39 0 40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9.404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9.853cm" svg:y="5.805cm" svg:viewBox="0 0 250 371" svg:d="M120 179c42 0 72 30 72 88 0 67-39 87-71 87-21 0-70-6-93-37 27-2 32-20 32-30 0-18-12-30-30-30-14 0-30 9-30 30 0 53 56 84 123 84 76 0 127-49 127-104 0-42-33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7" draw:layer="layout" svg:width="0.515cm" svg:height="0.516cm" svg:x="20.386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1.137cm" svg:y="5.92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21.525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977cm" svg:y="5.8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505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23.269cm" svg:y="5.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3.646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4.3cm" svg:y="6.2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5.049cm" svg:y="5.93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21cm" svg:height="0.532cm" svg:x="25.429cm" svg:y="5.9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8-58 51-77 51z">
            <text:p/>
          </draw:path>
          <draw:polygon draw:style-name="gr3" draw:text-style-name="P7" draw:layer="layout" svg:width="6.403cm" svg:height="0.032cm" svg:x="19.381cm" svg:y="6.759cm" svg:viewBox="0 0 6404 33" draw:points="3202,33 0,33 0,0 6404,0 6404,33">
            <text:p/>
          </draw:polygon>
          <draw:path draw:style-name="gr3" draw:text-style-name="P7" draw:layer="layout" svg:width="0.386cm" svg:height="0.351cm" svg:x="20.463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917cm" svg:y="6.9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445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22.208cm" svg:y="6.98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2 48-59 51-77 51z">
            <text:p/>
          </draw:path>
          <draw:path draw:style-name="gr3" draw:text-style-name="P7" draw:layer="layout" svg:width="0.386cm" svg:height="0.351cm" svg:x="22.584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3.22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24.019cm" svg:y="6.9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369cm" svg:y="6.9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6.164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6.559cm" svg:y="6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0" draw:id="id160">
          <svg:title>TexMaths</svg:title>
          <svg:desc>22§display§\int \frac{x - x^2}{x^2 - 2x - 3}}\ dx§svg§600§FALSE§</svg:desc>
          <draw:polygon draw:style-name="gr2" draw:text-style-name="P6" draw:layer="layout" svg:width="5.973cm" svg:height="1.752cm" svg:x="15.124cm" svg:y="3.544cm" svg:viewBox="0 0 5974 1753" draw:points="2987,1753 0,1753 0,0 5974,0 5974,1753">
            <text:p/>
          </draw:polygon>
          <draw:path draw:style-name="gr3" draw:text-style-name="P7" draw:layer="layout" svg:width="0.687cm" svg:height="1.718cm" svg:x="15.129cm" svg:y="3.616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6.962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7.618cm" svg:y="3.93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8.349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8.803cm" svg:y="3.5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16.08cm" svg:y="4.459cm" svg:viewBox="0 0 3895 33" draw:points="1949,33 0,33 0,0 3895,0 3895,33">
            <text:p/>
          </draw:polygon>
          <draw:path draw:style-name="gr3" draw:text-style-name="P7" draw:layer="layout" svg:width="0.386cm" svg:height="0.351cm" svg:x="16.103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557cm" svg:y="4.6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106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852cm" svg:y="4.6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86cm" svg:height="0.351cm" svg:x="18.224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8.879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621cm" svg:y="4.6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0.355cm" svg:y="4.1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75cm" svg:y="4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56" draw:id="id156">
          <svg:title>TexMaths</svg:title>
          <svg:desc>22§display§\int \frac{3x + 2}{9 - 4x^2 }\ dx§svg§600§FALSE§</svg:desc>
          <draw:polygon draw:style-name="gr2" draw:text-style-name="P6" draw:layer="layout" svg:width="4.584cm" svg:height="1.642cm" svg:x="1.923cm" svg:y="3.644cm" svg:viewBox="0 0 4585 1643" draw:points="2293,1643 0,1643 0,0 4585,0 4585,1643">
            <text:p/>
          </draw:polygon>
          <draw:path draw:style-name="gr3" draw:text-style-name="P7" draw:layer="layout" svg:width="0.687cm" svg:height="1.719cm" svg:x="1.928cm" svg:y="3.605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321cm" svg:height="0.532cm" svg:x="3.084cm" svg:y="3.61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3.461cm" svg:y="3.793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7" draw:layer="layout" svg:width="0.515cm" svg:height="0.517cm" svg:x="4.096cm" svg:y="3.68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9cm" svg:height="0.517cm" svg:x="4.863cm" svg:y="3.61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olygon draw:style-name="gr3" draw:text-style-name="P7" draw:layer="layout" svg:width="2.506cm" svg:height="0.032cm" svg:x="2.878cm" svg:y="4.448cm" svg:viewBox="0 0 2507 33" draw:points="1255,33 0,33 0,0 2507,0 2507,33">
            <text:p/>
          </draw:polygon>
          <draw:path draw:style-name="gr3" draw:text-style-name="P7" draw:layer="layout" svg:width="0.321cm" svg:height="0.532cm" svg:x="2.912cm" svg:y="4.674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3.501cm" svg:y="4.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4.231cm" svg:y="4.6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619cm" svg:y="4.8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5.073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5.766cm" svg:y="4.121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16cm" svg:y="4.31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64" draw:id="id164">
          <svg:title>TexMaths</svg:title>
          <svg:desc>22§display§\int \frac{7x + 3}{ \sqrt{3 + 2x - x^2} }\ dx§svg§600§FALSE§</svg:desc>
          <draw:polygon draw:style-name="gr2" draw:text-style-name="P6" draw:layer="layout" svg:width="6.617cm" svg:height="1.695cm" svg:x="1.823cm" svg:y="5.745cm" svg:viewBox="0 0 6618 1696" draw:points="3309,1696 0,1696 0,0 6618,0 6618,1696">
            <text:p/>
          </draw:polygon>
          <draw:path draw:style-name="gr3" draw:text-style-name="P7" draw:layer="layout" svg:width="0.687cm" svg:height="1.719cm" svg:x="1.828cm" svg:y="5.70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32cm" svg:height="0.541cm" svg:x="4.011cm" svg:y="5.713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86cm" svg:height="0.351cm" svg:x="4.377cm" svg:y="5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5.012cm" svg:y="5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75cm" svg:y="5.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54cm" svg:height="0.032cm" svg:x="2.779cm" svg:y="6.549cm" svg:viewBox="0 0 4541 33" draw:points="2271,33 0,33 0,0 4541,0 4541,33">
            <text:p/>
          </draw:polygon>
          <draw:path draw:style-name="gr3" draw:text-style-name="P7" draw:layer="layout" svg:width="0.605cm" svg:height="0.774cm" svg:x="2.835cm" svg:y="6.70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3.894cm" svg:height="0.032cm" svg:x="3.423cm" svg:y="6.704cm" svg:viewBox="0 0 3895 33" draw:points="1949,33 0,33 0,0 3895,0 3895,33">
            <text:p/>
          </draw:polygon>
          <draw:path draw:style-name="gr3" draw:text-style-name="P7" draw:layer="layout" svg:width="0.321cm" svg:height="0.532cm" svg:x="3.456cm" svg:y="6.8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025cm" svg:y="6.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4.794cm" svg:y="6.8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164cm" svg:y="7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5.82cm" svg:y="7.17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51cm" svg:y="7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7.005cm" svg:y="6.7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7cm" svg:y="6.22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093cm" svg:y="6.4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66" draw:id="id166">
          <svg:title>TexMaths</svg:title>
          <svg:desc>22§display§\int \frac{2x + 1}{ \sqrt{x^2 + 4x + 13} }\ dx§svg§600§FALSE§</svg:desc>
          <draw:polygon draw:style-name="gr2" draw:text-style-name="P6" draw:layer="layout" svg:width="7.004cm" svg:height="1.695cm" svg:x="10.024cm" svg:y="5.848cm" svg:viewBox="0 0 7005 1696" draw:points="3503,1696 0,1696 0,0 7005,0 7005,1696">
            <text:p/>
          </draw:polygon>
          <draw:path draw:style-name="gr3" draw:text-style-name="P7" draw:layer="layout" svg:width="0.687cm" svg:height="1.719cm" svg:x="10.029cm" svg:y="5.8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402cm" svg:y="5.82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2.772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3.407cm" svg:y="5.8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206cm" svg:y="5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0.98cm" svg:y="6.652cm" svg:viewBox="0 0 4927 33" draw:points="2464,33 0,33 0,0 4927,0 4927,33">
            <text:p/>
          </draw:polygon>
          <draw:path draw:style-name="gr3" draw:text-style-name="P7" draw:layer="layout" svg:width="0.604cm" svg:height="0.774cm" svg:x="11.036cm" svg:y="6.8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1.624cm" svg:y="6.807cm" svg:viewBox="0 0 4282 33" draw:points="2142,33 0,33 0,0 4282,0 4282,33">
            <text:p/>
          </draw:polygon>
          <draw:path draw:style-name="gr3" draw:text-style-name="P7" draw:layer="layout" svg:width="0.386cm" svg:height="0.351cm" svg:x="11.647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2.101cm" svg:y="6.9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629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81cm" svg:y="6.95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768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4.401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201cm" svg:y="6.96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551cm" svg:y="6.9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6.287cm" svg:y="6.325cm" svg:viewBox="0 0 370 548" svg:d="M370 9c0-2 0-9-11-9-10 0-84 7-99 9-5 0-10 3-10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81cm" svg:y="6.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162" draw:id="id162">
          <svg:title>TexMaths</svg:title>
          <svg:desc>22§display§\int \sqrt{\frac{x + 2}{x - 5}} \ dx§svg§600§FALSE§</svg:desc>
          <draw:polygon draw:style-name="gr2" draw:text-style-name="P6" draw:layer="layout" svg:width="4.626cm" svg:height="1.803cm" svg:x="22.323cm" svg:y="3.445cm" svg:viewBox="0 0 4627 1804" draw:points="2313,1804 0,1804 0,0 4627,0 4627,1804">
            <text:p/>
          </draw:polygon>
          <draw:path draw:style-name="gr3" draw:text-style-name="P7" draw:layer="layout" svg:width="0.687cm" svg:height="1.718cm" svg:x="22.328cm" svg:y="3.56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23.272cm" svg:y="3.406cm" svg:viewBox="0 0 704 1856" svg:d="M275 1703l-168-774-102 158c-5 7-5 9-5 11s11 11 11 12l52-82 180 828c25 0 28 0 32-19l427-1805c0-6 2-13 2-16 0-9-5-16-14-16-14 0-16 11-18 21z">
            <text:p/>
          </draw:path>
          <draw:polygon draw:style-name="gr3" draw:text-style-name="P7" draw:layer="layout" svg:width="1.96cm" svg:height="0.032cm" svg:x="23.96cm" svg:y="3.406cm" svg:viewBox="0 0 1961 33" draw:points="980,33 0,33 0,0 1961,0 1961,33">
            <text:p/>
          </draw:polygon>
          <draw:path draw:style-name="gr3" draw:text-style-name="P7" draw:layer="layout" svg:width="0.386cm" svg:height="0.351cm" svg:x="24.074cm" svg:y="3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515cm" svg:height="0.516cm" svg:x="24.71cm" svg:y="3.6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25.479cm" svg:y="3.5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24.053cm" svg:y="4.411cm" svg:viewBox="0 0 1776 33" draw:points="887,33 0,33 0,0 1776,0 1776,33">
            <text:p/>
          </draw:polygon>
          <draw:path draw:style-name="gr3" draw:text-style-name="P7" draw:layer="layout" svg:width="0.386cm" svg:height="0.351cm" svg:x="24.074cm" svg:y="4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472cm" svg:height="0.032cm" svg:x="24.731cm" svg:y="4.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5.479cm" svg:y="4.63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6.208cm" svg:y="4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602cm" svg:y="4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(4)}§svg§600§FALSE§</svg:desc>
          <draw:polygon draw:style-name="gr2" draw:text-style-name="P6" draw:layer="layout" svg:width="0.834cm" svg:height="0.696cm" svg:x="21.424cm" svg:y="4.047cm" svg:viewBox="0 0 835 697" draw:points="418,697 0,697 0,0 835,0 835,697">
            <text:p/>
          </draw:polygon>
          <draw:path draw:style-name="gr3" draw:text-style-name="P7" draw:layer="layout" svg:width="0.181cm" svg:height="0.773cm" svg:x="21.461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1.708cm" svg:y="4.0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2.118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9" draw:id="id169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8.0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8.0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2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8.0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2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8.0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8.0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2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2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2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272cm" svg:viewBox="0 0 108 426" svg:d="M108 52c0-27-25-52-54-52s-54 25-54 52c0 29 25 53 54 53s54-24 54-53zM108 374c0-29-25-51-54-51s-54 22-54 51 25 52 54 52 54-23 54-52z">
            <text:p/>
          </draw:path>
        </draw:g>
        <draw:g xml:id="id171" draw:id="id171">
          <svg:title>TexMaths</svg:title>
          <svg:desc>24§display§\text {Let,}§svg§600§FALSE§</svg:desc>
          <draw:polygon draw:style-name="gr2" draw:text-style-name="P6" draw:layer="layout" svg:width="1.318cm" svg:height="0.655cm" svg:x="3.24cm" svg:y="9.4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9.4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9.6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9.4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9.8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2" draw:id="id172">
          <svg:title>TexMaths</svg:title>
          <svg:desc>24§display§\text {I}§svg§600§FALSE§</svg:desc>
          <draw:polygon draw:style-name="gr2" draw:text-style-name="P6" draw:layer="layout" svg:width="0.197cm" svg:height="0.493cm" svg:x="5.046cm" svg:y="9.4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3" draw:id="id173">
          <svg:title>TexMaths</svg:title>
          <svg:desc>22§display§= \int \frac{ 3x + 2 }{ 9 - 4x^2 }\ dx§svg§600§FALSE§</svg:desc>
          <draw:polygon draw:style-name="gr2" draw:text-style-name="P6" draw:layer="layout" svg:width="5.403cm" svg:height="1.642cm" svg:x="5.734cm" svg:y="8.858cm" svg:viewBox="0 0 5404 1643" draw:points="2702,1643 0,1643 0,0 5404,0 5404,1643">
            <text:p/>
          </draw:polygon>
          <draw:path draw:style-name="gr3" draw:text-style-name="P7" draw:layer="layout" svg:width="0.515cm" svg:height="0.182cm" svg:x="5.739cm" svg:y="9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4cm" svg:y="8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7.713cm" svg:y="8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089cm" svg:y="9.007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8.725cm" svg:y="8.8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492cm" svg:y="8.8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olygon draw:style-name="gr3" draw:text-style-name="P7" draw:layer="layout" svg:width="2.507cm" svg:height="0.032cm" svg:x="7.507cm" svg:y="9.662cm" svg:viewBox="0 0 2508 33" draw:points="1255,33 0,33 0,0 2508,0 2508,33">
            <text:p/>
          </draw:polygon>
          <draw:path draw:style-name="gr3" draw:text-style-name="P7" draw:layer="layout" svg:width="0.321cm" svg:height="0.532cm" svg:x="7.538cm" svg:y="9.888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13cm" svg:y="10.1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8.86cm" svg:y="9.879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248cm" svg:y="10.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02cm" svg:y="9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95cm" svg:y="9.33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79cm" svg:y="9.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0" draw:id="id170">
          <svg:title>TexMaths</svg:title>
          <svg:desc>22§display§\text {(1)}§svg§600§FALSE§</svg:desc>
          <draw:polygon draw:style-name="gr2" draw:text-style-name="P6" draw:layer="layout" svg:width="0.834cm" svg:height="0.696cm" svg:x="1.52cm" svg:y="9.3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3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3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3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left[ \frac{ 3x }{ 9 - 4x^2 } + \frac{ 2 }{ 9 - 4x^2 } \right] \ dx§svg§600§FALSE§</svg:desc>
          <draw:polygon draw:style-name="gr2" draw:text-style-name="P6" draw:layer="layout" svg:width="9.984cm" svg:height="1.779cm" svg:x="5.636cm" svg:y="11.059cm" svg:viewBox="0 0 9985 1780" draw:points="4993,1780 0,1780 0,0 9985,0 9985,1780">
            <text:p/>
          </draw:polygon>
          <draw:path draw:style-name="gr3" draw:text-style-name="P7" draw:layer="layout" svg:width="0.515cm" svg:height="0.182cm" svg:x="5.641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11.0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509cm" svg:y="11.0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688cm" svg:y="11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9.064cm" svg:y="11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817cm" svg:y="11.932cm" svg:viewBox="0 0 2508 33" draw:points="1255,33 0,33 0,0 2508,0 2508,33">
            <text:p/>
          </draw:polygon>
          <draw:path draw:style-name="gr3" draw:text-style-name="P7" draw:layer="layout" svg:width="0.321cm" svg:height="0.532cm" svg:x="7.848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4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17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557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011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631cm" svg:y="11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553cm" svg:y="11.1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507cm" svg:height="0.032cm" svg:x="11.455cm" svg:y="11.932cm" svg:viewBox="0 0 2508 33" draw:points="1255,33 0,33 0,0 2508,0 2508,33">
            <text:p/>
          </draw:polygon>
          <draw:path draw:style-name="gr3" draw:text-style-name="P7" draw:layer="layout" svg:width="0.321cm" svg:height="0.532cm" svg:x="11.486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2.076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808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195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648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065cm" svg:y="11.0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88cm" svg:y="11.6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74cm" svg:y="11.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75" draw:id="id175">
          <svg:title>TexMaths</svg:title>
          <svg:desc>22§display§= \int \frac{ 3x }{ 9 - 4x^2 }\ dx + \int \frac{ 2 }{ 9 - 4x^2 }  \ dx§svg§600§FALSE§</svg:desc>
          <draw:polygon draw:style-name="gr2" draw:text-style-name="P6" draw:layer="layout" svg:width="11.043cm" svg:height="1.642cm" svg:x="5.639cm" svg:y="13.56cm" svg:viewBox="0 0 11044 1643" draw:points="5523,1643 0,1643 0,0 11044,0 11044,1643">
            <text:p/>
          </draw:polygon>
          <draw:path draw:style-name="gr3" draw:text-style-name="P7" draw:layer="layout" svg:width="0.515cm" svg:height="0.182cm" svg:x="5.64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8.282cm" svg:y="13.5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659cm" svg:y="13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411cm" svg:y="14.364cm" svg:viewBox="0 0 2508 33" draw:points="1255,33 0,33 0,0 2508,0 2508,33">
            <text:p/>
          </draw:polygon>
          <draw:path draw:style-name="gr3" draw:text-style-name="P7" draw:layer="layout" svg:width="0.321cm" svg:height="0.532cm" svg:x="7.443cm" svg:y="14.5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034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8.76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152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0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299cm" svg:y="14.03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94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1.329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2.101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09cm" svg:height="0.517cm" svg:x="14.152cm" svg:y="13.5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2.507cm" svg:height="0.032cm" svg:x="13.054cm" svg:y="14.364cm" svg:viewBox="0 0 2508 33" draw:points="1255,33 0,33 0,0 2508,0 2508,33">
            <text:p/>
          </draw:polygon>
          <draw:path draw:style-name="gr3" draw:text-style-name="P7" draw:layer="layout" svg:width="0.321cm" svg:height="0.532cm" svg:x="13.085cm" svg:y="14.59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675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40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4.794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24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942cm" svg:y="14.0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336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3" anim:sub-item="text" smil:attributeName="visibility" smil:to="visible"/>
                  <anim:animate smil:begin="0s" smil:dur="0.5s" smil:fill="hold" smil:decelerate="0.5" smil:targetElement="id153" anim:sub-item="text" smil:attributeName="rotate" smil:values="-90;0" smil:keyTimes="0;1"/>
                  <anim:animate smil:begin="0s" smil:dur="0.5s" smil:fill="hold" smil:decelerate="0.5" smil:targetElement="id153" anim:sub-item="text" smil:attributeName="width" smil:values="width;width*.05" smil:keyTimes="0;1"/>
                  <anim:animate smil:begin="0.5s" smil:dur="0.5s" smil:fill="hold" smil:accelerate="0.5" smil:targetElement="id153" anim:sub-item="text" smil:attributeName="width" smil:values="width*.05;width" smil:keyTimes="0;1"/>
                  <anim:animate smil:dur="1s" smil:fill="hold" smil:targetElement="id153" anim:sub-item="text" smil:attributeName="height" smil:values="height;height" smil:keyTimes="0;1"/>
                  <anim:animate smil:begin="0s" smil:dur="0.5s" smil:fill="hold" smil:decelerate="0.5" smil:targetElement="id153" anim:sub-item="text" smil:attributeName="x" smil:values="x+.4;x" smil:keyTimes="0;1"/>
                  <anim:animate smil:begin="0s" smil:dur="0.5s" smil:fill="hold" smil:decelerate="0.5" smil:targetElement="id153" anim:sub-item="text" smil:attributeName="y" smil:values="y-.2;y+.1" smil:keyTimes="0;1"/>
                  <anim:animate smil:begin="0.5s" smil:dur="0.5s" smil:fill="hold" smil:accelerate="0.5" smil:targetElement="id153" anim:sub-item="text" smil:attributeName="y" smil:values="y+.1;y" smil:keyTimes="0;1"/>
                  <anim:transitionFilter smil:begin="0s" smil:dur="1s" smil:decelerate="0.5" smil:targetElement="id1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3.2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3.2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0§display§= - \frac{3}{8} \int \frac{ -8x }{ 9 - 4x^2 }\ dx + 2\int \frac{ 1 }{ (3)^2 - (2x)^2 }  \ dx§svg§600§FALSE§</svg:desc>
          <draw:polygon draw:style-name="gr2" draw:text-style-name="P6" draw:layer="layout" svg:width="13.102cm" svg:height="1.545cm" svg:x="3.931cm" svg:y="1.051cm" svg:viewBox="0 0 13103 1546" draw:points="6551,1546 0,1546 0,0 13103,0 13103,1546">
            <text:p/>
          </draw:polygon>
          <draw:path draw:style-name="gr3" draw:text-style-name="P7" draw:layer="layout" svg:width="0.468cm" svg:height="0.165cm" svg:x="3.936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6cm" svg:y="1.78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299cm" svg:y="1.02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69cm" svg:y="1.782cm" svg:viewBox="0 0 354 30" draw:points="176,30 0,30 0,0 354,0 354,30">
            <text:p/>
          </draw:polygon>
          <draw:path draw:style-name="gr3" draw:text-style-name="P7" draw:layer="layout" svg:width="0.292cm" svg:height="0.484cm" svg:x="5.299cm" svg:y="1.98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625cm" svg:height="1.562cm" svg:x="5.861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429cm" svg:height="0.029cm" svg:x="7.274cm" svg:y="1.3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7.792cm" svg:y="1.0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319cm" svg:x="8.134cm" svg:y="1.18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2.279cm" svg:height="0.029cm" svg:x="6.726cm" svg:y="1.782cm" svg:viewBox="0 0 2280 30" draw:points="1141,30 0,30 0,0 2280,0 2280,30">
            <text:p/>
          </draw:polygon>
          <draw:path draw:style-name="gr3" draw:text-style-name="P7" draw:layer="layout" svg:width="0.292cm" svg:height="0.484cm" svg:x="6.755cm" svg:y="1.987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293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7.957cm" svg:y="1.97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309cm" svg:y="2.1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8.722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352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1cm" svg:y="1.66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288cm" svg:y="1.5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986cm" svg:y="1.5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625cm" svg:height="1.562cm" svg:x="11.459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4.055cm" svg:y="1.0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689cm" svg:height="0.029cm" svg:x="12.323cm" svg:y="1.782cm" svg:viewBox="0 0 3690 30" draw:points="1845,30 0,30 0,0 3690,0 3690,30">
            <text:p/>
          </draw:polygon>
          <draw:path draw:style-name="gr3" draw:text-style-name="P7" draw:layer="layout" svg:width="0.164cm" svg:height="0.703cm" svg:x="12.394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2.627cm" svg:y="1.9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989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3.253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752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4.466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706cm" svg:y="1.9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42cm" svg:y="2.1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5.464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728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6.359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6.717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9" draw:id="id179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3.138cm" svg:y="8.3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8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8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8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8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4.944cm" svg:y="8.3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8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6" draw:id="id186">
          <svg:title>TexMaths</svg:title>
          <svg:desc>22§display§= \int \frac{5x - 1}{3x^2 + x - 2}}\ dx§svg§600§FALSE§</svg:desc>
          <draw:polygon draw:style-name="gr2" draw:text-style-name="P6" draw:layer="layout" svg:width="6.789cm" svg:height="1.642cm" svg:x="5.636cm" svg:y="7.755cm" svg:viewBox="0 0 6790 1643" draw:points="3395,1643 0,1643 0,0 6790,0 6790,1643">
            <text:p/>
          </draw:polygon>
          <draw:path draw:style-name="gr3" draw:text-style-name="P7" draw:layer="layout" svg:width="0.515cm" svg:height="0.182cm" svg:x="5.641cm" svg:y="8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7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8.315cm" svg:y="7.7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8.684cm" svg:y="7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39cm" svg:y="8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17cm" svg:y="7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408cm" svg:y="8.559cm" svg:viewBox="0 0 3895 33" draw:points="1948,33 0,33 0,0 3895,0 3895,33">
            <text:p/>
          </draw:polygon>
          <draw:path draw:style-name="gr3" draw:text-style-name="P7" draw:layer="layout" svg:width="0.321cm" svg:height="0.532cm" svg:x="7.44cm" svg:y="8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7.817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71cm" svg:y="8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99cm" svg:y="8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552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207cm" svg:y="9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55cm" svg:y="8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69cm" svg:height="0.547cm" svg:x="11.684cm" svg:y="8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078cm" svg:y="8.4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78" draw:id="id178">
          <svg:title>TexMaths</svg:title>
          <svg:desc>20§display§= - \frac{3}{8} \log \left[ 9 - 4x^2 \right] + \frac{1}{2(3)}\log \left( \frac{3 + 2x}{3 - 2x} \right)  . \frac{1}{2} + c§svg§600§FALSE§</svg:desc>
          <draw:polygon draw:style-name="gr2" draw:text-style-name="P6" draw:layer="layout" svg:width="14.328cm" svg:height="1.617cm" svg:x="3.934cm" svg:y="3.351cm" svg:viewBox="0 0 14329 1618" draw:points="7164,1618 0,1618 0,0 14329,0 14329,1618">
            <text:p/>
          </draw:polygon>
          <draw:path draw:style-name="gr3" draw:text-style-name="P7" draw:layer="layout" svg:width="0.468cm" svg:height="0.165cm" svg:x="3.939cm" svg:y="4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02cm" svg:y="3.3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2cm" svg:y="4.145cm" svg:viewBox="0 0 354 30" draw:points="176,30 0,30 0,0 354,0 354,30">
            <text:p/>
          </draw:polygon>
          <draw:path draw:style-name="gr3" draw:text-style-name="P7" draw:layer="layout" svg:width="0.292cm" svg:height="0.484cm" svg:x="5.302cm" svg:y="4.3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8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4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9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92cm" svg:y="3.738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3cm" svg:y="3.8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3cm" svg:y="3.8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6cm" svg:y="4.0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7cm" svg:y="3.7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8cm" svg:y="3.738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1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1.17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10.659cm" svg:y="4.145cm" svg:viewBox="0 0 1251 30" draw:points="626,30 0,30 0,0 1251,0 1251,30">
            <text:p/>
          </draw:polygon>
          <draw:path draw:style-name="gr3" draw:text-style-name="P7" draw:layer="layout" svg:width="0.281cm" svg:height="0.469cm" svg:x="10.694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08cm" svg:y="4.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314cm" svg:y="4.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675cm" svg:y="4.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12.133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325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677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3.282cm" svg:y="3.316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767cm" svg:y="3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4.283cm" svg:y="3.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983cm" svg:y="3.3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3.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1.964cm" svg:height="0.029cm" svg:x="13.736cm" svg:y="4.145cm" svg:viewBox="0 0 1965 30" draw:points="982,30 0,30 0,0 1965,0 1965,30">
            <text:p/>
          </draw:polygon>
          <draw:path draw:style-name="gr3" draw:text-style-name="P7" draw:layer="layout" svg:width="0.292cm" svg:height="0.484cm" svg:x="13.767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4.303cm" svg:y="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983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4.50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46cm" svg:height="1.687cm" svg:x="15.81cm" svg:y="3.316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076cm" svg:height="0.076cm" svg:x="16.48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6.762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6.7cm" svg:y="4.145cm" svg:viewBox="0 0 354 30" draw:points="176,30 0,30 0,0 354,0 354,30">
            <text:p/>
          </draw:polygon>
          <draw:path draw:style-name="gr3" draw:text-style-name="P7" draw:layer="layout" svg:width="0.281cm" svg:height="0.469cm" svg:x="16.735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33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8.023cm" svg:y="4.02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3.146cm" svg:y="6.247cm" svg:viewBox="0 0 198 494" draw:points="100,494 0,494 0,0 198,0 198,494">
            <text:p/>
          </draw:polygon>
          <draw:path draw:style-name="gr3" draw:text-style-name="P7" draw:layer="layout" svg:width="0.258cm" svg:height="0.577cm" svg:x="3.127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6" draw:layer="layout" svg:width="0.49cm" svg:height="0.402cm" svg:x="1.834cm" svg:y="6.344cm" svg:viewBox="0 0 491 403" draw:points="246,403 0,403 0,0 491,0 491,403">
            <text:p/>
          </draw:polygon>
          <draw:path draw:style-name="gr3" draw:text-style-name="P7" draw:layer="layout" svg:width="0.555cm" svg:height="0.493cm" svg:x="1.815cm" svg:y="6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0§display§= - \frac{3}{8} \log \left[ 9 - 4x^2 \right] + \frac{1}{12}\log \left( \frac{3 + 2x}{3 - 2x} \right)  \ + \ c§svg§600§FALSE§</svg:desc>
          <draw:polygon draw:style-name="gr2" draw:text-style-name="P6" draw:layer="layout" svg:width="13.416cm" svg:height="1.617cm" svg:x="3.932cm" svg:y="5.652cm" svg:viewBox="0 0 13417 1618" draw:points="6708,1618 0,1618 0,0 13417,0 13417,1618">
            <text:p/>
          </draw:polygon>
          <draw:path draw:style-name="gr3" draw:text-style-name="P7" draw:layer="layout" svg:width="0.468cm" svg:height="0.165cm" svg:x="3.937cm" svg:y="6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7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cm" svg:y="6.446cm" svg:viewBox="0 0 354 30" draw:points="176,30 0,30 0,0 354,0 354,30">
            <text:p/>
          </draw:polygon>
          <draw:path draw:style-name="gr3" draw:text-style-name="P7" draw:layer="layout" svg:width="0.292cm" svg:height="0.484cm" svg:x="5.3cm" svg:y="6.65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5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37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89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89cm" svg:y="6.039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cm" svg:y="6.167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6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cm" svg:y="6.16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4cm" svg:y="6.3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5cm" svg:y="6.0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6cm" svg:y="6.039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08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895cm" svg:y="5.69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0.656cm" svg:y="6.446cm" svg:viewBox="0 0 704 30" draw:points="352,30 0,30 0,0 704,0 704,30">
            <text:p/>
          </draw:polygon>
          <draw:path draw:style-name="gr3" draw:text-style-name="P7" draw:layer="layout" svg:width="0.233cm" svg:height="0.469cm" svg:x="10.719cm" svg:y="6.6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1.04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583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1.775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127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2.731cm" svg:y="5.617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216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3.735cm" svg:y="5.7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432cm" svg:y="5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5.85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1.964cm" svg:height="0.029cm" svg:x="13.187cm" svg:y="6.446cm" svg:viewBox="0 0 1965 30" draw:points="982,30 0,30 0,0 1965,0 1965,30">
            <text:p/>
          </draw:polygon>
          <draw:path draw:style-name="gr3" draw:text-style-name="P7" draw:layer="layout" svg:width="0.292cm" svg:height="0.484cm" svg:x="13.216cm" svg:y="6.65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752cm" svg:y="6.9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43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6.80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15.259cm" svg:y="5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182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109cm" svg:y="6.32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3" draw:id="id183">
          <svg:title>TexMaths</svg:title>
          <svg:desc>22§display§\text {(2)}§svg§600§FALSE§</svg:desc>
          <draw:polygon draw:style-name="gr2" draw:text-style-name="P6" draw:layer="layout" svg:width="0.834cm" svg:height="0.696cm" svg:x="1.521cm" svg:y="8.345cm" svg:viewBox="0 0 835 697" draw:points="418,697 0,697 0,0 835,0 835,697">
            <text:p/>
          </draw:polygon>
          <draw:path draw:style-name="gr3" draw:text-style-name="P7" draw:layer="layout" svg:width="0.181cm" svg:height="0.773cm" svg:x="1.558cm" svg:y="8.3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.822cm" svg:y="8.3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2.215cm" svg:y="8.3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4§display§\text {Exress} §svg§600§FALSE§</svg:desc>
          <draw:polygon draw:style-name="gr2" draw:text-style-name="P6" draw:layer="layout" svg:width="2.279cm" svg:height="0.499cm" svg:x="3.139cm" svg:y="10.349cm" svg:viewBox="0 0 2280 500" draw:points="1139,500 0,500 0,0 2280,0 2280,500">
            <text:p/>
          </draw:polygon>
          <draw:path draw:style-name="gr3" draw:text-style-name="P7" draw:layer="layout" svg:width="0.523cm" svg:height="0.575cm" svg:x="3.124cm" svg:y="10.3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681cm" svg:y="10.5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4.14cm" svg:y="10.5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4.471cm" svg:y="10.5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851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5.183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188" draw:id="id188">
          <svg:title>TexMaths</svg:title>
          <svg:desc>22§display§5x - 1 = A\frac{d}{dx}( 3x^2 + x - 2 ) + B§svg§600§FALSE§</svg:desc>
          <draw:polygon draw:style-name="gr2" draw:text-style-name="P6" draw:layer="layout" svg:width="10.749cm" svg:height="1.522cm" svg:x="6.026cm" svg:y="9.847cm" svg:viewBox="0 0 10750 1523" draw:points="5375,1523 0,1523 0,0 10750,0 10750,1523">
            <text:p/>
          </draw:polygon>
          <draw:path draw:style-name="gr3" draw:text-style-name="P7" draw:layer="layout" svg:width="0.309cm" svg:height="0.532cm" svg:x="6.026cm" svg:y="10.35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6.396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3cm" svg:y="10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8.406cm" svg:y="10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6cm" svg:y="10.315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10.102cm" svg:y="9.8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851cm" svg:y="10.658cm" svg:viewBox="0 0 847 33" draw:points="422,33 0,33 0,0 847,0 847,33">
            <text:p/>
          </draw:polygon>
          <draw:path draw:style-name="gr3" draw:text-style-name="P7" draw:layer="layout" svg:width="0.369cm" svg:height="0.546cm" svg:x="9.882cm" svg:y="10.8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0.276cm" svg:y="11.0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864cm" svg:y="10.2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121cm" svg:y="10.3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498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952cm" svg:y="10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4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232cm" svg:y="10.5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888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634cm" svg:y="10.3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027cm" svg:y="10.2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49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6.261cm" svg:y="10.3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191" draw:id="id191">
          <svg:title>TexMaths</svg:title>
          <svg:desc>22§display§5x - 1 = (6A)x + ( A + B )§svg§600§FALSE§</svg:desc>
          <draw:polygon draw:style-name="gr2" draw:text-style-name="P6" draw:layer="layout" svg:width="8.744cm" svg:height="0.696cm" svg:x="6.026cm" svg:y="13.047cm" svg:viewBox="0 0 8745 697" draw:points="4372,697 0,697 0,0 8745,0 8745,697">
            <text:p/>
          </draw:polygon>
          <draw:path draw:style-name="gr3" draw:text-style-name="P7" draw:layer="layout" svg:width="0.309cm" svg:height="0.532cm" svg:x="6.026cm" svg:y="13.07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6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3.3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6cm" svg:y="13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256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511cm" svg:y="13.07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7" draw:layer="layout" svg:width="0.531cm" svg:height="0.555cm" svg:x="9.893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49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10.77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0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11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31cm" svg:height="0.555cm" svg:x="12.461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993cm" svg:y="13.05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4.63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0" draw:id="id19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638cm" svg:y="11.756cm" svg:viewBox="0 0 2381 697" draw:points="1192,697 0,697 0,0 2381,0 2381,697">
            <text:p/>
          </draw:polygon>
          <draw:path draw:style-name="gr3" draw:text-style-name="P7" draw:layer="layout" svg:width="0.083cm" svg:height="0.083cm" svg:x="15.666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38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611cm" svg:y="12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22cm" svg:y="11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516cm" svg:y="11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877cm" svg:y="11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3" draw:id="id193">
          <svg:title>TexMaths</svg:title>
          <svg:desc>22§display§6A = 5 \ \text {and } A+B = -1 §svg§600§FALSE§</svg:desc>
          <draw:polygon draw:style-name="gr2" draw:text-style-name="P6" draw:layer="layout" svg:width="8.175cm" svg:height="0.542cm" svg:x="6.033cm" svg:y="14.247cm" svg:viewBox="0 0 8176 543" draw:points="4089,543 0,543 0,0 8176,0 8176,543">
            <text:p/>
          </draw:polygon>
          <draw:path draw:style-name="gr3" draw:text-style-name="P7" draw:layer="layout" svg:width="0.321cm" svg:height="0.533cm" svg:x="6.026cm" svg:y="14.247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31cm" svg:height="0.556cm" svg:x="6.408cm" svg:y="14.208cm" svg:viewBox="0 0 532 557" svg:d="M111 467c-30 51-60 63-95 65-9 0-16 0-16 16 0 3 4 9 11 9 21 0 44-4 66-4 25 0 53 4 78 4 3 0 14 0 14-16 0-9-7-9-12-9-18-2-37-9-37-28 0-9 5-18 10-28l60-99h196c1 16 12 121 12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7.219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8.031cm" svg:y="14.247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349cm" svg:height="0.357cm" svg:x="8.668cm" svg:y="14.41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9.048cm" svg:y="14.41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8cm" svg:y="14.226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31cm" svg:height="0.556cm" svg:x="10.168cm" svg:y="14.208cm" svg:viewBox="0 0 532 557" svg:d="M111 467c-30 51-60 63-95 65-9 0-16 0-16 16 0 3 4 9 11 9 21 0 44-4 66-4 25 0 53 4 78 4 3 0 14 0 14-16 0-9-7-9-12-9-18-2-37-9-37-28 0-9 5-18 12-28l58-99h196c0 16 12 121 12 129 0 24-41 26-57 26-10 0-19 0-19 16 0 9 11 9 12 9 32 0 66-4 97-4 20 0 67 4 87 4 5 0 14 0 14-16 0-9-7-9-18-9-48 0-48-5-49-28l-48-485c-2-15-2-19-16-19-12 0-15 5-19 12zM204 352l153-255 25 255z">
            <text:p/>
          </draw:path>
          <draw:path draw:style-name="gr3" draw:text-style-name="P7" draw:layer="layout" svg:width="0.515cm" svg:height="0.517cm" svg:x="10.935cm" svg:y="14.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698cm" svg:y="14.233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2.55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3.386cm" svg:y="14.55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993cm" svg:y="14.247cm" svg:viewBox="0 0 257 518" svg:d="M160 19c0-17 0-19-19-19-48 49-116 49-141 49v25c16 0 62 0 102-21v403c0 28-2 37-72 37h-25v25c27-4 95-4 125-4 32 0 99 0 127 4v-25h-25c-70 0-72-9-72-37z">
            <text:p/>
          </draw:path>
        </draw:g>
        <draw:g xml:id="id192" draw:id="id192">
          <svg:title>TexMaths</svg:title>
          <svg:desc>24§display§\therefore§svg§600§FALSE§</svg:desc>
          <draw:polygon draw:style-name="gr2" draw:text-style-name="P6" draw:layer="layout" svg:width="0.453cm" svg:height="0.371cm" svg:x="4.641cm" svg:y="14.349cm" svg:viewBox="0 0 454 372" draw:points="227,372 0,372 0,0 454,0 454,372">
            <text:p/>
          </draw:polygon>
          <draw:path draw:style-name="gr3" draw:text-style-name="P7" draw:layer="layout" svg:width="0.513cm" svg:height="0.455cm" svg:x="4.624cm" svg:y="14.3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94" draw:id="id194">
          <svg:title>TexMaths</svg:title>
          <svg:desc>28§display§\Rightarrow§svg§600§FALSE§</svg:desc>
          <draw:polygon draw:style-name="gr2" draw:text-style-name="P6" draw:layer="layout" svg:width="0.829cm" svg:height="0.444cm" svg:x="14.741cm" svg:y="14.316cm" svg:viewBox="0 0 830 445" draw:points="416,445 0,445 0,0 830,0 830,445">
            <text:p/>
          </draw:polygon>
          <draw:path draw:style-name="gr3" draw:text-style-name="P7" draw:layer="layout" svg:width="0.874cm" svg:height="0.542cm" svg:x="14.745cm" svg:y="14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95" draw:id="id195">
          <svg:title>TexMaths</svg:title>
          <svg:desc>22§display§A = \frac{5}{6} \ \text {and } B = - \frac{11}{6} §svg§600§FALSE§</svg:desc>
          <draw:polygon draw:style-name="gr2" draw:text-style-name="P6" draw:layer="layout" svg:width="6.992cm" svg:height="1.51cm" svg:x="16.038cm" svg:y="13.747cm" svg:viewBox="0 0 6993 1511" draw:points="3495,1511 0,1511 0,0 6993,0 6993,1511">
            <text:p/>
          </draw:polygon>
          <draw:path draw:style-name="gr3" draw:text-style-name="P7" draw:layer="layout" svg:width="0.531cm" svg:height="0.555cm" svg:x="16.026cm" svg:y="14.192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16.83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742cm" svg:y="13.70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7.703cm" svg:y="14.537cm" svg:viewBox="0 0 389 33" draw:points="194,33 0,33 0,0 389,0 389,33">
            <text:p/>
          </draw:polygon>
          <draw:path draw:style-name="gr3" draw:text-style-name="P7" draw:layer="layout" svg:width="0.321cm" svg:height="0.532cm" svg:x="17.735cm" svg:y="14.7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18.472cm" svg:y="14.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853cm" svg:y="14.4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282cm" svg:y="14.21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9.976cm" svg:y="14.21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20.82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665cm" svg:y="14.5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364cm" svg:y="13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749cm" svg:y="13.70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22.294cm" svg:y="14.537cm" svg:viewBox="0 0 774 33" draw:points="387,33 0,33 0,0 774,0 774,33">
            <text:p/>
          </draw:polygon>
          <draw:path draw:style-name="gr3" draw:text-style-name="P7" draw:layer="layout" svg:width="0.321cm" svg:height="0.532cm" svg:x="22.521cm" svg:y="14.76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189" draw:id="id189">
          <svg:title>TexMaths</svg:title>
          <svg:desc>22§display§5x - 1 = A ( 6x + 1 ) + B§svg§600§FALSE§</svg:desc>
          <draw:polygon draw:style-name="gr2" draw:text-style-name="P6" draw:layer="layout" svg:width="7.986cm" svg:height="0.696cm" svg:x="6.027cm" svg:y="11.748cm" svg:viewBox="0 0 7987 697" draw:points="3994,697 0,697 0,0 7987,0 7987,697">
            <text:p/>
          </draw:polygon>
          <draw:path draw:style-name="gr3" draw:text-style-name="P7" draw:layer="layout" svg:width="0.309cm" svg:height="0.532cm" svg:x="6.027cm" svg:y="11.7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7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3cm" svg:y="12.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1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7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7cm" svg:y="11.735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836cm" svg:y="11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093cm" svg:y="11.77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0.469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03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02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65cm" svg:y="11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36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499cm" svg:y="11.7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9" smil:attributeName="visibility" smil:to="visible"/>
                  <anim:animate smil:dur="5s" smil:fill="hold" smil:targetElement="id179" smil:attributeName="x" smil:values="1+width/2;x" smil:keyTimes="0;1"/>
                  <anim:animate smil:dur="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1+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4cm" svg:y="5.546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\frac{5}{6}( 6x+ 1 ) - \frac{11}{6} }{ 3x^2 + x - 2 }\ dx§svg§600§FALSE§</svg:desc>
          <draw:polygon draw:style-name="gr2" draw:text-style-name="P6" draw:layer="layout" svg:width="7.897cm" svg:height="1.821cm" svg:x="4.839cm" svg:y="4.756cm" svg:viewBox="0 0 7898 1822" draw:points="3950,1822 0,1822 0,0 7898,0 7898,1822">
            <text:p/>
          </draw:polygon>
          <draw:path draw:style-name="gr3" draw:text-style-name="P7" draw:layer="layout" svg:width="0.515cm" svg:height="0.182cm" svg:x="4.844cm" svg:y="5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4.897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4cm" svg:height="0.37cm" svg:x="6.738cm" svg:y="4.717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olygon draw:style-name="gr3" draw:text-style-name="P7" draw:layer="layout" svg:width="0.309cm" svg:height="0.032cm" svg:x="6.705cm" svg:y="5.173cm" svg:viewBox="0 0 310 33" draw:points="155,33 0,33 0,0 310,0 310,33">
            <text:p/>
          </draw:polygon>
          <draw:path draw:style-name="gr3" draw:text-style-name="P7" draw:layer="layout" svg:width="0.249cm" svg:height="0.37cm" svg:x="6.733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18cm" svg:height="0.773cm" svg:x="7.182cm" svg:y="4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439cm" svg:y="4.86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815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8.449cm" svg:y="4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48cm" svg:y="4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611cm" svg:y="4.8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10.103cm" svg:y="5.17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64cm" svg:y="4.7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272cm" svg:y="4.71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0.904cm" svg:y="5.173cm" svg:viewBox="0 0 618 33" draw:points="310,33 0,33 0,0 618,0 618,33">
            <text:p/>
          </draw:polygon>
          <draw:path draw:style-name="gr3" draw:text-style-name="P7" draw:layer="layout" svg:width="0.249cm" svg:height="0.37cm" svg:x="11.087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003cm" svg:height="0.032cm" svg:x="6.611cm" svg:y="5.74cm" svg:viewBox="0 0 5004 33" draw:points="2503,33 0,33 0,0 5004,0 5004,33">
            <text:p/>
          </draw:polygon>
          <draw:path draw:style-name="gr3" draw:text-style-name="P7" draw:layer="layout" svg:width="0.321cm" svg:height="0.532cm" svg:x="7.198cm" svg:y="5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574cm" svg:y="6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028cm" svg:y="5.8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556cm" svg:y="6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308cm" svg:y="6.1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964cm" svg:y="6.2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12cm" svg:y="5.9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11.996cm" svg:y="5.41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9cm" svg:y="5.6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96" draw:id="id196">
          <svg:title>TexMaths</svg:title>
          <svg:desc>22§display§\text {Put }\ A = \frac{5}{6} \text { and } B = - \frac{11}{6} \text { in (1) we get,  }§svg§600§FALSE§</svg:desc>
          <draw:polygon draw:style-name="gr2" draw:text-style-name="P6" draw:layer="layout" svg:width="13.588cm" svg:height="1.51cm" svg:x="2.341cm" svg:y="0.843cm" svg:viewBox="0 0 13589 1511" draw:points="6793,1511 0,1511 0,0 13589,0 13589,1511">
            <text:p/>
          </draw:polygon>
          <draw:path draw:style-name="gr3" draw:text-style-name="P7" draw:layer="layout" svg:width="0.457cm" svg:height="0.529cm" svg:x="2.329cm" svg:y="1.3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.853cm" svg:y="1.5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2cm" svg:y="1.3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1cm" svg:height="0.555cm" svg:x="4.101cm" svg:y="1.288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4.913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817cm" svg:y="0.8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5.779cm" svg:y="1.633cm" svg:viewBox="0 0 389 33" draw:points="194,33 0,33 0,0 389,0 389,33">
            <text:p/>
          </draw:polygon>
          <draw:path draw:style-name="gr3" draw:text-style-name="P7" draw:layer="layout" svg:width="0.321cm" svg:height="0.532cm" svg:x="5.81cm" svg:y="1.85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6.548cm" svg:y="1.49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6.926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357cm" svg:y="1.3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051cm" svg:y="1.3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8.902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738cm" svg:y="1.6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437cm" svg:y="0.8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824cm" svg:y="0.8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0.369cm" svg:y="1.633cm" svg:viewBox="0 0 774 33" draw:points="387,33 0,33 0,0 774,0 774,33">
            <text:p/>
          </draw:polygon>
          <draw:path draw:style-name="gr3" draw:text-style-name="P7" draw:layer="layout" svg:width="0.321cm" svg:height="0.532cm" svg:x="10.596cm" svg:y="1.859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66cm" svg:height="0.518cm" svg:x="11.518cm" svg:y="1.3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733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472cm" svg:y="1.2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764cm" svg:y="1.32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126cm" svg:y="1.2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1cm" svg:height="0.342cm" svg:x="13.654cm" svg:y="1.50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cm" svg:height="0.356cm" svg:x="14.2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8cm" svg:y="1.4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5.187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523cm" svg:y="1.3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875cm" svg:y="1.76cm" svg:viewBox="0 0 92 232" svg:d="M92 81c0-49-18-81-50-81-28 0-42 21-42 40 0 22 14 43 42 43 13 0 21-6 30-11l2-2c0 0 2 0 2 11 0 51-23 99-58 136-4 3-6 5-6 7 0 7 4 8 9 8 9 0 71-61 71-151z">
            <text:p/>
          </draw:path>
        </draw:g>
        <draw:g xml:id="id197" draw:id="id197">
          <svg:title>TexMaths</svg:title>
          <svg:desc>22§display§5x - 1 = \frac{5}{6}( 6x+ 1 ) + \left( - \frac{11}{6} \right)§svg§600§FALSE§</svg:desc>
          <draw:polygon draw:style-name="gr2" draw:text-style-name="P6" draw:layer="layout" svg:width="9.93cm" svg:height="1.779cm" svg:x="4.026cm" svg:y="2.649cm" svg:viewBox="0 0 9931 1780" draw:points="4965,1780 0,1780 0,0 9931,0 9931,1780">
            <text:p/>
          </draw:polygon>
          <draw:path draw:style-name="gr3" draw:text-style-name="P7" draw:layer="layout" svg:width="0.309cm" svg:height="0.532cm" svg:x="4.026cm" svg:y="3.21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4.396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5.052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8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6.405cm" svg:y="3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31cm" svg:y="2.693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7.271cm" svg:y="3.522cm" svg:viewBox="0 0 389 33" draw:points="194,33 0,33 0,0 389,0 389,33">
            <text:p/>
          </draw:polygon>
          <draw:path draw:style-name="gr3" draw:text-style-name="P7" draw:layer="layout" svg:width="0.321cm" svg:height="0.532cm" svg:x="7.303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7.827cm" svg:y="3.1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084cm" svg:y="3.21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8.459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094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89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254cm" svg:y="3.1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728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18cm" svg:y="2.61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472cm" svg:height="0.032cm" svg:x="12.09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88cm" svg:y="2.6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176cm" svg:y="2.6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2.72cm" svg:y="3.522cm" svg:viewBox="0 0 774 33" draw:points="387,33 0,33 0,0 774,0 774,33">
            <text:p/>
          </draw:polygon>
          <draw:path draw:style-name="gr3" draw:text-style-name="P7" draw:layer="layout" svg:width="0.321cm" svg:height="0.532cm" svg:x="12.945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1cm" svg:height="1.856cm" svg:x="13.612cm" svg:y="2.6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5.6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5.5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1" draw:id="id201">
          <svg:title>TexMaths</svg:title>
          <svg:desc>22§display§= \int \left[ \frac{ \frac{5}{6}( 6x+ 1 ) }{ 3x^2 + x - 2 } -  \frac{ \frac{11}{6} }{ 3x^2 + x - 2 } \right] \ dx§svg§600§FALSE§</svg:desc>
          <draw:polygon draw:style-name="gr2" draw:text-style-name="P6" draw:layer="layout" svg:width="12.76cm" svg:height="1.889cm" svg:x="4.839cm" svg:y="7.159cm" svg:viewBox="0 0 12761 1890" draw:points="6381,1890 0,1890 0,0 12761,0 12761,1890">
            <text:p/>
          </draw:polygon>
          <draw:path draw:style-name="gr3" draw:text-style-name="P7" draw:layer="layout" svg:width="0.515cm" svg:height="0.182cm" svg:x="4.844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7.29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6.712cm" svg:y="7.231cm" svg:viewBox="0 0 206 1856" draw:points="0,1856 206,1856 206,1814 42,1814 42,42 206,42 206,0 0,0">
            <text:p/>
          </draw:polygon>
          <draw:path draw:style-name="gr3" draw:text-style-name="P7" draw:layer="layout" svg:width="0.24cm" svg:height="0.37cm" svg:x="7.465cm" svg:y="7.1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7.432cm" svg:y="7.576cm" svg:viewBox="0 0 310 33" draw:points="155,33 0,33 0,0 310,0 310,33">
            <text:p/>
          </draw:polygon>
          <draw:path draw:style-name="gr3" draw:text-style-name="P7" draw:layer="layout" svg:width="0.249cm" svg:height="0.37cm" svg:x="7.462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18cm" svg:height="0.773cm" svg:x="7.909cm" svg:y="7.20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8.166cm" svg:y="7.27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386cm" svg:height="0.351cm" svg:x="8.542cm" svg:y="7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78cm" svg:y="7.3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977cm" svg:y="7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338cm" svg:y="7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7.02cm" svg:y="8.142cm" svg:viewBox="0 0 3895 33" draw:points="1949,33 0,33 0,0 3895,0 3895,33">
            <text:p/>
          </draw:polygon>
          <draw:path draw:style-name="gr3" draw:text-style-name="P7" draw:layer="layout" svg:width="0.321cm" svg:height="0.532cm" svg:x="7.052cm" svg:y="8.36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428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882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1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9.162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819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567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2cm" svg:height="0.032cm" svg:x="11.243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742cm" svg:y="7.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4.05cm" svg:y="7.1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3.684cm" svg:y="7.576cm" svg:viewBox="0 0 618 33" draw:points="310,33 0,33 0,0 618,0 618,33">
            <text:p/>
          </draw:polygon>
          <draw:path draw:style-name="gr3" draw:text-style-name="P7" draw:layer="layout" svg:width="0.249cm" svg:height="0.37cm" svg:x="13.867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3.894cm" svg:height="0.032cm" svg:x="12.045cm" svg:y="8.142cm" svg:viewBox="0 0 3895 33" draw:points="1949,33 0,33 0,0 3895,0 3895,33">
            <text:p/>
          </draw:polygon>
          <draw:path draw:style-name="gr3" draw:text-style-name="P7" draw:layer="layout" svg:width="0.321cm" svg:height="0.532cm" svg:x="12.077cm" svg:y="8.3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454cm" svg:y="8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08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36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4.187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844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2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205cm" svg:height="1.855cm" svg:x="16.043cm" svg:y="7.231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16.857cm" svg:y="7.8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7.252cm" svg:y="8.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02" draw:id="id202">
          <svg:title>TexMaths</svg:title>
          <svg:desc>22§display§=  \frac{5}{6} \int  \frac{ 6x+ 1 }{ 3x^2 + x - 2 }\ dx -  \frac{11}{6} \int \frac{ 1 }{ 3 \left( x^2 + \frac{x}{3} - \frac{2}{3} \right) } \ dx§svg§600§FALSE§</svg:desc>
          <draw:polygon draw:style-name="gr2" draw:text-style-name="P6" draw:layer="layout" svg:width="16.645cm" svg:height="1.826cm" svg:x="4.841cm" svg:y="9.661cm" svg:viewBox="0 0 16646 1827" draw:points="8323,1827 0,1827 0,0 16646,0 16646,1827">
            <text:p/>
          </draw:polygon>
          <draw:path draw:style-name="gr3" draw:text-style-name="P7" draw:layer="layout" svg:width="0.515cm" svg:height="0.182cm" svg:x="4.846cm" svg:y="10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49cm" svg:y="9.6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cm" svg:y="10.465cm" svg:viewBox="0 0 389 33" draw:points="194,33 0,33 0,0 389,0 389,33">
            <text:p/>
          </draw:polygon>
          <draw:path draw:style-name="gr3" draw:text-style-name="P7" draw:layer="layout" svg:width="0.321cm" svg:height="0.532cm" svg:x="5.744cm" svg:y="10.6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3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3cm" svg:y="9.6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cm" svg:y="9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5cm" svg:y="9.7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4cm" svg:y="10.465cm" svg:viewBox="0 0 3895 33" draw:points="1948,33 0,33 0,0 3895,0 3895,33">
            <text:p/>
          </draw:polygon>
          <draw:path draw:style-name="gr3" draw:text-style-name="P7" draw:layer="layout" svg:width="0.321cm" svg:height="0.532cm" svg:x="7.347cm" svg:y="10.6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4cm" svg:y="10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6cm" svg:y="10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4cm" svg:y="10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58cm" svg:y="10.8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2cm" svg:y="10.9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cm" svg:y="10.6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1cm" svg:y="10.1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3cm" svg:y="10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cm" svg:y="10.4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09cm" svg:y="9.6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6cm" svg:y="9.6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cm" svg:y="10.465cm" svg:viewBox="0 0 774 33" draw:points="387,33 0,33 0,0 774,0 774,33">
            <text:p/>
          </draw:polygon>
          <draw:path draw:style-name="gr3" draw:text-style-name="P7" draw:layer="layout" svg:width="0.321cm" svg:height="0.532cm" svg:x="13.668cm" svg:y="10.69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4.479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7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34cm" svg:height="0.032cm" svg:x="15.431cm" svg:y="10.465cm" svg:viewBox="0 0 4935 33" draw:points="2468,33 0,33 0,0 4935,0 4935,33">
            <text:p/>
          </draw:polygon>
          <draw:path draw:style-name="gr3" draw:text-style-name="P7" draw:layer="layout" svg:width="0.321cm" svg:height="0.532cm" svg:x="15.463cm" svg:y="10.7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16.065cm" svg:y="10.5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386cm" svg:height="0.351cm" svg:x="16.323cm" svg:y="10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777cm" svg:y="10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05cm" svg:y="10.7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1cm" svg:height="0.245cm" svg:x="18.154cm" svg:y="10.70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18.127cm" svg:y="11.037cm" svg:viewBox="0 0 352 33" draw:points="176,33 0,33 0,0 352,0 352,33">
            <text:p/>
          </draw:polygon>
          <draw:path draw:style-name="gr3" draw:text-style-name="P7" draw:layer="layout" svg:width="0.249cm" svg:height="0.37cm" svg:x="18.178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8.807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9.643cm" svg:y="10.5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9.609cm" svg:y="11.037cm" svg:viewBox="0 0 310 33" draw:points="155,33 0,33 0,0 310,0 310,33">
            <text:p/>
          </draw:polygon>
          <draw:path draw:style-name="gr3" draw:text-style-name="P7" draw:layer="layout" svg:width="0.249cm" svg:height="0.37cm" svg:x="19.637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044cm" svg:y="10.5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46cm" svg:y="10.1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9cm" svg:y="10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03" draw:id="id203">
          <svg:title>TexMaths</svg:title>
          <svg:desc>22§display§=  \frac{5}{6} \int  \frac{ 6x+ 1 }{ 3x^2 + x - 2 }\ dx -  \frac{11}{18} \int \frac{ 1 }{  x^2 + 2 (x) \left( \frac{1}{6} \right) + \frac{1}{36} - \frac{2}{3} - \frac{1}{36} } \ dx§svg§600§FALSE§</svg:desc>
          <draw:polygon draw:style-name="gr2" draw:text-style-name="P6" draw:layer="layout" svg:width="21.139cm" svg:height="1.826cm" svg:x="4.844cm" svg:y="11.961cm" svg:viewBox="0 0 21140 1827" draw:points="10570,1827 0,1827 0,0 21140,0 21140,1827">
            <text:p/>
          </draw:polygon>
          <draw:path draw:style-name="gr3" draw:text-style-name="P7" draw:layer="layout" svg:width="0.515cm" svg:height="0.182cm" svg:x="4.849cm" svg:y="12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52cm" svg:y="11.9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3cm" svg:y="12.765cm" svg:viewBox="0 0 389 33" draw:points="194,33 0,33 0,0 389,0 389,33">
            <text:p/>
          </draw:polygon>
          <draw:path draw:style-name="gr3" draw:text-style-name="P7" draw:layer="layout" svg:width="0.321cm" svg:height="0.532cm" svg:x="5.747cm" svg:y="12.9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6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6cm" svg:y="11.9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3cm" svg:y="12.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8cm" svg:y="12.0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7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7cm" svg:y="12.765cm" svg:viewBox="0 0 3895 33" draw:points="1948,33 0,33 0,0 3895,0 3895,33">
            <text:p/>
          </draw:polygon>
          <draw:path draw:style-name="gr3" draw:text-style-name="P7" draw:layer="layout" svg:width="0.321cm" svg:height="0.532cm" svg:x="7.35cm" svg:y="12.9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7cm" svg:y="13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9cm" svg:y="12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7cm" svg:y="13.0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6cm" svg:y="13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5cm" svg:y="13.2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3cm" svg:y="12.9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3cm" svg:y="12.4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2cm" svg:y="12.7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12cm" svg:y="11.9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9cm" svg:y="11.9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3cm" svg:y="12.765cm" svg:viewBox="0 0 774 33" draw:points="387,33 0,33 0,0 774,0 774,33">
            <text:p/>
          </draw:polygon>
          <draw:path draw:style-name="gr3" draw:text-style-name="P7" draw:layer="layout" svg:width="0.256cm" svg:height="0.517cm" svg:x="13.512cm" svg:y="12.99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62cm" svg:y="12.99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687cm" svg:height="1.719cm" svg:x="14.481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0.023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15.434cm" svg:y="12.765cm" svg:viewBox="0 0 9430 33" draw:points="4715,33 0,33 0,0 9430,0 9430,33">
            <text:p/>
          </draw:polygon>
          <draw:path draw:style-name="gr3" draw:text-style-name="P7" draw:layer="layout" svg:width="0.386cm" svg:height="0.351cm" svg:x="15.45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909cm" svg:y="12.9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37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06cm" svg:y="13.0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7.63cm" svg:y="12.96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87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8.341cm" svg:y="12.96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8.842cm" svg:y="12.8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198cm" svg:height="0.36cm" svg:x="19.231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173cm" svg:y="13.337cm" svg:viewBox="0 0 310 33" draw:points="155,33 0,33 0,0 310,0 310,33">
            <text:p/>
          </draw:polygon>
          <draw:path draw:style-name="gr3" draw:text-style-name="P7" draw:layer="layout" svg:width="0.249cm" svg:height="0.37cm" svg:x="19.202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203cm" svg:height="0.928cm" svg:x="19.608cm" svg:y="12.8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0.143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1.18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0.967cm" svg:y="13.337cm" svg:viewBox="0 0 618 33" draw:points="310,33 0,33 0,0 618,0 618,33">
            <text:p/>
          </draw:polygon>
          <draw:path draw:style-name="gr3" draw:text-style-name="P7" draw:layer="layout" svg:width="0.249cm" svg:height="0.37cm" svg:x="20.995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1.303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21.912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22.748cm" svg:y="12.8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2.713cm" svg:y="13.337cm" svg:viewBox="0 0 310 33" draw:points="155,33 0,33 0,0 310,0 310,33">
            <text:p/>
          </draw:polygon>
          <draw:path draw:style-name="gr3" draw:text-style-name="P7" draw:layer="layout" svg:width="0.249cm" svg:height="0.37cm" svg:x="22.742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3.35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4.365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4.152cm" svg:y="13.337cm" svg:viewBox="0 0 618 33" draw:points="310,33 0,33 0,0 618,0 618,33">
            <text:p/>
          </draw:polygon>
          <draw:path draw:style-name="gr3" draw:text-style-name="P7" draw:layer="layout" svg:width="0.249cm" svg:height="0.37cm" svg:x="24.18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4.488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25.242cm" svg:y="12.4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5.63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4" draw:id="id204">
          <svg:title>TexMaths</svg:title>
          <svg:desc>24§display§\text {I}§svg§600§FALSE§</svg:desc>
          <draw:polygon draw:style-name="gr2" draw:text-style-name="P6" draw:layer="layout" svg:width="0.197cm" svg:height="0.493cm" svg:x="1.7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1.7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5" draw:id="id205">
          <svg:title>TexMaths</svg:title>
          <svg:desc>22§display§=  \frac{5}{6} \int  \frac{ 6x+ 1 }{ 3x^2 + x - 2 }\ dx -  \frac{11}{18} \int \frac{ 1 }{ \left( x + \frac{1}{6} \right)^2 -  \frac{25}{36} } \ dx§svg§600§FALSE§</svg:desc>
          <draw:polygon draw:style-name="gr2" draw:text-style-name="P6" draw:layer="layout" svg:width="16.395cm" svg:height="1.983cm" svg:x="2.433cm" svg:y="0.657cm" svg:viewBox="0 0 16396 1984" draw:points="8198,1984 0,1984 0,0 16396,0 16396,1984">
            <text:p/>
          </draw:polygon>
          <draw:path draw:style-name="gr3" draw:text-style-name="P7" draw:layer="layout" svg:width="0.515cm" svg:height="0.182cm" svg:x="2.4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0.63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1.461cm" svg:viewBox="0 0 389 33" draw:points="194,33 0,33 0,0 389,0 389,33">
            <text:p/>
          </draw:polygon>
          <draw:path draw:style-name="gr3" draw:text-style-name="P7" draw:layer="layout" svg:width="0.321cm" svg:height="0.532cm" svg:x="3.336cm" svg:y="1.6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0.63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0.6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1.461cm" svg:viewBox="0 0 3895 33" draw:points="1948,33 0,33 0,0 3895,0 3895,33">
            <text:p/>
          </draw:polygon>
          <draw:path draw:style-name="gr3" draw:text-style-name="P7" draw:layer="layout" svg:width="0.321cm" svg:height="0.532cm" svg:x="4.939cm" svg:y="1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1.6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1.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1.99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1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1.1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1.46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0.6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1.461cm" svg:viewBox="0 0 774 33" draw:points="387,33 0,33 0,0 774,0 774,33">
            <text:p/>
          </draw:polygon>
          <draw:path draw:style-name="gr3" draw:text-style-name="P7" draw:layer="layout" svg:width="0.256cm" svg:height="0.516cm" svg:x="11.101cm" svg:y="1.6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1.68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24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3.023cm" svg:y="1.461cm" svg:viewBox="0 0 4685 33" draw:points="2342,33 0,33 0,0 4685,0 4685,33">
            <text:p/>
          </draw:polygon>
          <draw:path draw:style-name="gr3" draw:text-style-name="P7" draw:layer="layout" svg:width="0.203cm" svg:height="0.928cm" svg:x="13.14cm" svg:y="1.7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2.0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1.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1.73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2.191cm" svg:viewBox="0 0 310 33" draw:points="155,33 0,33 0,0 310,0 310,33">
            <text:p/>
          </draw:polygon>
          <draw:path draw:style-name="gr3" draw:text-style-name="P7" draw:layer="layout" svg:width="0.249cm" svg:height="0.37cm" svg:x="14.886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1.7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7cm" svg:y="1.5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03cm" svg:y="1.7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338cm" svg:y="1.7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6.996cm" svg:y="2.191cm" svg:viewBox="0 0 618 33" draw:points="310,33 0,33 0,0 618,0 618,33">
            <text:p/>
          </draw:polygon>
          <draw:path draw:style-name="gr3" draw:text-style-name="P7" draw:layer="layout" svg:width="0.249cm" svg:height="0.37cm" svg:x="17.026cm" svg:y="2.30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7.334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088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482cm" svg:y="1.3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1.7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1.7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0.807cm" svg:y="13.72cm" svg:viewBox="0 0 491 403" draw:points="246,403 0,403 0,0 491,0 491,403">
            <text:p/>
          </draw:polygon>
          <draw:path draw:style-name="gr3" draw:text-style-name="P7" draw:layer="layout" svg:width="0.555cm" svg:height="0.493cm" svg:x="0.788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6" draw:id="id206">
          <svg:title>TexMaths</svg:title>
          <svg:desc>22§display§=  \frac{5}{6} \int  \frac{ 6x+ 1 }{ 3x^2 + x - 2 }\ dx -  \frac{11}{18} \int \frac{ 1 }{ \left( x + \frac{1}{6} \right)^2 -  \left( \frac{5}{6} \right)^2 } \ dx§svg§600§FALSE§</svg:desc>
          <draw:polygon draw:style-name="gr2" draw:text-style-name="P6" draw:layer="layout" svg:width="17.142cm" svg:height="1.983cm" svg:x="2.433cm" svg:y="3.158cm" svg:viewBox="0 0 17143 1984" draw:points="8571,1984 0,1984 0,0 17143,0 17143,1984">
            <text:p/>
          </draw:polygon>
          <draw:path draw:style-name="gr3" draw:text-style-name="P7" draw:layer="layout" svg:width="0.515cm" svg:height="0.182cm" svg:x="2.438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3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3.962cm" svg:viewBox="0 0 389 33" draw:points="194,33 0,33 0,0 389,0 389,33">
            <text:p/>
          </draw:polygon>
          <draw:path draw:style-name="gr3" draw:text-style-name="P7" draw:layer="layout" svg:width="0.321cm" svg:height="0.532cm" svg:x="3.336cm" svg:y="4.18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3.13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3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3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3.962cm" svg:viewBox="0 0 3895 33" draw:points="1948,33 0,33 0,0 3895,0 3895,33">
            <text:p/>
          </draw:polygon>
          <draw:path draw:style-name="gr3" draw:text-style-name="P7" draw:layer="layout" svg:width="0.321cm" svg:height="0.532cm" svg:x="4.939cm" svg:y="4.1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4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4.1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4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4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4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3.96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3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3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3.962cm" svg:viewBox="0 0 774 33" draw:points="387,33 0,33 0,0 774,0 774,33">
            <text:p/>
          </draw:polygon>
          <draw:path draw:style-name="gr3" draw:text-style-name="P7" draw:layer="layout" svg:width="0.256cm" svg:height="0.516cm" svg:x="11.101cm" svg:y="4.1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4.18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613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32cm" svg:height="0.032cm" svg:x="13.022cm" svg:y="3.962cm" svg:viewBox="0 0 5433 33" draw:points="2716,33 0,33 0,0 5433,0 5433,33">
            <text:p/>
          </draw:polygon>
          <draw:path draw:style-name="gr3" draw:text-style-name="P7" draw:layer="layout" svg:width="0.203cm" svg:height="0.928cm" svg:x="13.14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4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4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4.23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4.692cm" svg:viewBox="0 0 310 33" draw:points="155,33 0,33 0,0 310,0 310,33">
            <text:p/>
          </draw:polygon>
          <draw:path draw:style-name="gr3" draw:text-style-name="P7" draw:layer="layout" svg:width="0.249cm" svg:height="0.37cm" svg:x="14.886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6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4.69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7.021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7.385cm" svg:y="4.237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7.35cm" svg:y="4.692cm" svg:viewBox="0 0 310 33" draw:points="155,33 0,33 0,0 310,0 310,33">
            <text:p/>
          </draw:polygon>
          <draw:path draw:style-name="gr3" draw:text-style-name="P7" draw:layer="layout" svg:width="0.249cm" svg:height="0.37cm" svg:x="17.38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7.785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8.14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34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228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08" draw:id="id208">
          <svg:title>TexMaths</svg:title>
          <svg:desc>22§display§=  \frac{5}{6} \log ( 3x^2 + x - 2 ) -  \frac{11}{18}\times \frac{1}{ 2 \left( \frac{5}{6} \right)} \log \left( \frac{ x + \frac{1}{6} - \frac{5}{6}}{ x + \frac{1}{6} + \frac{5}{6} } \right)\ + \ c§svg§600§FALSE§</svg:desc>
          <draw:polygon draw:style-name="gr2" draw:text-style-name="P6" draw:layer="layout" svg:width="19.379cm" svg:height="2.004cm" svg:x="2.434cm" svg:y="5.558cm" svg:viewBox="0 0 19380 2005" draw:points="9690,2005 0,2005 0,0 19380,0 19380,2005">
            <text:p/>
          </draw:polygon>
          <draw:path draw:style-name="gr3" draw:text-style-name="P7" draw:layer="layout" svg:width="0.515cm" svg:height="0.182cm" svg:x="2.439cm" svg:y="6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5.71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3cm" svg:y="6.541cm" svg:viewBox="0 0 389 33" draw:points="194,33 0,33 0,0 389,0 389,33">
            <text:p/>
          </draw:polygon>
          <draw:path draw:style-name="gr3" draw:text-style-name="P7" draw:layer="layout" svg:width="0.321cm" svg:height="0.532cm" svg:x="3.337cm" svg:y="6.76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173cm" svg:height="0.537cm" svg:x="3.939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148cm" svg:y="6.4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4.988cm" svg:y="6.1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5cm" svg:y="6.23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5.621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6.07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5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6.2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5cm" svg:y="6.1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9.643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6.541cm" svg:viewBox="0 0 774 33" draw:points="387,33 0,33 0,0 774,0 774,33">
            <text:p/>
          </draw:polygon>
          <draw:path draw:style-name="gr3" draw:text-style-name="P7" draw:layer="layout" svg:width="0.256cm" svg:height="0.516cm" svg:x="10.512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862cm" svg:y="6.76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374cm" svg:height="0.374cm" svg:x="11.596cm" svg:y="6.37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13.082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12.348cm" svg:y="6.541cm" svg:viewBox="0 0 1719 33" draw:points="861,33 0,33 0,0 1719,0 1719,33">
            <text:p/>
          </draw:polygon>
          <draw:path draw:style-name="gr3" draw:text-style-name="P7" draw:layer="layout" svg:width="0.309cm" svg:height="0.516cm" svg:x="12.386cm" svg:y="6.80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03cm" svg:height="0.928cm" svg:x="12.981cm" svg:y="6.666cm" svg:viewBox="0 0 204 929" svg:d="M204 920c0-2-2-4-3-7-36-37-90-100-122-227-17-70-24-149-24-222 0-204 49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13.344cm" svg:y="6.6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31cm" svg:y="7.113cm" svg:viewBox="0 0 310 33" draw:points="155,33 0,33 0,0 310,0 310,33">
            <text:p/>
          </draw:polygon>
          <draw:path draw:style-name="gr3" draw:text-style-name="P7" draw:layer="layout" svg:width="0.249cm" svg:height="0.37cm" svg:x="13.34cm" svg:y="7.22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203cm" svg:height="0.928cm" svg:x="13.745cm" svg:y="6.6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4.313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525cm" svg:y="6.4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91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5.575cm" svg:y="5.63cm" svg:viewBox="0 0 382 1856" svg:d="M382 1849c0-4-2-5-4-7-28-30-81-81-132-166-125-198-181-450-181-747 0-210 27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386cm" svg:height="0.351cm" svg:x="16.1cm" svg:y="5.8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5.7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5.51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5.975cm" svg:viewBox="0 0 310 33" draw:points="155,33 0,33 0,0 310,0 310,33">
            <text:p/>
          </draw:polygon>
          <draw:path draw:style-name="gr3" draw:text-style-name="P7" draw:layer="layout" svg:width="0.249cm" svg:height="0.37cm" svg:x="17.58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472cm" svg:height="0.032cm" svg:x="18.194cm" svg:y="5.975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9.03cm" svg:y="5.519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5.975cm" svg:viewBox="0 0 310 33" draw:points="155,33 0,33 0,0 310,0 310,33">
            <text:p/>
          </draw:polygon>
          <draw:path draw:style-name="gr3" draw:text-style-name="P7" draw:layer="layout" svg:width="0.249cm" svg:height="0.37cm" svg:x="19.02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olygon draw:style-name="gr3" draw:text-style-name="P7" draw:layer="layout" svg:width="3.32cm" svg:height="0.032cm" svg:x="16.077cm" svg:y="6.541cm" svg:viewBox="0 0 3321 33" draw:points="1661,33 0,33 0,0 3321,0 3321,33">
            <text:p/>
          </draw:polygon>
          <draw:path draw:style-name="gr3" draw:text-style-name="P7" draw:layer="layout" svg:width="0.386cm" svg:height="0.351cm" svg:x="16.1cm" svg:y="6.9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6.65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7.109cm" svg:viewBox="0 0 310 33" draw:points="155,33 0,33 0,0 310,0 310,33">
            <text:p/>
          </draw:polygon>
          <draw:path draw:style-name="gr3" draw:text-style-name="P7" draw:layer="layout" svg:width="0.249cm" svg:height="0.37cm" svg:x="17.58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515cm" svg:height="0.516cm" svg:x="18.17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9.03cm" svg:y="6.6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7.109cm" svg:viewBox="0 0 310 33" draw:points="155,33 0,33 0,0 310,0 310,33">
            <text:p/>
          </draw:polygon>
          <draw:path draw:style-name="gr3" draw:text-style-name="P7" draw:layer="layout" svg:width="0.249cm" svg:height="0.37cm" svg:x="19.02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381cm" svg:height="1.855cm" svg:x="19.516cm" svg:y="5.63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20.53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1.55cm" svg:y="6.40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09" draw:id="id209">
          <svg:title>TexMaths</svg:title>
          <svg:desc>22§display§=  \frac{5}{6} \log ( 3x^2 + x - 2 ) -  \frac{11}{30} \log \left( \frac{ x - \frac{4}{6}}{ x + 1 } \right) \ + \ c §svg§600§FALSE§</svg:desc>
          <draw:polygon draw:style-name="gr2" draw:text-style-name="P6" draw:layer="layout" svg:width="15.092cm" svg:height="1.895cm" svg:x="2.433cm" svg:y="8.06cm" svg:viewBox="0 0 15093 1896" draw:points="7547,1896 0,1896 0,0 15093,0 15093,1896">
            <text:p/>
          </draw:polygon>
          <draw:path draw:style-name="gr3" draw:text-style-name="P7" draw:layer="layout" svg:width="0.515cm" svg:height="0.182cm" svg:x="2.438cm" svg:y="8.9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8.2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3.302cm" svg:y="9.049cm" svg:viewBox="0 0 389 33" draw:points="194,33 0,33 0,0 389,0 389,33">
            <text:p/>
          </draw:polygon>
          <draw:path draw:style-name="gr3" draw:text-style-name="P7" draw:layer="layout" svg:width="0.321cm" svg:height="0.532cm" svg:x="3.336cm" svg:y="9.27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8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7cm" svg:y="8.91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18cm" svg:height="0.773cm" svg:x="4.987cm" svg:y="8.6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4cm" svg:y="8.74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8.5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4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8.7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49cm" svg:y="8.6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642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8.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8.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9.049cm" svg:viewBox="0 0 774 33" draw:points="387,33 0,33 0,0 774,0 774,33">
            <text:p/>
          </draw:polygon>
          <draw:path draw:style-name="gr3" draw:text-style-name="P7" draw:layer="layout" svg:width="0.321cm" svg:height="0.532cm" svg:x="10.476cm" svg:y="9.27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9.2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3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4cm" svg:y="8.91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1cm" svg:height="1.856cm" svg:x="12.727cm" svg:y="8.137cm" svg:viewBox="0 0 382 1857" svg:d="M382 1850c0-4-2-5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3.25cm" svg:y="8.3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8.48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728cm" svg:y="8.021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4.707cm" svg:y="8.482cm" svg:viewBox="0 0 310 33" draw:points="155,33 0,33 0,0 310,0 310,33">
            <text:p/>
          </draw:polygon>
          <draw:path draw:style-name="gr3" draw:text-style-name="P7" draw:layer="layout" svg:width="0.249cm" svg:height="0.37cm" svg:x="14.737cm" svg:y="8.59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1.882cm" svg:height="0.032cm" svg:x="13.227cm" svg:y="9.049cm" svg:viewBox="0 0 1883 33" draw:points="942,33 0,33 0,0 1883,0 1883,33">
            <text:p/>
          </draw:polygon>
          <draw:path draw:style-name="gr3" draw:text-style-name="P7" draw:layer="layout" svg:width="0.386cm" svg:height="0.351cm" svg:x="13.304cm" svg:y="9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9.3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37cm" svg:y="9.2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5.228cm" svg:y="8.137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243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262cm" svg:y="8.91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0" draw:id="id210">
          <svg:title>TexMaths</svg:title>
          <svg:desc>22§display§=  \frac{5}{6} \log ( 3x^2 + x - 2 ) -  \frac{11}{30} \log \left( \frac{ x - \frac{2}{3}}{ x + 1 } \right) \ + \ c§svg§600§FALSE§</svg:desc>
          <draw:polygon draw:style-name="gr2" draw:text-style-name="P6" draw:layer="layout" svg:width="15.092cm" svg:height="1.889cm" svg:x="2.433cm" svg:y="10.461cm" svg:viewBox="0 0 15093 1890" draw:points="7547,1890 0,1890 0,0 15093,0 15093,1890">
            <text:p/>
          </draw:polygon>
          <draw:path draw:style-name="gr3" draw:text-style-name="P7" draw:layer="layout" svg:width="0.515cm" svg:height="0.182cm" svg:x="2.438cm" svg:y="11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10.61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2cm" svg:y="11.444cm" svg:viewBox="0 0 389 33" draw:points="194,33 0,33 0,0 389,0 389,33">
            <text:p/>
          </draw:polygon>
          <draw:path draw:style-name="gr3" draw:text-style-name="P7" draw:layer="layout" svg:width="0.321cm" svg:height="0.532cm" svg:x="3.336cm" svg:y="11.669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173cm" svg:height="0.537cm" svg:x="3.938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147cm" svg:y="11.3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18cm" svg:height="0.773cm" svg:x="4.987cm" svg:y="11.0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4cm" svg:y="11.1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10.9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4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11.1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49cm" svg:y="11.0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642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10.6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10.6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11.444cm" svg:viewBox="0 0 774 33" draw:points="387,33 0,33 0,0 774,0 774,33">
            <text:p/>
          </draw:polygon>
          <draw:path draw:style-name="gr3" draw:text-style-name="P7" draw:layer="layout" svg:width="0.321cm" svg:height="0.532cm" svg:x="10.476cm" svg:y="11.66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11.669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7" draw:layer="layout" svg:width="0.173cm" svg:height="0.537cm" svg:x="11.463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1.674cm" svg:y="11.3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12.727cm" svg:y="10.53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386cm" svg:height="0.351cm" svg:x="13.25cm" svg:y="10.7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10.878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4.742cm" svg:y="10.4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4.707cm" svg:y="10.878cm" svg:viewBox="0 0 310 33" draw:points="155,33 0,33 0,0 310,0 310,33">
            <text:p/>
          </draw:polygon>
          <draw:path draw:style-name="gr3" draw:text-style-name="P7" draw:layer="layout" svg:width="0.249cm" svg:height="0.37cm" svg:x="14.737cm" svg:y="10.99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1.882cm" svg:height="0.032cm" svg:x="13.227cm" svg:y="11.444cm" svg:viewBox="0 0 1883 33" draw:points="942,33 0,33 0,0 1883,0 1883,33">
            <text:p/>
          </draw:polygon>
          <draw:path draw:style-name="gr3" draw:text-style-name="P7" draw:layer="layout" svg:width="0.386cm" svg:height="0.351cm" svg:x="13.304cm" svg:y="11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11.7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37cm" svg:y="11.66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5cm" svg:x="15.228cm" svg:y="10.53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6.243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262cm" svg:y="11.3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3" draw:id="id213">
          <svg:title>TexMaths</svg:title>
          <svg:desc>22§display§=  \frac{5}{6} \log ( 3x^2 + x - 2 ) -  \frac{11}{30} \log \left( \frac{ 3x - 2 }{ 3( x + 1 ) } \right) \ + \ c§svg§600§FALSE§</svg:desc>
          <draw:polygon draw:style-name="gr2" draw:text-style-name="P6" draw:layer="layout" svg:width="15.972cm" svg:height="1.779cm" svg:x="2.434cm" svg:y="12.964cm" svg:viewBox="0 0 15973 1780" draw:points="7987,1780 0,1780 0,0 15973,0 15973,1780">
            <text:p/>
          </draw:polygon>
          <draw:path draw:style-name="gr3" draw:text-style-name="P7" draw:layer="layout" svg:width="0.515cm" svg:height="0.182cm" svg:x="2.439cm" svg:y="1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13.0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3.303cm" svg:y="13.837cm" svg:viewBox="0 0 389 33" draw:points="194,33 0,33 0,0 389,0 389,33">
            <text:p/>
          </draw:polygon>
          <draw:path draw:style-name="gr3" draw:text-style-name="P7" draw:layer="layout" svg:width="0.321cm" svg:height="0.532cm" svg:x="3.337cm" svg:y="14.0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9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8cm" svg:y="13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4.988cm" svg:y="13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5cm" svg:y="13.53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5.621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13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2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5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1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13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5cm" svg:y="13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9.643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13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1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4cm" svg:y="13.837cm" svg:viewBox="0 0 774 33" draw:points="387,33 0,33 0,0 774,0 774,33">
            <text:p/>
          </draw:polygon>
          <draw:path draw:style-name="gr3" draw:text-style-name="P7" draw:layer="layout" svg:width="0.321cm" svg:height="0.532cm" svg:x="10.477cm" svg:y="14.0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0.861cm" svg:y="14.0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4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5cm" svg:y="13.6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3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728cm" svg:y="12.9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3.562cm" svg:y="13.0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3.939cm" svg:y="13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593cm" svg:y="13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41cm" svg:y="13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62cm" svg:height="0.032cm" svg:x="13.228cm" svg:y="13.837cm" svg:viewBox="0 0 2763 33" draw:points="1382,33 0,33 0,0 2763,0 2763,33">
            <text:p/>
          </draw:polygon>
          <draw:path draw:style-name="gr3" draw:text-style-name="P7" draw:layer="layout" svg:width="0.321cm" svg:height="0.532cm" svg:x="13.261cm" svg:y="14.0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692cm" svg:y="13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939cm" svg:y="14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4.572cm" svg:y="1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5.371cm" svg:y="14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5.734cm" svg:y="13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6.111cm" svg:y="12.9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7.124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43cm" svg:y="13.70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07" draw:id="id207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1+width/2;x" smil:keyTimes="0;1"/>
                  <anim:animate smil:dur="0.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4" draw:id="id214">
          <svg:title>TexMaths</svg:title>
          <svg:desc>26§display§\text {(3)}§svg§600§FALSE§</svg:desc>
          <draw:polygon draw:style-name="gr2" draw:text-style-name="P6" draw:layer="layout" svg:width="0.986cm" svg:height="0.823cm" svg:x="1.421cm" svg:y="1.255cm" svg:viewBox="0 0 987 824" draw:points="494,824 0,824 0,0 987,0 987,824">
            <text:p/>
          </draw:polygon>
          <draw:path draw:style-name="gr3" draw:text-style-name="P7" draw:layer="layout" svg:width="0.213cm" svg:height="0.914cm" svg:x="1.465cm" svg:y="1.2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1.769cm" svg:y="1.286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42cm" svg:y="1.2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4§display§\text {Let,}§svg§600§FALSE§</svg:desc>
          <draw:polygon draw:style-name="gr2" draw:text-style-name="P6" draw:layer="layout" svg:width="1.318cm" svg:height="0.655cm" svg:x="2.937cm" svg:y="1.3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1.3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1.5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1.3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1.7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3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7" draw:id="id217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cm" svg:y="0.757cm" svg:viewBox="0 0 6790 1753" draw:points="3395,1753 0,1753 0,0 6790,0 6790,1753">
            <text:p/>
          </draw:polygon>
          <draw:path draw:style-name="gr3" draw:text-style-name="P7" draw:layer="layout" svg:width="0.515cm" svg:height="0.182cm" svg:x="5.335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0.8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4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39cm" svg:y="1.1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1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5cm" svg:y="0.7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2cm" svg:y="1.672cm" svg:viewBox="0 0 3895 33" draw:points="1948,33 0,33 0,0 3895,0 3895,33">
            <text:p/>
          </draw:polygon>
          <draw:path draw:style-name="gr3" draw:text-style-name="P7" draw:layer="layout" svg:width="0.386cm" svg:height="0.351cm" svg:x="7.125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8cm" svg:y="1.8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7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5cm" svg:y="1.8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246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1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2cm" svg:y="1.8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8cm" svg:y="1.3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2cm" svg:y="1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8" draw:id="id218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2.9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2.9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2.9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2.9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2.9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3.1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3.1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3.1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3.1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3.1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3.1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2.9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3.1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3.1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3.1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2.9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3.1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219" draw:id="id219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3.7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3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3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3.9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3.9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3.7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4.1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3.7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3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3.7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3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3.9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3.719cm" svg:viewBox="0 0 88 634" draw:points="88,0 0,0 0,26 62,26 62,610 0,610 0,634 88,634">
            <text:p/>
          </draw:polygon>
        </draw:g>
        <draw:g xml:id="id220" draw:id="id220">
          <svg:title>TexMaths</svg:title>
          <svg:desc>18§display§[\ \text {In this example both are of same degree. So we can make small rearrangement in the }§svg§600§FALSE§</svg:desc>
          <draw:polygon draw:style-name="gr2" draw:text-style-name="P6" draw:layer="layout" svg:width="23.977cm" svg:height="0.57cm" svg:x="1.442cm" svg:y="4.751cm" svg:viewBox="0 0 23978 571" draw:points="11989,571 0,571 0,0 23978,0 23978,571">
            <text:p/>
          </draw:polygon>
          <draw:polygon draw:style-name="gr3" draw:text-style-name="P7" draw:layer="layout" svg:width="0.087cm" svg:height="0.633cm" svg:x="1.485cm" svg:y="4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5cm" svg:y="4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04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6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855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206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382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8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11cm" svg:y="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463cm" svg:y="4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773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298cm" svg:y="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65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5.825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316cm" svg:y="4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81cm" svg:height="0.292cm" svg:x="6.686cm" svg:y="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6.996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7.251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7.82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8.126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8.37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8.866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9.186cm" svg:y="4.7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208cm" svg:height="0.292cm" svg:x="9.591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9.846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494cm" svg:height="0.28cm" svg:x="10.155cm" svg:y="4.9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0.67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1.176cm" svg:y="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523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80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2.12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36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64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068cm" svg:height="0.068cm" svg:x="12.967cm" svg:y="5.127cm" svg:viewBox="0 0 69 69" svg:d="M69 35c0-19-16-35-34-35-19 0-35 16-35 35 0 18 16 34 35 34 18 0 34-16 34-34z">
            <text:p/>
          </draw:path>
          <draw:path draw:style-name="gr3" draw:text-style-name="P7" draw:layer="layout" svg:width="0.281cm" svg:height="0.46cm" svg:x="13.405cm" svg:y="4.748cm" svg:viewBox="0 0 282 461" svg:d="M186 202l-81-20c-40-11-65-44-65-81 0-45 35-84 85-84 105 0 120 105 124 133 0 4 0 9 7 9 9 0 9-3 9-16v-127c0-12 0-16-7-16-5 0-6 0-10 9l-22 36c-19-19-46-45-102-45-71 0-124 56-124 122 0 54 33 100 84 117 7 3 38 10 83 22 17 4 36 8 55 32 13 17 18 37 18 59 0 44-31 90-84 90-19 0-67-3-101-34-36-35-39-75-39-98 0-6-6-6-7-6-9 0-9 4-9 16v127c0 10 0 14 7 14 5 0 5 0 9-7 0-2 3-3 23-36 20 21 60 43 118 43 73 0 125-62 125-131 0-63-43-115-96-128z">
            <text:p/>
          </draw:path>
          <draw:path draw:style-name="gr3" draw:text-style-name="P7" draw:layer="layout" svg:width="0.281cm" svg:height="0.292cm" svg:x="13.739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34cm" svg:height="0.28cm" svg:x="14.261cm" svg:y="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3 8 5 12 13 12 7 0 10-6 12-12z">
            <text:p/>
          </draw:path>
          <draw:path draw:style-name="gr3" draw:text-style-name="P7" draw:layer="layout" svg:width="0.245cm" svg:height="0.292cm" svg:x="14.7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15.202cm" svg:y="4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6cm" svg:height="0.292cm" svg:x="15.487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79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94cm" svg:height="0.28cm" svg:x="16.36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6.89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06cm" svg:height="0.44cm" svg:x="17.201cm" svg:y="4.755cm" svg:viewBox="0 0 307 441" svg:d="M49 392c0 29-6 29-49 29v20c22-2 50-2 69-2s45 0 71 2v-20c-44 0-51 0-51-29v-65l41-34c49 66 76 102 76 113 0 12-12 15-23 15v20c17-2 56-2 69-2 19 0 36 0 55 2v-20c-23 0-38 0-62-33l-81-114c0-2-3-6-3-7 0-3 45-41 51-47 40-31 67-33 80-33v-20c-18 2-27 2-44 2-23 0-62-2-71-2v20c12 0 17 8 17 16 0 12-8 20-13 25l-89 77v-305l-92 7v20c45 0 49 5 49 35z">
            <text:p/>
          </draw:path>
          <draw:path draw:style-name="gr3" draw:text-style-name="P7" draw:layer="layout" svg:width="0.245cm" svg:height="0.292cm" svg:x="17.51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8.013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494cm" svg:height="0.28cm" svg:x="18.262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8.795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9.106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42cm" svg:height="0.44cm" svg:x="19.28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19.665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9.912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0.203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5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14cm" svg:height="0.28cm" svg:x="20.758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21.01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21.32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1.67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21.9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2.274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22.79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082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3.407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3.874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04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4.602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4.857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5.2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</draw:g>
        <draw:g xml:id="id221" draw:id="id221">
          <svg:title>TexMaths</svg:title>
          <svg:desc>18§display§\left  \text {numerator to get the denominator term + some other term}\ \right ]§svg§600§FALSE§</svg:desc>
          <draw:polygon draw:style-name="gr2" draw:text-style-name="P6" draw:layer="layout" svg:width="16.692cm" svg:height="0.57cm" svg:x="1.857cm" svg:y="5.551cm" svg:viewBox="0 0 16693 571" draw:points="8347,571 0,571 0,0 16693,0 16693,571">
            <text:p/>
          </draw:polygon>
          <draw:path draw:style-name="gr3" draw:text-style-name="P7" draw:layer="layout" svg:width="0.319cm" svg:height="0.28cm" svg:x="1.845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2.179cm" svg:y="5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2.53cm" svg:y="5.714cm" svg:viewBox="0 0 495 281" svg:d="M49 62v171c0 28-6 28-49 28v20c22 0 55-1 72-1 16 0 49 1 71 1v-20c-42 0-49 0-49-28v-118c0-66 44-101 85-101 40 0 47 35 47 71v148c0 28-7 28-50 28v20c23 0 54-1 72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05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33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3.593cm" svg:y="5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3.89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4.146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4.463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4.915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5.167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5.694cm" svg:y="5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6.011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98cm" svg:height="0.397cm" svg:x="6.286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98cm" svg:height="0.397cm" svg:x="6.744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6.997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7.34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7.842cm" svg:y="5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18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8.473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823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9.141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669cm" svg:y="5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9.844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10.202cm" svg:y="5.7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10.503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0.75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1.072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1.52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45cm" svg:height="0.292cm" svg:x="11.776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2.05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2.307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421cm" svg:height="0.423cm" svg:x="13.06cm" svg:y="5.6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8cm" svg:height="0.292cm" svg:x="13.749cm" svg:y="5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13.99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14.315cm" svg:y="5.7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4.83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15.331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5.641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5.896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244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6.526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978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7.23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511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7.762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olygon draw:style-name="gr3" draw:text-style-name="P7" draw:layer="layout" svg:width="0.087cm" svg:height="0.633cm" svg:x="18.493cm" svg:y="5.519cm" svg:viewBox="0 0 88 634" draw:points="88,0 0,0 0,26 62,26 62,610 0,610 0,634 88,634">
            <text:p/>
          </draw:polygon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4.544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525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1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5.336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1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5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4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2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6cm" svg:y="6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3cm" svg:y="7.472cm" svg:viewBox="0 0 3895 33" draw:points="1948,33 0,33 0,0 3895,0 3895,33">
            <text:p/>
          </draw:polygon>
          <draw:path draw:style-name="gr3" draw:text-style-name="P7" draw:layer="layout" svg:width="0.386cm" svg:height="0.351cm" svg:x="7.126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9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8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6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9.247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2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3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9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3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4" draw:id="id224">
          <svg:title>TexMaths</svg:title>
          <svg:desc>22§display§= \int \frac{ - ( x^2 - x ) }{x^2 - 2x - 3}}\ dx§svg§600§FALSE§</svg:desc>
          <draw:polygon draw:style-name="gr2" draw:text-style-name="P6" draw:layer="layout" svg:width="6.789cm" svg:height="1.752cm" svg:x="12.833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12.838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653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14.927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42cm" svg:y="6.5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788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24cm" svg:y="6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9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522cm" svg:y="6.8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7.985cm" svg:y="6.5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4.605cm" svg:y="7.472cm" svg:viewBox="0 0 3895 33" draw:points="1948,33 0,33 0,0 3895,0 3895,33">
            <text:p/>
          </draw:polygon>
          <draw:path draw:style-name="gr3" draw:text-style-name="P7" draw:layer="layout" svg:width="0.386cm" svg:height="0.351cm" svg:x="14.62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081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63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378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16.749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404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145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8.881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9.275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5" draw:id="id225">
          <svg:title>TexMaths</svg:title>
          <svg:desc>22§display§= \int \frac{ - ( x^2 - 2x - 3 + x + 3 ) }{x^2 - 2x - 3}}\ dx§svg§600§FALSE§</svg:desc>
          <draw:polygon draw:style-name="gr2" draw:text-style-name="P6" draw:layer="layout" svg:width="10.709cm" svg:height="1.752cm" svg:x="5.333cm" svg:y="8.857cm" svg:viewBox="0 0 10710 1753" draw:points="5355,1753 0,1753 0,0 10710,0 10710,1753">
            <text:p/>
          </draw:polygon>
          <draw:path draw:style-name="gr3" draw:text-style-name="P7" draw:layer="layout" svg:width="0.515cm" svg:height="0.182cm" svg:x="5.338cm" svg:y="9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8.9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68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3cm" svg:y="8.8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2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483cm" svg:y="8.8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2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cm" svg:y="8.9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0.15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806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47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2.115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86cm" svg:height="0.351cm" svg:x="12.86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502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264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64cm" svg:y="8.8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7.816cm" svg:height="0.032cm" svg:x="7.105cm" svg:y="9.772cm" svg:viewBox="0 0 7817 33" draw:points="3909,33 0,33 0,0 7817,0 7817,33">
            <text:p/>
          </draw:polygon>
          <draw:path draw:style-name="gr3" draw:text-style-name="P7" draw:layer="layout" svg:width="0.386cm" svg:height="0.351cm" svg:x="9.088cm" svg:y="10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541cm" svg:y="9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38cm" svg:y="9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1.209cm" svg:y="10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864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605cm" svg:y="9.9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301cm" svg:y="9.4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695cm" svg:y="9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226" draw:id="id226">
          <svg:title>TexMaths</svg:title>
          <svg:desc>22§display§= \int \frac{ - ( x^2 - 2x - 3 ) - ( x + 3 ) }{x^2 - 2x - 3}}\ dx§svg§600§FALSE§</svg:desc>
          <draw:polygon draw:style-name="gr2" draw:text-style-name="P6" draw:layer="layout" svg:width="11.311cm" svg:height="1.752cm" svg:x="5.335cm" svg:y="11.057cm" svg:viewBox="0 0 11312 1753" draw:points="5657,1753 0,1753 0,0 11312,0 11312,1753">
            <text:p/>
          </draw:polygon>
          <draw:path draw:style-name="gr3" draw:text-style-name="P7" draw:layer="layout" svg:width="0.515cm" svg:height="0.182cm" svg:x="5.34cm" svg:y="11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1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71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3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485cm" svg:y="11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5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3cm" svg:y="11.1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0.152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09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5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94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2.44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22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47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107cm" svg:y="11.20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4.869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26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8.417cm" svg:height="0.032cm" svg:x="7.107cm" svg:y="11.972cm" svg:viewBox="0 0 8418 33" draw:points="4210,33 0,33 0,0 8418,0 8418,33">
            <text:p/>
          </draw:polygon>
          <draw:path draw:style-name="gr3" draw:text-style-name="P7" draw:layer="layout" svg:width="0.386cm" svg:height="0.351cm" svg:x="9.392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44cm" svg:y="12.1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93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41cm" svg:y="12.1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386cm" svg:height="0.351cm" svg:x="11.511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167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08cm" svg:y="12.1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906cm" svg:y="11.6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3cm" svg:y="11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27" draw:id="id227">
          <svg:title>TexMaths</svg:title>
          <svg:desc>22§display§= \int \left[ 1 - \frac{ x + 3  }{x^2 - 2x - 3}} \right] \ dx§svg§600§FALSE§</svg:desc>
          <draw:polygon draw:style-name="gr2" draw:text-style-name="P6" draw:layer="layout" svg:width="9.065cm" svg:height="1.779cm" svg:x="5.337cm" svg:y="13.258cm" svg:viewBox="0 0 9066 1780" draw:points="4534,1780 0,1780 0,0 9066,0 9066,1780">
            <text:p/>
          </draw:polygon>
          <draw:path draw:style-name="gr3" draw:text-style-name="P7" draw:layer="layout" svg:width="0.515cm" svg:height="0.182cm" svg:x="5.342cm" svg:y="14.0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7cm" svg:y="13.28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1cm" svg:y="13.219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493cm" svg:y="13.8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8.047cm" svg:y="14.13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932cm" svg:y="13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566cm" svg:y="13.3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328cm" svg:y="13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3.894cm" svg:height="0.032cm" svg:x="8.848cm" svg:y="14.131cm" svg:viewBox="0 0 3895 33" draw:points="1948,33 0,33 0,0 3895,0 3895,33">
            <text:p/>
          </draw:polygon>
          <draw:path draw:style-name="gr3" draw:text-style-name="P7" draw:layer="layout" svg:width="0.386cm" svg:height="0.351cm" svg:x="8.871cm" svg:y="14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325cm" svg:y="14.2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74cm" svg:y="14.6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622cm" svg:y="14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2cm" svg:y="14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646cm" svg:y="14.66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389cm" svg:y="14.3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847cm" svg:y="13.2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3.662cm" svg:y="13.8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056cm" svg:y="13.9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width*0.05;width" smil:keyTimes="0;1"/>
                  <anim:animate smil:dur="0.5s" smil:fill="hold" smil:targetElement="id220" smil:attributeName="height" smil:values="height;height" smil:keyTimes="0;1"/>
                  <anim:animate smil:dur="0.5s" smil:fill="hold" smil:targetElement="id220" smil:attributeName="x" smil:values="x-.2;x" smil:keyTimes="0;1"/>
                  <anim:animate smil:dur="0.5s" smil:fill="hold" smil:targetElement="id220" smil:attributeName="y" smil:values="y;y" smil:keyTimes="0;1"/>
                  <anim:transitionFilter smil:dur="0.5s" smil:targetElement="id2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2.7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- \int dx - \int \frac{ x + 3  }{x^2 - 2x - 3}}\ dx§svg§600§FALSE§</svg:desc>
          <draw:polygon draw:style-name="gr2" draw:text-style-name="P6" draw:layer="layout" svg:width="10.21cm" svg:height="1.642cm" svg:x="3.431cm" svg:y="0.855cm" svg:viewBox="0 0 10211 1643" draw:points="5106,1643 0,1643 0,0 10211,0 10211,1643">
            <text:p/>
          </draw:polygon>
          <draw:path draw:style-name="gr3" draw:text-style-name="P7" draw:layer="layout" svg:width="0.515cm" svg:height="0.182cm" svg:x="3.436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272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982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5.872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266cm" svg:y="1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921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673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707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342cm" svg:y="0.8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104cm" svg:y="0.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3.894cm" svg:height="0.032cm" svg:x="8.625cm" svg:y="1.659cm" svg:viewBox="0 0 3895 33" draw:points="1948,33 0,33 0,0 3895,0 3895,33">
            <text:p/>
          </draw:polygon>
          <draw:path draw:style-name="gr3" draw:text-style-name="P7" draw:layer="layout" svg:width="0.386cm" svg:height="0.351cm" svg:x="8.64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102cm" svg:y="1.8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4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397cm" svg:y="1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76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2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64cm" svg:y="1.8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9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94cm" svg:y="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1" draw:id="id231">
          <svg:title>TexMaths</svg:title>
          <svg:desc>24§display§\text {Exress} §svg§600§FALSE§</svg:desc>
          <draw:polygon draw:style-name="gr2" draw:text-style-name="P6" draw:layer="layout" svg:width="2.279cm" svg:height="0.499cm" svg:x="2.54cm" svg:y="3.549cm" svg:viewBox="0 0 2280 500" draw:points="1139,500 0,500 0,0 2280,0 2280,500">
            <text:p/>
          </draw:polygon>
          <draw:path draw:style-name="gr3" draw:text-style-name="P7" draw:layer="layout" svg:width="0.523cm" svg:height="0.575cm" svg:x="2.525cm" svg:y="3.5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2cm" svg:y="3.7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1cm" svg:y="3.7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2cm" svg:y="3.7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2cm" svg:y="3.7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4cm" svg:y="3.7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32" draw:id="id232">
          <svg:title>TexMaths</svg:title>
          <svg:desc>22§display§x + 3 = A\frac{d}{dx}( x^2 - 2x + 3 ) + B§svg§600§FALSE§</svg:desc>
          <draw:polygon draw:style-name="gr2" draw:text-style-name="P6" draw:layer="layout" svg:width="10.362cm" svg:height="1.522cm" svg:x="5.444cm" svg:y="3.047cm" svg:viewBox="0 0 10363 1523" draw:points="5181,1523 0,1523 0,0 10363,0 10363,1523">
            <text:p/>
          </draw:polygon>
          <draw:path draw:style-name="gr3" draw:text-style-name="P7" draw:layer="layout" svg:width="0.386cm" svg:height="0.351cm" svg:x="5.428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062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824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436cm" svg:y="3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7cm" svg:y="3.515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9cm" svg:height="0.546cm" svg:x="9.134cm" svg:y="3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3cm" svg:y="3.858cm" svg:viewBox="0 0 847 33" draw:points="422,33 0,33 0,0 847,0 847,33">
            <text:p/>
          </draw:polygon>
          <draw:path draw:style-name="gr3" draw:text-style-name="P7" draw:layer="layout" svg:width="0.369cm" svg:height="0.546cm" svg:x="8.913cm" svg:y="4.0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7cm" svg:y="4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9.897cm" svg:y="3.4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3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595cm" svg:y="3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4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892cm" svg:y="3.5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264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97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59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4.059cm" svg:y="3.4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531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293cm" svg:y="3.5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</draw:g>
        <draw:g xml:id="id233" draw:id="id233">
          <svg:title>TexMaths</svg:title>
          <svg:desc>22§display§x + 3 = A ( 2x - 2 ) + B§svg§600§FALSE§</svg:desc>
          <draw:polygon draw:style-name="gr2" draw:text-style-name="P6" draw:layer="layout" svg:width="7.598cm" svg:height="0.696cm" svg:x="5.445cm" svg:y="4.947cm" svg:viewBox="0 0 7599 697" draw:points="3800,697 0,697 0,0 7599,0 7599,697">
            <text:p/>
          </draw:polygon>
          <draw:path draw:style-name="gr3" draw:text-style-name="P7" draw:layer="layout" svg:width="0.386cm" svg:height="0.351cm" svg:x="5.429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3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5cm" svg:y="4.9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7cm" svg:y="5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4.9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6cm" svg:y="4.9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6cm" svg:y="5.2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02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95cm" svg:y="4.9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7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29cm" svg:y="4.9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30" draw:id="id23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1.356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8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1.3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1.3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1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4" draw:id="id234">
          <svg:title>TexMaths</svg:title>
          <svg:desc>22§display§. \ . \ . \ \left(  \text {2} \right)§svg§600§FALSE§</svg:desc>
          <draw:polygon draw:style-name="gr2" draw:text-style-name="P6" draw:layer="layout" svg:width="2.38cm" svg:height="0.696cm" svg:x="14.937cm" svg:y="4.756cm" svg:viewBox="0 0 2381 697" draw:points="1192,697 0,697 0,0 2381,0 2381,697">
            <text:p/>
          </draw:polygon>
          <draw:path draw:style-name="gr3" draw:text-style-name="P7" draw:layer="layout" svg:width="0.083cm" svg:height="0.083cm" svg:x="14.965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7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cm" svg:y="5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1cm" svg:y="4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783cm" svg:y="4.7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176cm" svg:y="4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5" draw:id="id235">
          <svg:title>TexMaths</svg:title>
          <svg:desc>22§display§x + 3 = (2A)x + ( - 2A + B )§svg§600§FALSE§</svg:desc>
          <draw:polygon draw:style-name="gr2" draw:text-style-name="P6" draw:layer="layout" svg:width="9.345cm" svg:height="0.696cm" svg:x="5.446cm" svg:y="6.149cm" svg:viewBox="0 0 9346 697" draw:points="4673,697 0,697 0,0 9346,0 9346,697">
            <text:p/>
          </draw:polygon>
          <draw:path draw:style-name="gr3" draw:text-style-name="P7" draw:layer="layout" svg:width="0.386cm" svg:height="0.351cm" svg:x="5.43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6.1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8cm" svg:y="6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88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1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6cm" svg:y="6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4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2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38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4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2cm" svg:y="6.4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108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12.483cm" svg:y="6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3cm" svg:y="6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7" draw:id="id237">
          <svg:title>TexMaths</svg:title>
          <svg:desc>22§display§2A = 1 \ \text {and } - 2A + B = 3§svg§600§FALSE§</svg:desc>
          <draw:polygon draw:style-name="gr2" draw:text-style-name="P6" draw:layer="layout" svg:width="8.934cm" svg:height="0.542cm" svg:x="5.426cm" svg:y="7.347cm" svg:viewBox="0 0 8935 543" draw:points="4469,543 0,543 0,0 8935,0 8935,543">
            <text:p/>
          </draw:polygon>
          <draw:path draw:style-name="gr3" draw:text-style-name="P7" draw:layer="layout" svg:width="0.309cm" svg:height="0.517cm" svg:x="5.42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1cm" svg:y="7.3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3cm" svg:y="7.3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1cm" svg:y="7.5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1cm" svg:y="7.5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2cm" svg:y="7.3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68cm" svg:y="7.6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1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10.891cm" svg:y="7.3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cm" svg:y="7.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2cm" svg:y="7.3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4.078cm" svg:y="7.34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236" draw:id="id236">
          <svg:title>TexMaths</svg:title>
          <svg:desc>24§display§\therefore§svg§600§FALSE§</svg:desc>
          <draw:polygon draw:style-name="gr2" draw:text-style-name="P6" draw:layer="layout" svg:width="0.453cm" svg:height="0.371cm" svg:x="4.041cm" svg:y="7.449cm" svg:viewBox="0 0 454 372" draw:points="227,372 0,372 0,0 454,0 454,372">
            <text:p/>
          </draw:polygon>
          <draw:path draw:style-name="gr3" draw:text-style-name="P7" draw:layer="layout" svg:width="0.513cm" svg:height="0.455cm" svg:x="4.024cm" svg:y="7.4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38" draw:id="id238">
          <svg:title>TexMaths</svg:title>
          <svg:desc>28§display§\Rightarrow§svg§600§FALSE§</svg:desc>
          <draw:polygon draw:style-name="gr2" draw:text-style-name="P6" draw:layer="layout" svg:width="0.829cm" svg:height="0.444cm" svg:x="15.241cm" svg:y="7.416cm" svg:viewBox="0 0 830 445" draw:points="416,445 0,445 0,0 830,0 830,445">
            <text:p/>
          </draw:polygon>
          <draw:path draw:style-name="gr3" draw:text-style-name="P7" draw:layer="layout" svg:width="0.874cm" svg:height="0.542cm" svg:x="15.245cm" svg:y="7.3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39" draw:id="id239">
          <svg:title>TexMaths</svg:title>
          <svg:desc>22§display§A = \frac{1}{2} \ \text {and } B =  4§svg§600§FALSE§</svg:desc>
          <draw:polygon draw:style-name="gr2" draw:text-style-name="P6" draw:layer="layout" svg:width="5.888cm" svg:height="1.491cm" svg:x="16.738cm" svg:y="6.848cm" svg:viewBox="0 0 5889 1492" draw:points="2944,1492 0,1492 0,0 5889,0 5889,1492">
            <text:p/>
          </draw:polygon>
          <draw:path draw:style-name="gr3" draw:text-style-name="P7" draw:layer="layout" svg:width="0.531cm" svg:height="0.555cm" svg:x="16.726cm" svg:y="7.293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17.53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472cm" svg:y="6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3cm" svg:y="7.638cm" svg:viewBox="0 0 389 33" draw:points="194,33 0,33 0,0 389,0 389,33">
            <text:p/>
          </draw:polygon>
          <draw:path draw:style-name="gr3" draw:text-style-name="P7" draw:layer="layout" svg:width="0.309cm" svg:height="0.516cm" svg:x="18.442cm" svg:y="7.8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49cm" svg:height="0.356cm" svg:x="19.172cm" svg:y="7.5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9.553cm" svg:y="7.5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9.982cm" svg:y="7.31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20.675cm" svg:y="7.31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21.52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2.321cm" svg:y="7.32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0" draw:id="id240">
          <svg:title>TexMaths</svg:title>
          <svg:desc>22§display§\text {Put }\ A = \frac{1}{2} \text { and } B =  4 \text { in (2) we get,  }§svg§600§FALSE§</svg:desc>
          <draw:polygon draw:style-name="gr2" draw:text-style-name="P6" draw:layer="layout" svg:width="12.413cm" svg:height="1.491cm" svg:x="5.244cm" svg:y="8.345cm" svg:viewBox="0 0 12414 1492" draw:points="6207,1492 0,1492 0,0 12414,0 12414,1492">
            <text:p/>
          </draw:polygon>
          <draw:path draw:style-name="gr3" draw:text-style-name="P7" draw:layer="layout" svg:width="0.457cm" svg:height="0.529cm" svg:x="5.232cm" svg:y="8.81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756cm" svg:y="9.00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6.175cm" svg:y="8.8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7.004cm" svg:y="8.79cm" svg:viewBox="0 0 531 556" svg:d="M111 466c-30 51-60 64-95 65-9 0-16 0-16 16 0 4 4 9 11 9 21 0 44-4 66-4 25 0 53 4 78 4 3 0 14 0 14-16 0-9-7-9-12-9-18-1-37-9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7.81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75cm" svg:y="8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81cm" svg:y="9.135cm" svg:viewBox="0 0 389 33" draw:points="194,33 0,33 0,0 389,0 389,33">
            <text:p/>
          </draw:polygon>
          <draw:path draw:style-name="gr3" draw:text-style-name="P7" draw:layer="layout" svg:width="0.309cm" svg:height="0.516cm" svg:x="8.72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49cm" svg:height="0.356cm" svg:x="9.45cm" svg:y="8.997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9.829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26cm" svg:y="8.807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10.953cm" svg:y="8.816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11.80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2.599cm" svg:y="8.82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13.246cm" svg:y="8.82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61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4.2cm" svg:y="8.7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462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18cm" svg:height="0.773cm" svg:x="14.855cm" svg:y="8.7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3cm" svg:height="0.342cm" svg:x="15.383cm" svg:y="9.0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5.928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6.528cm" svg:y="8.9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6.916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7.252cm" svg:y="8.8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7.605cm" svg:y="9.26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1" draw:id="id241">
          <svg:title>TexMaths</svg:title>
          <svg:desc>22§display§x + 3 = \frac{1}{2} ( 2x - 2 ) + 4§svg§600§FALSE§</svg:desc>
          <draw:polygon draw:style-name="gr2" draw:text-style-name="P6" draw:layer="layout" svg:width="7.37cm" svg:height="1.491cm" svg:x="5.446cm" svg:y="10.249cm" svg:viewBox="0 0 7371 1492" draw:points="3685,1492 0,1492 0,0 7371,0 7371,1492">
            <text:p/>
          </draw:polygon>
          <draw:path draw:style-name="gr3" draw:text-style-name="P7" draw:layer="layout" svg:width="0.386cm" svg:height="0.351cm" svg:x="5.43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10.73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7.438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73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304cm" svg:y="11.039cm" svg:viewBox="0 0 389 33" draw:points="194,33 0,33 0,0 389,0 389,33">
            <text:p/>
          </draw:polygon>
          <draw:path draw:style-name="gr3" draw:text-style-name="P7" draw:layer="layout" svg:width="0.309cm" svg:height="0.516cm" svg:x="8.343cm" svg:y="11.26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86cm" svg:y="10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22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494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96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89cm" svg:y="10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761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512cm" svg:y="10.72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2" draw:id="id242">
          <svg:title>TexMaths</svg:title>
          <svg:desc>24§display§\therefore§svg§600§FALSE§</svg:desc>
          <draw:polygon draw:style-name="gr2" draw:text-style-name="P6" draw:layer="layout" svg:width="0.453cm" svg:height="0.371cm" svg:x="2.941cm" svg:y="11.949cm" svg:viewBox="0 0 454 372" draw:points="227,372 0,372 0,0 454,0 454,372">
            <text:p/>
          </draw:polygon>
          <draw:path draw:style-name="gr3" draw:text-style-name="P7" draw:layer="layout" svg:width="0.513cm" svg:height="0.455cm" svg:x="2.924cm" svg:y="11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43" draw:id="id243">
          <svg:title>TexMaths</svg:title>
          <svg:desc>24§display§\text {(1) becomes} §svg§600§FALSE§</svg:desc>
          <draw:polygon draw:style-name="gr2" draw:text-style-name="P6" draw:layer="layout" svg:width="4.32cm" svg:height="0.76cm" svg:x="4.228cm" svg:y="11.851cm" svg:viewBox="0 0 4321 761" draw:points="2159,761 0,761 0,0 4321,0 4321,761">
            <text:p/>
          </draw:polygon>
          <draw:path draw:style-name="gr3" draw:text-style-name="P7" draw:layer="layout" svg:width="0.197cm" svg:height="0.844cm" svg:x="4.268cm" svg:y="11.80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4.589cm" svg:y="11.88cm" svg:viewBox="0 0 280 565" svg:d="M175 21c0-19 0-21-20-21-53 54-128 54-155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984cm" svg:y="11.8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17cm" svg:height="0.596cm" svg:x="5.568cm" svg:y="11.857cm" svg:viewBox="0 0 418 597" svg:d="M123 269v-269l-123 10v26c60 0 65 6 65 47v505h21c2-2 8-14 31-52 14 19 50 61 111 61 102 0 190-82 190-192 0-107-84-192-180-192-65 0-102 40-115 56zM125 492v-175c0-17 0-17 9-31 33-48 79-54 100-54 39 0 69 22 88 54 24 35 25 83 25 117 0 33-1 83-26 121-18 25-50 54-96 54-37 0-68-21-89-52-11-17-11-19-11-34z">
            <text:p/>
          </draw:path>
          <draw:path draw:style-name="gr3" draw:text-style-name="P7" draw:layer="layout" svg:width="0.327cm" svg:height="0.389cm" svg:x="6.059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1cm" svg:height="0.389cm" svg:x="6.439cm" svg:y="12.064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7" draw:layer="layout" svg:width="0.375cm" svg:height="0.389cm" svg:x="6.81cm" svg:y="12.06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7.234cm" svg:y="12.06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10 50-123 83-11-73-75-83-113-83-62 0-102 36-125 88v-88l-119 10v26c60 0 65 6 65 47z">
            <text:p/>
          </draw:path>
          <draw:path draw:style-name="gr3" draw:text-style-name="P7" draw:layer="layout" svg:width="0.327cm" svg:height="0.389cm" svg:x="7.935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313cm" svg:y="12.06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44" draw:id="id244">
          <svg:title>TexMaths</svg:title>
          <svg:desc>24§display§\text {I}§svg§600§FALSE§</svg:desc>
          <draw:polygon draw:style-name="gr2" draw:text-style-name="P6" draw:layer="layout" svg:width="0.197cm" svg:height="0.493cm" svg:x="2.744cm" svg:y="13.6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5" draw:id="id245">
          <svg:title>TexMaths</svg:title>
          <svg:desc>22§display§= - \int dx - \int \frac{ \frac{1}{2} ( 2x - 2 ) + 4  }{x^2 - 2x - 3}}\ dx§svg§600§FALSE§</svg:desc>
          <draw:polygon draw:style-name="gr2" draw:text-style-name="P6" draw:layer="layout" svg:width="10.903cm" svg:height="1.821cm" svg:x="3.632cm" svg:y="12.856cm" svg:viewBox="0 0 10904 1822" draw:points="5452,1822 0,1822 0,0 10904,0 10904,1822">
            <text:p/>
          </draw:polygon>
          <draw:path draw:style-name="gr3" draw:text-style-name="P7" draw:layer="layout" svg:width="0.515cm" svg:height="0.182cm" svg:x="3.637cm" svg:y="1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473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5.182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69cm" svg:height="0.546cm" svg:x="6.073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467cm" svg:y="13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7.122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873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198cm" svg:height="0.36cm" svg:x="8.977cm" svg:y="12.81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919cm" svg:y="13.273cm" svg:viewBox="0 0 310 33" draw:points="155,33 0,33 0,0 310,0 310,33">
            <text:p/>
          </draw:polygon>
          <draw:path draw:style-name="gr3" draw:text-style-name="P7" draw:layer="layout" svg:width="0.24cm" svg:height="0.36cm" svg:x="8.952cm" svg:y="13.3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96cm" svg:y="12.9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6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29cm" svg:y="13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3.2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432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11.824cm" svg:y="12.9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96cm" svg:y="13.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3.047cm" svg:y="12.958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587cm" svg:height="0.032cm" svg:x="8.825cm" svg:y="13.84cm" svg:viewBox="0 0 4588 33" draw:points="2295,33 0,33 0,0 4588,0 4588,33">
            <text:p/>
          </draw:polygon>
          <draw:path draw:style-name="gr3" draw:text-style-name="P7" draw:layer="layout" svg:width="0.386cm" svg:height="0.351cm" svg:x="9.195cm" svg:y="14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9.647cm" svg:y="13.9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96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44cm" svg:y="1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16cm" svg:y="14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1.97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11cm" svg:y="1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3.794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188cm" svg:y="13.7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4" draw:id="id254">
          <svg:title>TexMaths</svg:title>
          <svg:desc>26§display§\text {(4)}§svg§600§FALSE§</svg:desc>
          <draw:polygon draw:style-name="gr2" draw:text-style-name="P6" draw:layer="layout" svg:width="0.986cm" svg:height="0.823cm" svg:x="1.719cm" svg:y="13.054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054cm" svg:y="13.075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54cm" svg:y="13.0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5" draw:id="id255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844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2§display§= - \int dx - \int \left[ \frac{ \frac{1}{2} ( 2x - 2 )  }{x^2 - 2x - 3}} + \frac{ 4 }{x^2 - 2x - 3}} \right]\ dx§svg§600§FALSE§</svg:desc>
          <draw:polygon draw:style-name="gr2" draw:text-style-name="P6" draw:layer="layout" svg:width="16.181cm" svg:height="1.889cm" svg:x="5.543cm" svg:y="0.96cm" svg:viewBox="0 0 16182 1890" draw:points="8091,1890 0,1890 0,0 16182,0 16182,1890">
            <text:p/>
          </draw:polygon>
          <draw:path draw:style-name="gr3" draw:text-style-name="P7" draw:layer="layout" svg:width="0.515cm" svg:height="0.182cm" svg:x="5.548cm" svg:y="1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4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094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69cm" svg:height="0.546cm" svg:x="7.984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379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3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9.785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10.837cm" svg:y="1.032cm" svg:viewBox="0 0 206 1856" draw:points="0,1856 206,1856 206,1814 42,1814 42,42 206,42 206,0 0,0">
            <text:p/>
          </draw:polygon>
          <draw:path draw:style-name="gr3" draw:text-style-name="P7" draw:layer="layout" svg:width="0.198cm" svg:height="0.36cm" svg:x="11.617cm" svg:y="0.9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1.557cm" svg:y="1.377cm" svg:viewBox="0 0 310 33" draw:points="155,33 0,33 0,0 310,0 310,33">
            <text:p/>
          </draw:polygon>
          <draw:path draw:style-name="gr3" draw:text-style-name="P7" draw:layer="layout" svg:width="0.24cm" svg:height="0.36cm" svg:x="11.592cm" svg:y="1.4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2.036cm" svg:y="1.0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298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2.668cm" svg:y="1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324cm" svg:y="1.37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072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463cm" svg:y="1.0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1.145cm" svg:y="1.943cm" svg:viewBox="0 0 3895 33" draw:points="1948,33 0,33 0,0 3895,0 3895,33">
            <text:p/>
          </draw:polygon>
          <draw:path draw:style-name="gr3" draw:text-style-name="P7" draw:layer="layout" svg:width="0.386cm" svg:height="0.351cm" svg:x="11.168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21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7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918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3.289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944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685cm" svg:y="2.1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5.347cm" svg:y="1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7.946cm" svg:y="1.106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894cm" svg:height="0.032cm" svg:x="16.17cm" svg:y="1.943cm" svg:viewBox="0 0 3895 33" draw:points="1948,33 0,33 0,0 3895,0 3895,33">
            <text:p/>
          </draw:polygon>
          <draw:path draw:style-name="gr3" draw:text-style-name="P7" draw:layer="layout" svg:width="0.386cm" svg:height="0.351cm" svg:x="16.193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646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195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943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8.312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969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71cm" svg:y="2.1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205cm" svg:height="1.855cm" svg:x="20.168cm" svg:y="1.032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20.983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21.377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7" draw:id="id257">
          <svg:title>TexMaths</svg:title>
          <svg:desc>24§display§= \int \sqrt{\frac{x + 2}{x - 5}} \ dx§svg§600§FALSE§</svg:desc>
          <draw:polygon draw:style-name="gr2" draw:text-style-name="P6" draw:layer="layout" svg:width="5.936cm" svg:height="1.967cm" svg:x="5.638cm" svg:y="12.358cm" svg:viewBox="0 0 5937 1968" draw:points="2968,1968 0,1968 0,0 5937,0 5937,1968">
            <text:p/>
          </draw:polygon>
          <draw:path draw:style-name="gr3" draw:text-style-name="P7" draw:layer="layout" svg:width="0.562cm" svg:height="0.199cm" svg:x="5.644cm" svg:y="13.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3cm" svg:y="12.493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7.564cm" svg:y="12.3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2.138cm" svg:height="0.035cm" svg:x="8.315cm" svg:y="12.316cm" svg:viewBox="0 0 2139 36" draw:points="1069,36 0,36 0,0 2139,0 2139,36">
            <text:p/>
          </draw:polygon>
          <draw:path draw:style-name="gr3" draw:text-style-name="P7" draw:layer="layout" svg:width="0.421cm" svg:height="0.383cm" svg:x="8.439cm" svg:y="12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9.133cm" svg:y="12.5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9.97cm" svg:y="12.5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8.414cm" svg:y="13.412cm" svg:viewBox="0 0 1937 36" draw:points="968,36 0,36 0,0 1937,0 1937,36">
            <text:p/>
          </draw:polygon>
          <draw:path draw:style-name="gr3" draw:text-style-name="P7" draw:layer="layout" svg:width="0.421cm" svg:height="0.383cm" svg:x="8.439cm" svg:y="1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9.154cm" svg:y="13.9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97cm" svg:y="13.6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2cm" svg:height="0.596cm" svg:x="10.766cm" svg:y="13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97cm" svg:y="13.2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</draw:g>
        <draw:g xml:id="id248" draw:id="id248">
          <svg:title>TexMaths</svg:title>
          <svg:desc>22§display§= - \int dx -  \frac{1}{2} \int \frac{ 2x - 2 }{x^2 - 2x - 3}}\ dx - 4 \int \frac{ 1 }{x^2 - 2x + 1 - 4}}\ dx§svg§600§FALSE§</svg:desc>
          <draw:polygon draw:style-name="gr2" draw:text-style-name="P6" draw:layer="layout" svg:width="19.788cm" svg:height="1.642cm" svg:x="5.547cm" svg:y="3.362cm" svg:viewBox="0 0 19789 1643" draw:points="9895,1643 0,1643 0,0 19789,0 19789,1643">
            <text:p/>
          </draw:polygon>
          <draw:path draw:style-name="gr3" draw:text-style-name="P7" draw:layer="layout" svg:width="0.515cm" svg:height="0.182cm" svg:x="5.552cm" svg:y="4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8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7.98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2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8cm" svg:y="3.3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4.166cm" svg:viewBox="0 0 389 33" draw:points="194,33 0,33 0,0 389,0 389,33">
            <text:p/>
          </draw:polygon>
          <draw:path draw:style-name="gr3" draw:text-style-name="P7" draw:layer="layout" svg:width="0.309cm" svg:height="0.517cm" svg:x="9.87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1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3.6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1cm" svg:y="4.166cm" svg:viewBox="0 0 3895 33" draw:points="1948,33 0,33 0,0 3895,0 3895,33">
            <text:p/>
          </draw:polygon>
          <draw:path draw:style-name="gr3" draw:text-style-name="P7" draw:layer="layout" svg:width="0.386cm" svg:height="0.351cm" svg:x="11.464cm" svg:y="4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8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5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4.3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71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3.85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1.719cm" svg:x="18.035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476cm" svg:y="3.3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18.987cm" svg:y="4.166cm" svg:viewBox="0 0 5227 33" draw:points="2614,33 0,33 0,0 5227,0 5227,33">
            <text:p/>
          </draw:polygon>
          <draw:path draw:style-name="gr3" draw:text-style-name="P7" draw:layer="layout" svg:width="0.386cm" svg:height="0.351cm" svg:x="19.01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462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011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5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1.129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764cm" svg:y="4.4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563cm" svg:y="4.3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11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848cm" svg:y="4.38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4.595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989cm" svg:y="4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49" draw:id="id249">
          <svg:title>TexMaths</svg:title>
          <svg:desc>22§display§= - \int dx -  \frac{1}{2} \int \frac{ 2x - 2 }{x^2 - 2x - 3}}\ dx - 4 \int \frac{ 1 }{ ( x -  1 )^2 - (2)^2 }}\ dx§svg§600§FALSE§</svg:desc>
          <draw:polygon draw:style-name="gr2" draw:text-style-name="P6" draw:layer="layout" svg:width="19.562cm" svg:height="1.7cm" svg:x="5.548cm" svg:y="5.662cm" svg:viewBox="0 0 19563 1701" draw:points="9782,1701 0,1701 0,0 19563,0 19563,1701">
            <text:p/>
          </draw:polygon>
          <draw:path draw:style-name="gr3" draw:text-style-name="P7" draw:layer="layout" svg:width="0.515cm" svg:height="0.182cm" svg:x="5.553cm" svg:y="6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9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7.98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8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9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6.466cm" svg:viewBox="0 0 389 33" draw:points="194,33 0,33 0,0 389,0 389,33">
            <text:p/>
          </draw:polygon>
          <draw:path draw:style-name="gr3" draw:text-style-name="P7" draw:layer="layout" svg:width="0.309cm" svg:height="0.517cm" svg:x="9.879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2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5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5.9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2cm" svg:y="6.466cm" svg:viewBox="0 0 3895 33" draw:points="1948,33 0,33 0,0 3895,0 3895,33">
            <text:p/>
          </draw:polygon>
          <draw:path draw:style-name="gr3" draw:text-style-name="P7" draw:layer="layout" svg:width="0.386cm" svg:height="0.351cm" svg:x="11.465cm" svg:y="6.8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9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6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6.6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71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6.1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8.035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363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8.987cm" svg:y="6.466cm" svg:viewBox="0 0 5003 33" draw:points="2501,33 0,33 0,0 5003,0 5003,33">
            <text:p/>
          </draw:polygon>
          <draw:path draw:style-name="gr3" draw:text-style-name="P7" draw:layer="layout" svg:width="0.18cm" svg:height="0.774cm" svg:x="19.062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311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96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743cm" svg:y="6.6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106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396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4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22.73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992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385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675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7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763cm" svg:y="6.3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- x -  \frac{1}{2} \log (x^2 - 2x - 3)- 4 \log \left[ \frac{x - 1 - 2}{x - 1 + 2} \right]\ + \ c§svg§600§FALSE§</svg:desc>
          <draw:polygon draw:style-name="gr2" draw:text-style-name="P6" draw:layer="layout" svg:width="17.41cm" svg:height="1.779cm" svg:x="5.549cm" svg:y="7.963cm" svg:viewBox="0 0 17411 1780" draw:points="8707,1780 0,1780 0,0 17411,0 17411,1780">
            <text:p/>
          </draw:polygon>
          <draw:path draw:style-name="gr3" draw:text-style-name="P7" draw:layer="layout" svg:width="0.515cm" svg:height="0.182cm" svg:x="5.554cm" svg:y="8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8.7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8.0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8.836cm" svg:viewBox="0 0 389 33" draw:points="194,33 0,33 0,0 389,0 389,33">
            <text:p/>
          </draw:polygon>
          <draw:path draw:style-name="gr3" draw:text-style-name="P7" draw:layer="layout" svg:width="0.309cm" svg:height="0.516cm" svg:x="8.446cm" svg:y="9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8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8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8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8.4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8.7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8.3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8.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9cm" svg:y="8.7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8.5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8.4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7cm" svg:y="8.83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8.52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15.996cm" svg:y="8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07cm" svg:y="8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593cm" svg:y="8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7.291cm" svg:y="7.92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621cm" svg:y="8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8.277cm" svg:y="8.3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55cm" svg:y="8.0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9.608cm" svg:y="8.3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356cm" svg:y="8.0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105cm" svg:height="0.032cm" svg:x="17.599cm" svg:y="8.836cm" svg:viewBox="0 0 3106 33" draw:points="1554,33 0,33 0,0 3106,0 3106,33">
            <text:p/>
          </draw:polygon>
          <draw:path draw:style-name="gr3" draw:text-style-name="P7" draw:layer="layout" svg:width="0.386cm" svg:height="0.351cm" svg:x="17.621cm" svg:y="9.2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8.277cm" svg:y="9.3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55cm" svg:y="9.0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9.586cm" svg:y="9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0.356cm" svg:y="9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20.808cm" svg:y="7.924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1.677cm" svg:y="8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696cm" svg:y="8.7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3" draw:id="id253">
          <svg:title>TexMaths</svg:title>
          <svg:desc>22§display§= - x -  \frac{1}{2} \log (x^2 - 2x - 3)- 4 \log \left[ \frac{x - 3}{x + 1} \right]\ + \ c§svg§600§FALSE§</svg:desc>
          <draw:polygon draw:style-name="gr2" draw:text-style-name="P6" draw:layer="layout" svg:width="16.078cm" svg:height="1.779cm" svg:x="5.549cm" svg:y="10.165cm" svg:viewBox="0 0 16079 1780" draw:points="8039,1780 0,1780 0,0 16079,0 16079,1780">
            <text:p/>
          </draw:polygon>
          <draw:path draw:style-name="gr3" draw:text-style-name="P7" draw:layer="layout" svg:width="0.515cm" svg:height="0.182cm" svg:x="5.554cm" svg:y="10.9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10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10.2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11.038cm" svg:viewBox="0 0 389 33" draw:points="194,33 0,33 0,0 389,0 389,33">
            <text:p/>
          </draw:polygon>
          <draw:path draw:style-name="gr3" draw:text-style-name="P7" draw:layer="layout" svg:width="0.309cm" svg:height="0.516cm" svg:x="8.446cm" svg:y="11.2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10.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10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10.8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10.6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10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10.5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10.7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8cm" svg:y="10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10.73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10.6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6cm" svg:y="11.03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10.72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15.996cm" svg:y="10.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07cm" svg:y="10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592cm" svg:y="10.8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7.291cm" svg:y="10.126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62cm" svg:y="10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8.277cm" svg:y="10.51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018cm" svg:y="10.2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775cm" svg:height="0.032cm" svg:x="17.599cm" svg:y="11.038cm" svg:viewBox="0 0 1776 33" draw:points="887,33 0,33 0,0 1776,0 1776,33">
            <text:p/>
          </draw:polygon>
          <draw:path draw:style-name="gr3" draw:text-style-name="P7" draw:layer="layout" svg:width="0.386cm" svg:height="0.351cm" svg:x="17.62cm" svg:y="11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8.256cm" svg:y="11.3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055cm" svg:y="11.26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9.475cm" svg:y="10.1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0.345cm" svg:y="10.7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365cm" svg:y="10.9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5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1" draw:id="id251">
          <svg:title>TexMaths</svg:title>
          <svg:desc>24§display§\therefore§svg§600§FALSE§</svg:desc>
          <draw:polygon draw:style-name="gr2" draw:text-style-name="P6" draw:layer="layout" svg:width="0.453cm" svg:height="0.371cm" svg:x="3.341cm" svg:y="10.9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8" draw:id="id258">
          <svg:title>TexMaths</svg:title>
          <svg:desc>24§display§= \int \sqrt{ \frac{x + 2}{x - 5} \times  \frac{x + 2}{x + 2} } \ dx§svg§600§FALSE§</svg:desc>
          <draw:polygon draw:style-name="gr2" draw:text-style-name="P6" draw:layer="layout" svg:width="9.104cm" svg:height="1.967cm" svg:x="12.138cm" svg:y="12.458cm" svg:viewBox="0 0 9105 1968" draw:points="4552,1968 0,1968 0,0 9105,0 9105,1968">
            <text:p/>
          </draw:polygon>
          <draw:path draw:style-name="gr3" draw:text-style-name="P7" draw:layer="layout" svg:width="0.562cm" svg:height="0.199cm" svg:x="12.144cm" svg:y="13.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3.033cm" svg:y="12.593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14.064cm" svg:y="12.4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5.306cm" svg:height="0.035cm" svg:x="14.815cm" svg:y="12.416cm" svg:viewBox="0 0 5307 36" draw:points="2653,36 0,36 0,0 5307,0 5307,36">
            <text:p/>
          </draw:polygon>
          <draw:path draw:style-name="gr3" draw:text-style-name="P7" draw:layer="layout" svg:width="0.421cm" svg:height="0.383cm" svg:x="14.939cm" svg:y="12.7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15.632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6.47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4.914cm" svg:y="13.512cm" svg:viewBox="0 0 1937 36" draw:points="968,36 0,36 0,0 1937,0 1937,36">
            <text:p/>
          </draw:polygon>
          <draw:path draw:style-name="gr3" draw:text-style-name="P7" draw:layer="layout" svg:width="0.421cm" svg:height="0.383cm" svg:x="14.939cm" svg:y="13.9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15.654cm" svg:y="14.0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6.47cm" svg:y="13.7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8cm" svg:height="0.408cm" svg:x="17.263cm" svg:y="13.326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7" draw:layer="layout" svg:width="0.421cm" svg:height="0.383cm" svg:x="18.107cm" svg:y="12.7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8.082cm" svg:y="13.512cm" svg:viewBox="0 0 1937 36" draw:points="968,36 0,36 0,0 1937,0 1937,36">
            <text:p/>
          </draw:polygon>
          <draw:path draw:style-name="gr3" draw:text-style-name="P7" draw:layer="layout" svg:width="0.421cm" svg:height="0.383cm" svg:x="18.107cm" svg:y="13.9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3.8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3.75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402cm" svg:height="0.596cm" svg:x="20.435cm" svg:y="13.1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0.865cm" svg:y="13.3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259" draw:id="id259">
          <svg:title>TexMaths</svg:title>
          <svg:desc>18§display§[\ \text {Multiply and divide by Numerator expression within the square root }\ ]§svg§600§FALSE§</svg:desc>
          <draw:polygon draw:style-name="gr2" draw:text-style-name="P6" draw:layer="layout" svg:width="19.897cm" svg:height="0.57cm" svg:x="2.742cm" svg:y="14.751cm" svg:viewBox="0 0 19898 571" draw:points="9949,571 0,571 0,0 19898,0 19898,571">
            <text:p/>
          </draw:polygon>
          <draw:polygon draw:style-name="gr3" draw:text-style-name="P7" draw:layer="layout" svg:width="0.087cm" svg:height="0.633cm" svg:x="2.785cm" svg:y="14.719cm" svg:viewBox="0 0 88 634" draw:points="88,634 88,610 26,610 26,26 88,26 88,0 0,0 0,634">
            <text:p/>
          </draw:polygon>
          <draw:path draw:style-name="gr3" draw:text-style-name="P7" draw:layer="layout" svg:width="0.533cm" svg:height="0.433cm" svg:x="3.121cm" svg:y="14.761cm" svg:viewBox="0 0 534 434" svg:d="M130 14c-6-14-8-14-23-14h-107v20h16c47 0 49 7 49 29v318c0 18 0 47-65 47v20c22 0 53-2 75-2 20 0 52 2 73 2v-20c-64 0-64-29-64-47v-343l152 395c4 9 7 15 13 15 7 0 9-5 12-12l155-402h2v365c0 23-2 29-51 29h-16v20c25-2 68-2 93-2 24 0 67 0 90 2v-20h-16c-49 0-49-6-49-29v-336c0-22 0-29 49-29h16v-20h-108c-16 0-16 0-20 12l-140 358z">
            <text:p/>
          </draw:path>
          <draw:path draw:style-name="gr3" draw:text-style-name="P7" draw:layer="layout" svg:width="0.319cm" svg:height="0.287cm" svg:x="3.697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42cm" svg:height="0.44cm" svg:x="4.05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4.217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4.471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02cm" svg:x="4.643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4.999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66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5.724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6.034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6.3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6.95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3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467cm" svg:y="14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136cm" svg:height="0.424cm" svg:x="7.809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47cm" svg:x="7.9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33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8.826cm" svg:y="14.7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9.154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432cm" svg:height="0.433cm" svg:x="9.707cm" svg:y="14.7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10.181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10.533cm" svg:y="1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1.05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1.339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1.59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1.898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2.15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2.465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92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3.195cm" svg:y="1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313cm" svg:height="0.402cm" svg:x="13.539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3.891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4.13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4.422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4.673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4.922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5.095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15.413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34cm" svg:height="0.28cm" svg:x="15.967cm" svg:y="1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3" draw:text-style-name="P7" draw:layer="layout" svg:width="0.136cm" svg:height="0.424cm" svg:x="16.434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16.599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854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17.207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7.381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17.936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8.189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8.53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9.034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3cm" svg:height="0.402cm" svg:x="19.284cm" svg:y="14.9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9.616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9.97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28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0.52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1.02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21.269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21.603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1.915cm" svg:y="14.804cm" svg:viewBox="0 0 200 398" svg:d="M98 137h91v-20h-91v-117h-16c0 52-20 120-82 122v15h55v174c0 79 59 87 82 87 44 0 63-45 63-87v-36h-17v36c0 46-19 71-42 71-43 0-43-58-43-69z">
            <text:p/>
          </draw:path>
          <draw:polygon draw:style-name="gr3" draw:text-style-name="P7" draw:layer="layout" svg:width="0.087cm" svg:height="0.633cm" svg:x="22.584cm" svg:y="14.719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946cm" svg:y="1.5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sqrt{ \frac{x + 2}{x - 5} \times  \frac{x + 2}{x + 2} } \ dx§svg§600§FALSE§</svg:desc>
          <draw:polygon draw:style-name="gr2" draw:text-style-name="P6" draw:layer="layout" svg:width="8.345cm" svg:height="1.803cm" svg:x="5.643cm" svg:y="0.766cm" svg:viewBox="0 0 8346 1804" draw:points="4173,1804 0,1804 0,0 8346,0 8346,1804">
            <text:p/>
          </draw:polygon>
          <draw:path draw:style-name="gr3" draw:text-style-name="P7" draw:layer="layout" svg:width="0.515cm" svg:height="0.182cm" svg:x="5.648cm" svg:y="1.6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88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7.408cm" svg:y="0.727cm" svg:viewBox="0 0 704 1856" svg:d="M275 1703l-168-774-102 158c-5 7-5 9-5 11s11 11 11 12l52-82 180 828c25 0 28 0 32-19l427-1805c0-6 2-13 2-16 0-9-5-16-14-16-12 0-16 11-18 21z">
            <text:p/>
          </draw:path>
          <draw:polygon draw:style-name="gr3" draw:text-style-name="P7" draw:layer="layout" svg:width="4.863cm" svg:height="0.032cm" svg:x="8.096cm" svg:y="0.727cm" svg:viewBox="0 0 4864 33" draw:points="2432,33 0,33 0,0 4864,0 4864,33">
            <text:p/>
          </draw:polygon>
          <draw:path draw:style-name="gr3" draw:text-style-name="P7" draw:layer="layout" svg:width="0.386cm" svg:height="0.351cm" svg:x="8.211cm" svg:y="1.0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8.846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613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8.188cm" svg:y="1.732cm" svg:viewBox="0 0 1776 33" draw:points="887,33 0,33 0,0 1776,0 1776,33">
            <text:p/>
          </draw:polygon>
          <draw:path draw:style-name="gr3" draw:text-style-name="P7" draw:layer="layout" svg:width="0.386cm" svg:height="0.351cm" svg:x="8.211cm" svg:y="2.1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865cm" svg:y="2.2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13cm" svg:y="1.95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74cm" svg:height="0.374cm" svg:x="10.34cm" svg:y="1.561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86cm" svg:height="0.351cm" svg:x="11.115cm" svg:y="1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11.092cm" svg:y="1.732cm" svg:viewBox="0 0 1776 33" draw:points="887,33 0,33 0,0 1776,0 1776,33">
            <text:p/>
          </draw:polygon>
          <draw:path draw:style-name="gr3" draw:text-style-name="P7" draw:layer="layout" svg:width="0.386cm" svg:height="0.351cm" svg:x="11.115cm" svg:y="2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2.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1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69cm" svg:height="0.546cm" svg:x="13.248cm" svg:y="1.4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13.642cm" svg:y="1.5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62" draw:id="id262">
          <svg:title>TexMaths</svg:title>
          <svg:desc>22§display§= \int \sqrt{ \frac{(x + 2)^2}{x^2 + 2x - 5x - 10} } \ dx§svg§600§FALSE§</svg:desc>
          <draw:polygon draw:style-name="gr2" draw:text-style-name="P6" draw:layer="layout" svg:width="9.723cm" svg:height="1.845cm" svg:x="5.644cm" svg:y="3.168cm" svg:viewBox="0 0 9724 1846" draw:points="4862,1846 0,1846 0,0 9724,0 9724,1846">
            <text:p/>
          </draw:polygon>
          <draw:path draw:style-name="gr3" draw:text-style-name="P7" draw:layer="layout" svg:width="0.515cm" svg:height="0.182cm" svg:x="5.649cm" svg:y="4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4cm" svg:y="3.332cm" svg:viewBox="0 0 688 1720" svg:d="M37 1685c25 0 39-17 39-37 0-26-20-38-37-38-20 0-39 12-39 38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7" draw:layer="layout" svg:width="0.703cm" svg:height="1.857cm" svg:x="7.41cm" svg:y="3.129cm" svg:viewBox="0 0 704 1858" svg:d="M275 1705l-168-775-102 158c-5 7-5 9-5 11s11 10 11 12l52-83 180 830c25 0 28 0 32-20l427-1806c0-6 2-13 2-16 0-9-5-16-14-16-12 0-16 11-18 21z">
            <text:p/>
          </draw:path>
          <draw:polygon draw:style-name="gr3" draw:text-style-name="P7" draw:layer="layout" svg:width="6.241cm" svg:height="0.032cm" svg:x="8.098cm" svg:y="3.129cm" svg:viewBox="0 0 6242 33" draw:points="3121,33 0,33 0,0 6242,0 6242,33">
            <text:p/>
          </draw:polygon>
          <draw:path draw:style-name="gr3" draw:text-style-name="P7" draw:layer="layout" svg:width="0.18cm" svg:height="0.774cm" svg:x="9.932cm" svg:y="3.28cm" svg:viewBox="0 0 181 775" svg:d="M181 768c0-2 0-4-14-18-97-97-121-243-121-363 0-133 30-269 125-366 10-9 10-10 10-14 0-5-3-7-8-7-8 0-78 53-124 151-40 85-49 171-49 236 0 62 9 155 51 243 48 96 114 145 122 145 5 0 8-2 8-7z">
            <text:p/>
          </draw:path>
          <draw:path draw:style-name="gr3" draw:text-style-name="P7" draw:layer="layout" svg:width="0.386cm" svg:height="0.351cm" svg:x="10.18cm" svg:y="3.518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0.814cm" svg:y="3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83cm" svg:y="3.3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18cm" svg:height="0.774cm" svg:x="11.976cm" svg:y="3.28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7" draw:layer="layout" svg:width="0.24cm" svg:height="0.36cm" svg:x="12.266cm" svg:y="3.27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6.056cm" svg:height="0.032cm" svg:x="8.189cm" svg:y="4.175cm" svg:viewBox="0 0 6057 33" draw:points="3028,33 0,33 0,0 6057,0 6057,33">
            <text:p/>
          </draw:polygon>
          <draw:path draw:style-name="gr3" draw:text-style-name="P7" draw:layer="layout" svg:width="0.386cm" svg:height="0.351cm" svg:x="8.212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8.666cm" svg:y="4.332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94cm" svg:y="4.4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62cm" svg:y="4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386cm" svg:height="0.351cm" svg:x="10.333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3cm" svg:height="0.032cm" svg:x="10.988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3cm" svg:x="11.736cm" svg:y="4.4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86cm" svg:height="0.351cm" svg:x="12.108cm" svg:y="4.57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3cm" svg:height="0.032cm" svg:x="12.762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54cm" svg:y="4.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889cm" svg:y="4.4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4.626cm" svg:y="3.847cm" svg:viewBox="0 0 370 548" svg:d="M370 9c0-2 0-9-11-9-10 0-84 7-98 9-6 0-11 3-11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021cm" svg:y="4.04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264" draw:id="id264">
          <svg:title>TexMaths</svg:title>
          <svg:desc>22§display§= \int  \frac{x + 2} {\sqrt{x^2 - 3x - 10} } \ dx§svg§600§FALSE§</svg:desc>
          <draw:polygon draw:style-name="gr2" draw:text-style-name="P6" draw:layer="layout" svg:width="7.82cm" svg:height="1.695cm" svg:x="5.646cm" svg:y="5.472cm" svg:viewBox="0 0 7821 1696" draw:points="3911,1696 0,1696 0,0 7821,0 7821,1696">
            <text:p/>
          </draw:polygon>
          <draw:path draw:style-name="gr3" draw:text-style-name="P7" draw:layer="layout" svg:width="0.515cm" svg:height="0.182cm" svg:x="5.651cm" svg:y="6.2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433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017cm" svg:y="5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652cm" svg:y="5.5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2cm" svg:y="5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7" draw:layer="layout" svg:width="4.926cm" svg:height="0.032cm" svg:x="7.419cm" svg:y="6.276cm" svg:viewBox="0 0 4927 33" draw:points="2464,33 0,33 0,0 4927,0 4927,33">
            <text:p/>
          </draw:polygon>
          <draw:path draw:style-name="gr3" draw:text-style-name="P7" draw:layer="layout" svg:width="0.605cm" svg:height="0.774cm" svg:x="7.475cm" svg:y="6.431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63cm" svg:y="6.431cm" svg:viewBox="0 0 4283 33" draw:points="2142,33 0,33 0,0 4283,0 4283,33">
            <text:p/>
          </draw:polygon>
          <draw:path draw:style-name="gr3" draw:text-style-name="P7" draw:layer="layout" svg:width="0.386cm" svg:height="0.351cm" svg:x="8.086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4cm" svg:y="6.5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87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83cm" svg:y="6.5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0.207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0.861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39cm" svg:y="6.5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988cm" svg:y="6.592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2.725cm" svg:y="5.949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2cm" svg:y="6.1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5" draw:id="id26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8.149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8.1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8.3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8.3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8.3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66" draw:id="id266">
          <svg:title>TexMaths</svg:title>
          <svg:desc>22§display§x + 2 = A\frac{d}{dx}( x^2 - 3x - 10 ) + B§svg§600§FALSE§</svg:desc>
          <draw:polygon draw:style-name="gr2" draw:text-style-name="P6" draw:layer="layout" svg:width="10.748cm" svg:height="1.522cm" svg:x="5.445cm" svg:y="7.647cm" svg:viewBox="0 0 10749 1523" draw:points="5375,1523 0,1523 0,0 10749,0 10749,1523">
            <text:p/>
          </draw:polygon>
          <draw:path draw:style-name="gr3" draw:text-style-name="P7" draw:layer="layout" svg:width="0.386cm" svg:height="0.351cm" svg:x="5.429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63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2cm" svg:y="8.1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182cm" svg:x="7.437cm" svg:y="8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238cm" svg:y="8.115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7.60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8.458cm" svg:viewBox="0 0 847 33" draw:points="422,33 0,33 0,0 847,0 847,33">
            <text:p/>
          </draw:polygon>
          <draw:path draw:style-name="gr3" draw:text-style-name="P7" draw:layer="layout" svg:width="0.369cm" svg:height="0.546cm" svg:x="8.914cm" svg:y="8.66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8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9.897cm" svg:y="8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0.596cm" svg:y="7.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888cm" svg:y="8.15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26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2.919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697cm" svg:y="8.1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045cm" svg:y="8.15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4.445cm" svg:y="8.0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17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79cm" svg:y="8.1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4-19l54-217h146c74 0 90 58 90 92 0 77-69 151-160 151z">
            <text:p/>
          </draw:path>
        </draw:g>
        <draw:g xml:id="id267" draw:id="id267">
          <svg:title>TexMaths</svg:title>
          <svg:desc>22§display§x + 2 = A ( 2x - 3 ) + B§svg§600§FALSE§</svg:desc>
          <draw:polygon draw:style-name="gr2" draw:text-style-name="P6" draw:layer="layout" svg:width="7.598cm" svg:height="0.696cm" svg:x="5.446cm" svg:y="9.747cm" svg:viewBox="0 0 7599 697" draw:points="3800,697 0,697 0,0 7599,0 7599,697">
            <text:p/>
          </draw:polygon>
          <draw:path draw:style-name="gr3" draw:text-style-name="P7" draw:layer="layout" svg:width="0.386cm" svg:height="0.351cm" svg:x="5.43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3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38cm" svg:y="10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9cm" svg:y="9.7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7cm" svg:y="9.7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1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01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7cm" svg:y="10.0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898cm" svg:y="9.7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296cm" svg:y="9.7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8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3cm" svg:y="9.7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68" draw:id="id26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4.938cm" svg:y="9.657cm" svg:viewBox="0 0 2381 697" draw:points="1192,697 0,697 0,0 2381,0 2381,697">
            <text:p/>
          </draw:polygon>
          <draw:path draw:style-name="gr3" draw:text-style-name="P7" draw:layer="layout" svg:width="0.083cm" svg:height="0.083cm" svg:x="14.966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8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1cm" svg:y="10.1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2cm" svg:y="9.6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816cm" svg:y="9.6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177cm" svg:y="9.6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9" draw:id="id269">
          <svg:title>TexMaths</svg:title>
          <svg:desc>22§display§x + 2 = (2A)x + ( - 3A + B )§svg§600§FALSE§</svg:desc>
          <draw:polygon draw:style-name="gr2" draw:text-style-name="P6" draw:layer="layout" svg:width="9.345cm" svg:height="0.696cm" svg:x="5.448cm" svg:y="11.149cm" svg:viewBox="0 0 9346 697" draw:points="4673,697 0,697 0,0 9346,0 9346,697">
            <text:p/>
          </draw:polygon>
          <draw:path draw:style-name="gr3" draw:text-style-name="P7" draw:layer="layout" svg:width="0.386cm" svg:height="0.351cm" svg:x="5.432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6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5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4cm" svg:y="11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9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3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8cm" svg:y="11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6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4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4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6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03cm" svg:y="11.1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485cm" svg:y="11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2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5cm" svg:y="11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2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0" draw:id="id270">
          <svg:title>TexMaths</svg:title>
          <svg:desc>22§display§2A = 1 \ \text {and } - 3A + B = 2§svg§600§FALSE§</svg:desc>
          <draw:polygon draw:style-name="gr2" draw:text-style-name="P6" draw:layer="layout" svg:width="8.929cm" svg:height="0.542cm" svg:x="5.428cm" svg:y="12.447cm" svg:viewBox="0 0 8930 543" draw:points="4465,543 0,543 0,0 8930,0 8930,543">
            <text:p/>
          </draw:polygon>
          <draw:path draw:style-name="gr3" draw:text-style-name="P7" draw:layer="layout" svg:width="0.309cm" svg:height="0.517cm" svg:x="5.428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3cm" svg:y="12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5cm" svg:y="12.4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3cm" svg:y="12.6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3cm" svg:y="12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4cm" svg:y="12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7cm" svg:y="12.75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513cm" svg:y="12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10.893cm" svg:y="12.4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2cm" svg:y="12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4cm" svg:y="12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4.085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71" draw:id="id271">
          <svg:title>TexMaths</svg:title>
          <svg:desc>28§display§\Rightarrow§svg§600§FALSE§</svg:desc>
          <draw:polygon draw:style-name="gr2" draw:text-style-name="P6" draw:layer="layout" svg:width="0.829cm" svg:height="0.444cm" svg:x="15.142cm" svg:y="12.516cm" svg:viewBox="0 0 830 445" draw:points="416,445 0,445 0,0 830,0 830,445">
            <text:p/>
          </draw:polygon>
          <draw:path draw:style-name="gr3" draw:text-style-name="P7" draw:layer="layout" svg:width="0.874cm" svg:height="0.542cm" svg:x="15.146cm" svg:y="12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72" draw:id="id272">
          <svg:title>TexMaths</svg:title>
          <svg:desc>22§display§A = \frac{1}{2} \ \text {and } B =  \frac{7}{2}§svg§600§FALSE§</svg:desc>
          <draw:polygon draw:style-name="gr2" draw:text-style-name="P6" draw:layer="layout" svg:width="6.003cm" svg:height="1.5cm" svg:x="16.74cm" svg:y="11.948cm" svg:viewBox="0 0 6004 1501" draw:points="3003,1501 0,1501 0,0 6004,0 6004,1501">
            <text:p/>
          </draw:polygon>
          <draw:path draw:style-name="gr3" draw:text-style-name="P7" draw:layer="layout" svg:width="0.531cm" svg:height="0.556cm" svg:x="16.728cm" svg:y="12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7.539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474cm" svg:y="11.91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06cm" svg:y="12.747cm" svg:viewBox="0 0 389 33" draw:points="194,33 0,33 0,0 389,0 389,33">
            <text:p/>
          </draw:polygon>
          <draw:path draw:style-name="gr3" draw:text-style-name="P7" draw:layer="layout" svg:width="0.309cm" svg:height="0.517cm" svg:x="18.444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9.175cm" svg:y="12.608cm" svg:viewBox="0 0 350 358" svg:d="M227 289c2 32 23 63 60 63 16 0 63-10 63-74v-42h-19v42c0 46-19 51-28 51-25 0-28-35-28-38v-157c0-32 0-62-29-92s-68-42-105-42c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19.555cm" svg:y="12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984cm" svg:y="12.418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53cm" svg:height="0.529cm" svg:x="20.678cm" svg:y="12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1.53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22.438cm" svg:y="11.909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22.396cm" svg:y="12.747cm" svg:viewBox="0 0 389 33" draw:points="194,33 0,33 0,0 389,0 389,33">
            <text:p/>
          </draw:polygon>
          <draw:path draw:style-name="gr3" draw:text-style-name="P7" draw:layer="layout" svg:width="0.309cm" svg:height="0.517cm" svg:x="22.435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 xml:id="id263" draw:id="id263">
          <svg:title>TexMaths</svg:title>
          <svg:desc>24§display§\text {I}§svg§600§FALSE§</svg:desc>
          <draw:polygon draw:style-name="gr2" draw:text-style-name="P6" draw:layer="layout" svg:width="0.197cm" svg:height="0.493cm" svg:x="4.947cm" svg:y="6.0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6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3" draw:id="id273">
          <svg:title>TexMaths</svg:title>
          <svg:desc>22§display§\text {Put }\ A = \frac{1}{2} \text { and } B =  \frac{7}{2} \text { in (1) we get,  }§svg§600§FALSE§</svg:desc>
          <draw:polygon draw:style-name="gr2" draw:text-style-name="P6" draw:layer="layout" svg:width="12.598cm" svg:height="1.5cm" svg:x="5.243cm" svg:y="13.545cm" svg:viewBox="0 0 12599 1501" draw:points="6300,1501 0,1501 0,0 12599,0 12599,1501">
            <text:p/>
          </draw:polygon>
          <draw:path draw:style-name="gr3" draw:text-style-name="P7" draw:layer="layout" svg:width="0.457cm" svg:height="0.529cm" svg:x="5.231cm" svg:y="14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5.755cm" svg:y="14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6.174cm" svg:y="14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cm" svg:height="0.556cm" svg:x="7.003cm" svg:y="13.999cm" svg:viewBox="0 0 531 557" svg:d="M111 467c-30 51-60 63-95 65-9 0-16 0-16 16 0 3 4 9 11 9 21 0 44-4 66-4 25 0 53 4 78 4 3 0 14 0 14-16 0-9-7-9-12-9-18-2-37-9-37-28 0-9 5-18 12-28l58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7.815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749cm" svg:y="13.5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68cm" svg:y="14.344cm" svg:viewBox="0 0 389 33" draw:points="194,33 0,33 0,0 389,0 389,33">
            <text:p/>
          </draw:polygon>
          <draw:path draw:style-name="gr3" draw:text-style-name="P7" draw:layer="layout" svg:width="0.309cm" svg:height="0.517cm" svg:x="8.71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9.449cm" svg:y="14.205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9.828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259cm" svg:y="14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0.952cm" svg:y="14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1.804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12.712cm" svg:y="13.506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2.67cm" svg:y="14.344cm" svg:viewBox="0 0 389 33" draw:points="194,33 0,33 0,0 389,0 389,33">
            <text:p/>
          </draw:polygon>
          <draw:path draw:style-name="gr3" draw:text-style-name="P7" draw:layer="layout" svg:width="0.309cm" svg:height="0.517cm" svg:x="12.70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166cm" svg:height="0.519cm" svg:x="13.432cm" svg:y="14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645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4.384cm" svg:y="13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4.678cm" svg:y="14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041cm" svg:y="13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cm" svg:height="0.342cm" svg:x="15.569cm" svg:y="14.219cm" svg:viewBox="0 0 531 343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112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16.714cm" svg:y="14.202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101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7.438cm" svg:y="14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7.789cm" svg:y="14.471cm" svg:viewBox="0 0 92 233" svg:d="M92 81c0-49-18-81-50-81-28 0-42 21-42 41 0 21 14 42 42 42 13 0 21-5 30-11l2-2c0 0 2 0 2 11 0 51-23 99-58 136-4 3-6 5-6 7 0 7 4 9 9 9 9 0 71-62 71-1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708cm" svg:y="3.822cm" svg:viewBox="0 0 491 403" draw:points="246,403 0,403 0,0 491,0 491,403">
            <text:p/>
          </draw:polygon>
          <draw:path draw:style-name="gr3" draw:text-style-name="P7" draw:layer="layout" svg:width="0.555cm" svg:height="0.493cm" svg:x="3.689cm" svg:y="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5.247cm" svg:y="3.747cm" svg:viewBox="0 0 198 494" draw:points="100,494 0,494 0,0 198,0 198,494">
            <text:p/>
          </draw:polygon>
          <draw:path draw:style-name="gr3" draw:text-style-name="P7" draw:layer="layout" svg:width="0.258cm" svg:height="0.577cm" svg:x="5.228cm" svg:y="3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int \frac{ \frac{1}{2} ( 2x - 3 ) + \frac{7}{2} }{ \sqrt{x^2 - 3x - 10} }\ dx§svg§600§FALSE§</svg:desc>
          <draw:polygon draw:style-name="gr2" draw:text-style-name="P6" draw:layer="layout" svg:width="7.82cm" svg:height="1.88cm" svg:x="6.035cm" svg:y="2.956cm" svg:viewBox="0 0 7821 1881" draw:points="3911,1881 0,1881 0,0 7821,0 7821,1881">
            <text:p/>
          </draw:polygon>
          <draw:path draw:style-name="gr3" draw:text-style-name="P7" draw:layer="layout" svg:width="0.515cm" svg:height="0.182cm" svg:x="6.04cm" svg:y="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855cm" svg:y="3.10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198cm" svg:height="0.36cm" svg:x="8.075cm" svg:y="2.924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015cm" svg:y="3.378cm" svg:viewBox="0 0 310 33" draw:points="155,33 0,33 0,0 310,0 310,33">
            <text:p/>
          </draw:polygon>
          <draw:path draw:style-name="gr3" draw:text-style-name="P7" draw:layer="layout" svg:width="0.24cm" svg:height="0.36cm" svg:x="8.0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494cm" svg:y="3.0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756cm" svg:y="3.0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  <draw:path draw:style-name="gr3" draw:text-style-name="P7" draw:layer="layout" svg:width="0.386cm" svg:height="0.351cm" svg:x="9.126cm" svg:y="3.2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782cm" svg:y="3.3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23cm" svg:y="3.07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921cm" svg:y="3.0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393cm" svg:y="3.1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8cm" svg:height="0.377cm" svg:x="12.254cm" svg:y="2.91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12.217cm" svg:y="3.378cm" svg:viewBox="0 0 310 33" draw:points="155,33 0,33 0,0 310,0 310,33">
            <text:p/>
          </draw:polygon>
          <draw:path draw:style-name="gr3" draw:text-style-name="P7" draw:layer="layout" svg:width="0.24cm" svg:height="0.36cm" svg:x="12.2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926cm" svg:height="0.032cm" svg:x="7.808cm" svg:y="3.946cm" svg:viewBox="0 0 4927 33" draw:points="2464,33 0,33 0,0 4927,0 4927,33">
            <text:p/>
          </draw:polygon>
          <draw:path draw:style-name="gr3" draw:text-style-name="P7" draw:layer="layout" svg:width="0.605cm" svg:height="0.773cm" svg:x="7.864cm" svg:y="4.101cm" svg:viewBox="0 0 606 774" svg:d="M245 693l-136-301c-5-12-10-12-12-12 0 0-5 0-13 5l-73 57c-11 7-11 10-11 12 0 3 2 9 7 9s19-11 26-18c6-3 18-12 25-18l153 335c6 12 11 12 18 12 10 0 12-3 19-14l352-728c6-13 6-14 6-16 0-9-8-16-16-16-7 0-13 4-18 16z">
            <text:p/>
          </draw:path>
          <draw:polygon draw:style-name="gr3" draw:text-style-name="P7" draw:layer="layout" svg:width="4.282cm" svg:height="0.032cm" svg:x="8.452cm" svg:y="4.101cm" svg:viewBox="0 0 4283 33" draw:points="2142,33 0,33 0,0 4283,0 4283,33">
            <text:p/>
          </draw:polygon>
          <draw:path draw:style-name="gr3" draw:text-style-name="P7" draw:layer="layout" svg:width="0.386cm" svg:height="0.351cm" svg:x="8.475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29cm" svg:y="4.1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76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9cm" svg:y="4.2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0.596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4.2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77cm" svg:y="4.26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69cm" svg:height="0.546cm" svg:x="13.114cm" svg:y="3.61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509cm" svg:y="3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4" draw:id="id274">
          <svg:title>TexMaths</svg:title>
          <svg:desc>22§display§x + 2 = \frac{1}{2} ( 2x - 3 ) + \frac{7}{2}§svg§600§FALSE§</svg:desc>
          <draw:polygon draw:style-name="gr2" draw:text-style-name="P6" draw:layer="layout" svg:width="7.486cm" svg:height="1.5cm" svg:x="5.447cm" svg:y="0.749cm" svg:viewBox="0 0 7487 1501" draw:points="3744,1501 0,1501 0,0 7487,0 7487,1501">
            <text:p/>
          </draw:polygon>
          <draw:path draw:style-name="gr3" draw:text-style-name="P7" draw:layer="layout" svg:width="0.386cm" svg:height="0.351cm" svg:x="5.431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6.065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182cm" svg:x="7.439cm" svg:y="1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4cm" svg:y="0.7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305cm" svg:y="1.548cm" svg:viewBox="0 0 389 33" draw:points="194,33 0,33 0,0 389,0 389,33">
            <text:p/>
          </draw:polygon>
          <draw:path draw:style-name="gr3" draw:text-style-name="P7" draw:layer="layout" svg:width="0.309cm" svg:height="0.517cm" svg:x="8.344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8.861cm" svg:y="1.1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9.12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495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0.15cm" svg:y="1.54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893cm" svg:y="1.2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29cm" svg:y="1.1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1.762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2cm" svg:x="12.628cm" svg:y="0.71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olygon draw:style-name="gr3" draw:text-style-name="P7" draw:layer="layout" svg:width="0.388cm" svg:height="0.032cm" svg:x="12.584cm" svg:y="1.548cm" svg:viewBox="0 0 389 33" draw:points="194,33 0,33 0,0 389,0 389,33">
            <text:p/>
          </draw:polygon>
          <draw:path draw:style-name="gr3" draw:text-style-name="P7" draw:layer="layout" svg:width="0.309cm" svg:height="0.517cm" svg:x="12.623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</draw:g>
        <draw:g xml:id="id278" draw:id="id278">
          <svg:title>TexMaths</svg:title>
          <svg:desc>22§display§= \int \left[ \frac{ \frac{1}{2} ( 2x - 3 ) }{ \sqrt{x^2 - 3x - 10} } + \frac{ \frac{7}{2} }{ \sqrt{x^2 - 3x - 10} } \right] \ dx§svg§600§FALSE§</svg:desc>
          <draw:polygon draw:style-name="gr2" draw:text-style-name="P6" draw:layer="layout" svg:width="14.819cm" svg:height="1.898cm" svg:x="6.036cm" svg:y="5.456cm" svg:viewBox="0 0 14820 1899" draw:points="7411,1899 0,1899 0,0 14820,0 14820,1899">
            <text:p/>
          </draw:polygon>
          <draw:path draw:style-name="gr3" draw:text-style-name="P7" draw:layer="layout" svg:width="0.515cm" svg:height="0.182cm" svg:x="6.041cm" svg:y="6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6.856cm" svg:y="5.604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7.909cm" svg:y="5.535cm" svg:viewBox="0 0 206 1858" draw:points="0,1858 206,1858 206,1816 42,1816 42,42 206,42 206,0 0,0">
            <text:p/>
          </draw:polygon>
          <draw:path draw:style-name="gr3" draw:text-style-name="P7" draw:layer="layout" svg:width="0.198cm" svg:height="0.36cm" svg:x="9.202cm" svg:y="5.424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9.144cm" svg:y="5.878cm" svg:viewBox="0 0 310 33" draw:points="155,33 0,33 0,0 310,0 310,33">
            <text:p/>
          </draw:polygon>
          <draw:path draw:style-name="gr3" draw:text-style-name="P7" draw:layer="layout" svg:width="0.24cm" svg:height="0.36cm" svg:x="9.177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9.621cm" svg:y="5.50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9.885cm" svg:y="5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55cm" svg:y="5.7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0.909cm" svg:y="5.8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1.652cm" svg:y="5.57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2.05cm" svg:y="5.50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925cm" svg:height="0.032cm" svg:x="8.217cm" svg:y="6.447cm" svg:viewBox="0 0 4926 33" draw:points="2464,33 0,33 0,0 4926,0 4926,33">
            <text:p/>
          </draw:polygon>
          <draw:path draw:style-name="gr3" draw:text-style-name="P7" draw:layer="layout" svg:width="0.604cm" svg:height="0.774cm" svg:x="8.273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8.861cm" svg:y="6.602cm" svg:viewBox="0 0 4282 33" draw:points="2142,33 0,33 0,0 4282,0 4282,33">
            <text:p/>
          </draw:polygon>
          <draw:path draw:style-name="gr3" draw:text-style-name="P7" draw:layer="layout" svg:width="0.386cm" svg:height="0.351cm" svg:x="8.884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9.336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8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28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1.002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1.659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437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2.785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515cm" svg:height="0.517cm" svg:x="13.449cm" svg:y="6.2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6.618cm" svg:y="5.41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58cm" svg:y="5.878cm" svg:viewBox="0 0 310 33" draw:points="155,33 0,33 0,0 310,0 310,33">
            <text:p/>
          </draw:polygon>
          <draw:path draw:style-name="gr3" draw:text-style-name="P7" draw:layer="layout" svg:width="0.24cm" svg:height="0.36cm" svg:x="16.613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4.925cm" svg:height="0.032cm" svg:x="14.272cm" svg:y="6.447cm" svg:viewBox="0 0 4926 33" draw:points="2464,33 0,33 0,0 4926,0 4926,33">
            <text:p/>
          </draw:polygon>
          <draw:path draw:style-name="gr3" draw:text-style-name="P7" draw:layer="layout" svg:width="0.604cm" svg:height="0.774cm" svg:x="14.329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14.917cm" svg:y="6.602cm" svg:viewBox="0 0 4282 33" draw:points="2142,33 0,33 0,0 4282,0 4282,33">
            <text:p/>
          </draw:polygon>
          <draw:path draw:style-name="gr3" draw:text-style-name="P7" draw:layer="layout" svg:width="0.386cm" svg:height="0.351cm" svg:x="14.93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15.392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941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682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7.05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71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493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8.839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0.205cm" svg:height="1.857cm" svg:x="19.301cm" svg:y="5.535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0.115cm" svg:y="6.1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3 62 69 0 3-2 9-4 12z">
            <text:p/>
          </draw:path>
          <draw:path draw:style-name="gr3" draw:text-style-name="P7" draw:layer="layout" svg:width="0.386cm" svg:height="0.351cm" svg:x="20.508cm" svg:y="6.31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280" draw:id="id280">
          <svg:title>TexMaths</svg:title>
          <svg:desc>22§display§= \frac{1}{2} \int \frac{ 2x - 3 }{ \sqrt{x^2 - 3x - 10} }\ dx + \frac{7}{2} \int \frac{ 1 }{ \sqrt{x^2 - 3x - 10} }\ dx§svg§600§FALSE§</svg:desc>
          <draw:polygon draw:style-name="gr2" draw:text-style-name="P6" draw:layer="layout" svg:width="17.283cm" svg:height="1.695cm" svg:x="6.038cm" svg:y="8.257cm" svg:viewBox="0 0 17284 1696" draw:points="8642,1696 0,1696 0,0 17284,0 17284,1696">
            <text:p/>
          </draw:polygon>
          <draw:path draw:style-name="gr3" draw:text-style-name="P7" draw:layer="layout" svg:width="0.515cm" svg:height="0.182cm" svg:x="6.043cm" svg:y="8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978cm" svg:y="8.2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907cm" svg:y="9.061cm" svg:viewBox="0 0 389 33" draw:points="194,33 0,33 0,0 389,0 389,33">
            <text:p/>
          </draw:polygon>
          <draw:path draw:style-name="gr3" draw:text-style-name="P7" draw:layer="layout" svg:width="0.309cm" svg:height="0.517cm" svg:x="6.946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56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933cm" svg:y="8.2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303cm" svg:y="8.4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0.959cm" svg:y="8.5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cm" svg:y="8.23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511cm" svg:y="9.061cm" svg:viewBox="0 0 4927 33" draw:points="2464,33 0,33 0,0 4927,0 4927,33">
            <text:p/>
          </draw:polygon>
          <draw:path draw:style-name="gr3" draw:text-style-name="P7" draw:layer="layout" svg:width="0.604cm" svg:height="0.774cm" svg:x="8.567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9.155cm" svg:y="9.216cm" svg:viewBox="0 0 4282 33" draw:points="2142,33 0,33 0,0 4282,0 4282,33">
            <text:p/>
          </draw:polygon>
          <draw:path draw:style-name="gr3" draw:text-style-name="P7" draw:layer="layout" svg:width="0.386cm" svg:height="0.351cm" svg:x="9.178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632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8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22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1.299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1.954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32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3.08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81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4.212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4.847cm" svg:y="8.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13cm" svg:y="8.225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15.669cm" svg:y="9.061cm" svg:viewBox="0 0 389 33" draw:points="194,33 0,33 0,0 389,0 389,33">
            <text:p/>
          </draw:polygon>
          <draw:path draw:style-name="gr3" draw:text-style-name="P7" draw:layer="layout" svg:width="0.309cm" svg:height="0.517cm" svg:x="15.708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16.321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61cm" svg:y="8.2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7.273cm" svg:y="9.061cm" svg:viewBox="0 0 4927 33" draw:points="2464,33 0,33 0,0 4927,0 4927,33">
            <text:p/>
          </draw:polygon>
          <draw:path draw:style-name="gr3" draw:text-style-name="P7" draw:layer="layout" svg:width="0.604cm" svg:height="0.774cm" svg:x="17.329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7.917cm" svg:y="9.216cm" svg:viewBox="0 0 4282 33" draw:points="2142,33 0,33 0,0 4282,0 4282,33">
            <text:p/>
          </draw:polygon>
          <draw:path draw:style-name="gr3" draw:text-style-name="P7" draw:layer="layout" svg:width="0.386cm" svg:height="0.351cm" svg:x="17.94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8.394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94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684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20.061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472cm" svg:height="0.032cm" svg:x="20.716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494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842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22.5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974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279" draw:id="id279">
          <svg:title>TexMaths</svg:title>
          <svg:desc>24§display§\text {I}§svg§600§FALSE§</svg:desc>
          <draw:polygon draw:style-name="gr2" draw:text-style-name="P6" draw:layer="layout" svg:width="0.197cm" svg:height="0.493cm" svg:x="5.248cm" svg:y="8.847cm" svg:viewBox="0 0 198 494" draw:points="100,494 0,494 0,0 198,0 198,494">
            <text:p/>
          </draw:polygon>
          <draw:path draw:style-name="gr3" draw:text-style-name="P7" draw:layer="layout" svg:width="0.258cm" svg:height="0.577cm" svg:x="5.229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\text {In } 1^{st} \text { Integral put, } x^2 - 3x - 10 = t, \ \text {Diff } w.\ r.\ t.\ x.\ \ (2x - 3)dx = dt §svg§600§FALSE§</svg:desc>
          <draw:polygon draw:style-name="gr2" draw:text-style-name="P6" draw:layer="layout" svg:width="23.382cm" svg:height="0.795cm" svg:x="2.644cm" svg:y="10.547cm" svg:viewBox="0 0 23383 796" draw:points="11691,796 0,796 0,0 23383,0 23383,796">
            <text:p/>
          </draw:polygon>
          <draw:path draw:style-name="gr3" draw:text-style-name="P7" draw:layer="layout" svg:width="0.237cm" svg:height="0.529cm" svg:x="2.626cm" svg:y="10.65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09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cm" svg:y="10.6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7cm" svg:y="10.629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3cm" svg:y="10.52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1cm" svg:y="10.659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3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2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89cm" svg:y="10.8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4cm" svg:y="10.8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19cm" svg:y="10.84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4cm" svg:y="10.8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2cm" svg:y="10.65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2cm" svg:y="10.84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4cm" svg:y="10.84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4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6cm" svg:y="11.10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4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8cm" svg:y="10.5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17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58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43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1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69cm" svg:y="10.6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216cm" svg:y="10.67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3.83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2cm" svg:y="10.70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49cm" svg:y="11.10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1cm" svg:y="10.6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cm" svg:y="10.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cm" svg:y="10.642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1cm" svg:y="10.844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8cm" svg:y="11.105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8cm" svg:y="10.84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39cm" svg:y="11.105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3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1cm" svg:y="11.105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8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6cm" svg:y="11.10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5cm" svg:y="10.6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09cm" svg:y="10.6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79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133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76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3.274cm" svg:y="10.6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1cm" svg:y="10.65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2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7cm" svg:y="10.6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6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283" draw:id="id283">
          <svg:title>TexMaths</svg:title>
          <svg:desc>22§display§= \frac{1}{2} \int \frac{ 1 }{ \sqrt{ t } }\ dt + \frac{7}{2} \int \frac{ 1 }{ \sqrt{x^2 - 2 (x) \frac{3}{2} + \frac{9}{4} - 10 - \frac{9}{4}} }\ dx§svg§600§FALSE§</svg:desc>
          <draw:polygon draw:style-name="gr2" draw:text-style-name="P6" draw:layer="layout" svg:width="17.219cm" svg:height="2.313cm" svg:x="6.039cm" svg:y="12.159cm" svg:viewBox="0 0 17220 2314" draw:points="8610,2314 0,2314 0,0 17220,0 17220,2314">
            <text:p/>
          </draw:polygon>
          <draw:path draw:style-name="gr3" draw:text-style-name="P7" draw:layer="layout" svg:width="0.515cm" svg:height="0.182cm" svg:x="6.044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2.1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908cm" svg:y="12.963cm" svg:viewBox="0 0 389 33" draw:points="194,33 0,33 0,0 389,0 389,33">
            <text:p/>
          </draw:polygon>
          <draw:path draw:style-name="gr3" draw:text-style-name="P7" draw:layer="layout" svg:width="0.309cm" svg:height="0.516cm" svg:x="6.947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561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85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512cm" svg:y="12.963cm" svg:viewBox="0 0 926 33" draw:points="463,33 0,33 0,0 926,0 926,33">
            <text:p/>
          </draw:polygon>
          <draw:path draw:style-name="gr3" draw:text-style-name="P7" draw:layer="layout" svg:width="0.604cm" svg:height="0.773cm" svg:x="8.568cm" svg:y="13.1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156cm" svg:y="13.118cm" svg:viewBox="0 0 282 33" draw:points="141,33 0,33 0,0 282,0 282,33">
            <text:p/>
          </draw:polygon>
          <draw:path draw:style-name="gr3" draw:text-style-name="P7" draw:layer="layout" svg:width="0.238cm" svg:height="0.493cm" svg:x="9.175cm" svg:y="13.2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9.818cm" svg:y="12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207cm" svg:y="12.6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684cm" svg:y="12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55cm" svg:y="12.12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506cm" svg:y="12.963cm" svg:viewBox="0 0 389 33" draw:points="194,33 0,33 0,0 389,0 389,33">
            <text:p/>
          </draw:polygon>
          <draw:path draw:style-name="gr3" draw:text-style-name="P7" draw:layer="layout" svg:width="0.309cm" svg:height="0.516cm" svg:x="11.544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12.157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7.499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28cm" svg:height="0.032cm" svg:x="13.109cm" svg:y="12.963cm" svg:viewBox="0 0 9029 33" draw:points="4515,33 0,33 0,0 9029,0 9029,33">
            <text:p/>
          </draw:polygon>
          <draw:path draw:style-name="gr3" draw:text-style-name="P7" draw:layer="layout" svg:width="0.705cm" svg:height="1.392cm" svg:x="13.194cm" svg:y="13.1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8.254cm" svg:height="0.032cm" svg:x="13.882cm" svg:y="13.118cm" svg:viewBox="0 0 8255 33" draw:points="4127,33 0,33 0,0 8255,0 8255,33">
            <text:p/>
          </draw:polygon>
          <draw:path draw:style-name="gr3" draw:text-style-name="P7" draw:layer="layout" svg:width="0.386cm" svg:height="0.351cm" svg:x="13.905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359cm" svg:y="1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908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654cm" svg:y="13.5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6.08cm" svg:y="13.4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26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789cm" svg:y="13.4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7.168cm" svg:y="13.3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7.14cm" svg:y="13.834cm" svg:viewBox="0 0 310 33" draw:points="155,33 0,33 0,0 310,0 310,33">
            <text:p/>
          </draw:polygon>
          <draw:path draw:style-name="gr3" draw:text-style-name="P7" draw:layer="layout" svg:width="0.24cm" svg:height="0.36cm" svg:x="17.173cm" svg:y="13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756cm" svg:y="13.5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8.607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8.578cm" svg:y="13.834cm" svg:viewBox="0 0 310 33" draw:points="155,33 0,33 0,0 310,0 310,33">
            <text:p/>
          </draw:polygon>
          <draw:path draw:style-name="gr3" draw:text-style-name="P7" draw:layer="layout" svg:width="0.267cm" svg:height="0.365cm" svg:x="18.599cm" svg:y="13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9.215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93cm" svg:y="13.5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341cm" svg:y="13.528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20.932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1.765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21.735cm" svg:y="13.834cm" svg:viewBox="0 0 310 33" draw:points="155,33 0,33 0,0 310,0 310,33">
            <text:p/>
          </draw:polygon>
          <draw:path draw:style-name="gr3" draw:text-style-name="P7" draw:layer="layout" svg:width="0.267cm" svg:height="0.365cm" svg:x="21.756cm" svg:y="13.9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69cm" svg:height="0.546cm" svg:x="22.518cm" svg:y="12.6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2.911cm" svg:y="12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I}§svg§600§FALSE§</svg:desc>
          <draw:polygon draw:style-name="gr2" draw:text-style-name="P6" draw:layer="layout" svg:width="0.197cm" svg:height="0.493cm" svg:x="5.248cm" svg:y="12.748cm" svg:viewBox="0 0 198 494" draw:points="100,494 0,494 0,0 198,0 198,494">
            <text:p/>
          </draw:polygon>
          <draw:path draw:style-name="gr3" draw:text-style-name="P7" draw:layer="layout" svg:width="0.258cm" svg:height="0.577cm" svg:x="5.229cm" svg:y="12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4" draw:id="id284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2§display§= \frac{1}{2} \int \frac{ 1 }{ \sqrt{ t } }\ dt + \frac{7}{2} \int \frac{ 1 }{ \sqrt{ \left( x - \frac{3}{2} \right)^2 - \frac{49}{4}} }\ dx§svg§600§FALSE§</svg:desc>
          <draw:polygon draw:style-name="gr2" draw:text-style-name="P6" draw:layer="layout" svg:width="13.648cm" svg:height="2.313cm" svg:x="6.332cm" svg:y="0.658cm" svg:viewBox="0 0 13649 2314" draw:points="6825,2314 0,2314 0,0 13649,0 13649,2314">
            <text:p/>
          </draw:polygon>
          <draw:path draw:style-name="gr3" draw:text-style-name="P7" draw:layer="layout" svg:width="0.515cm" svg:height="0.182cm" svg:x="6.337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1.462cm" svg:viewBox="0 0 389 33" draw:points="194,33 0,33 0,0 389,0 389,33">
            <text:p/>
          </draw:polygon>
          <draw:path draw:style-name="gr3" draw:text-style-name="P7" draw:layer="layout" svg:width="0.309cm" svg:height="0.516cm" svg:x="7.24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0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1.462cm" svg:viewBox="0 0 926 33" draw:points="463,33 0,33 0,0 926,0 926,33">
            <text:p/>
          </draw:polygon>
          <draw:path draw:style-name="gr3" draw:text-style-name="P7" draw:layer="layout" svg:width="0.604cm" svg:height="0.773cm" svg:x="8.861cm" svg:y="1.61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1.617cm" svg:viewBox="0 0 282 33" draw:points="141,33 0,33 0,0 282,0 282,33">
            <text:p/>
          </draw:polygon>
          <draw:path draw:style-name="gr3" draw:text-style-name="P7" draw:layer="layout" svg:width="0.238cm" svg:height="0.493cm" svg:x="9.468cm" svg:y="1.79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1.13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1.18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1.2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0.62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1.462cm" svg:viewBox="0 0 389 33" draw:points="194,33 0,33 0,0 389,0 389,33">
            <text:p/>
          </draw:polygon>
          <draw:path draw:style-name="gr3" draw:text-style-name="P7" draw:layer="layout" svg:width="0.309cm" svg:height="0.516cm" svg:x="11.837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004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456cm" svg:height="0.032cm" svg:x="13.401cm" svg:y="1.462cm" svg:viewBox="0 0 5457 33" draw:points="2730,33 0,33 0,0 5457,0 5457,33">
            <text:p/>
          </draw:polygon>
          <draw:path draw:style-name="gr3" draw:text-style-name="P7" draw:layer="layout" svg:width="0.705cm" svg:height="1.392cm" svg:x="13.486cm" svg:y="1.6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4.174cm" svg:y="1.617cm" svg:viewBox="0 0 4685 33" draw:points="2342,33 0,33 0,0 4685,0 4685,33">
            <text:p/>
          </draw:polygon>
          <draw:path draw:style-name="gr3" draw:text-style-name="P7" draw:layer="layout" svg:width="0.203cm" svg:height="0.928cm" svg:x="14.292cm" svg:y="1.963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2.2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7cm" svg:y="1.9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2.41cm" svg:viewBox="0 0 310 33" draw:points="155,33 0,33 0,0 310,0 310,33">
            <text:p/>
          </draw:polygon>
          <draw:path draw:style-name="gr3" draw:text-style-name="P7" draw:layer="layout" svg:width="0.24cm" svg:height="0.36cm" svg:x="16.043cm" svg:y="2.5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1.96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1.7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66cm" svg:height="0.365cm" svg:x="18.169cm" svg:y="1.951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8.485cm" svg:y="1.956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8.148cm" svg:y="2.41cm" svg:viewBox="0 0 618 33" draw:points="310,33 0,33 0,0 618,0 618,33">
            <text:p/>
          </draw:polygon>
          <draw:path draw:style-name="gr3" draw:text-style-name="P7" draw:layer="layout" svg:width="0.266cm" svg:height="0.365cm" svg:x="18.324cm" svg:y="2.521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9.239cm" svg:y="1.1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9.633cm" svg:y="1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\frac{1}{2} \int \frac{ 1 }{ \sqrt{ t } }\ dt + \frac{7}{2} \int \frac{ 1 }{ \sqrt{ \left( x - \frac{3}{2} \right)^2 - \left( \frac{7}{2} \right)^2 } }\ dx§svg§600§FALSE§</svg:desc>
          <draw:polygon draw:style-name="gr2" draw:text-style-name="P6" draw:layer="layout" svg:width="14.395cm" svg:height="2.313cm" svg:x="6.332cm" svg:y="3.459cm" svg:viewBox="0 0 14396 2314" draw:points="7198,2314 0,2314 0,0 14396,0 14396,2314">
            <text:p/>
          </draw:polygon>
          <draw:path draw:style-name="gr3" draw:text-style-name="P7" draw:layer="layout" svg:width="0.515cm" svg:height="0.182cm" svg:x="6.337cm" svg:y="4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3.4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4.263cm" svg:viewBox="0 0 389 33" draw:points="194,33 0,33 0,0 389,0 389,33">
            <text:p/>
          </draw:polygon>
          <draw:path draw:style-name="gr3" draw:text-style-name="P7" draw:layer="layout" svg:width="0.309cm" svg:height="0.516cm" svg:x="7.24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4.263cm" svg:viewBox="0 0 926 33" draw:points="463,33 0,33 0,0 926,0 926,33">
            <text:p/>
          </draw:polygon>
          <draw:path draw:style-name="gr3" draw:text-style-name="P7" draw:layer="layout" svg:width="0.604cm" svg:height="0.773cm" svg:x="8.861cm" svg:y="4.4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4.418cm" svg:viewBox="0 0 282 33" draw:points="141,33 0,33 0,0 282,0 282,33">
            <text:p/>
          </draw:polygon>
          <draw:path draw:style-name="gr3" draw:text-style-name="P7" draw:layer="layout" svg:width="0.238cm" svg:height="0.493cm" svg:x="9.468cm" svg:y="4.5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3.9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4.0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3.427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4.263cm" svg:viewBox="0 0 389 33" draw:points="194,33 0,33 0,0 389,0 389,33">
            <text:p/>
          </draw:polygon>
          <draw:path draw:style-name="gr3" draw:text-style-name="P7" draw:layer="layout" svg:width="0.309cm" svg:height="0.516cm" svg:x="11.837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79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4cm" svg:height="0.032cm" svg:x="13.401cm" svg:y="4.263cm" svg:viewBox="0 0 6205 33" draw:points="3103,33 0,33 0,0 6205,0 6205,33">
            <text:p/>
          </draw:polygon>
          <draw:path draw:style-name="gr3" draw:text-style-name="P7" draw:layer="layout" svg:width="0.705cm" svg:height="1.392cm" svg:x="13.486cm" svg:y="4.4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4.174cm" svg:y="4.418cm" svg:viewBox="0 0 5433 33" draw:points="2715,33 0,33 0,0 5433,0 5433,33">
            <text:p/>
          </draw:polygon>
          <draw:path draw:style-name="gr3" draw:text-style-name="P7" draw:layer="layout" svg:width="0.203cm" svg:height="0.928cm" svg:x="14.292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5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8cm" svg:y="4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5.211cm" svg:viewBox="0 0 310 33" draw:points="155,33 0,33 0,0 310,0 310,33">
            <text:p/>
          </draw:polygon>
          <draw:path draw:style-name="gr3" draw:text-style-name="P7" draw:layer="layout" svg:width="0.24cm" svg:height="0.36cm" svg:x="16.043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8.174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8cm" svg:height="0.377cm" svg:x="18.54cm" svg:y="4.75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8.503cm" svg:y="5.211cm" svg:viewBox="0 0 310 33" draw:points="155,33 0,33 0,0 310,0 310,33">
            <text:p/>
          </draw:polygon>
          <draw:path draw:style-name="gr3" draw:text-style-name="P7" draw:layer="layout" svg:width="0.24cm" svg:height="0.36cm" svg:x="18.537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8.938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291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987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381cm" svg:y="4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87" draw:id="id287">
          <svg:title>TexMaths</svg:title>
          <svg:desc>22§display§= \frac{1}{2}\times 2\sqrt{t} + \frac{7}{2} \log \left[\ \left( x - \frac{3}{2} \right) + \sqrt{ \left( x - \frac{3}{2} \right)^2 -  \left( \frac{7}{2} \right)^2 } \ \right]§svg§600§FALSE§</svg:desc>
          <draw:polygon draw:style-name="gr2" draw:text-style-name="P6" draw:layer="layout" svg:width="18.895cm" svg:height="2.706cm" svg:x="6.334cm" svg:y="6.162cm" svg:viewBox="0 0 18896 2707" draw:points="9449,2707 0,2707 0,0 18896,0 18896,2707">
            <text:p/>
          </draw:polygon>
          <draw:path draw:style-name="gr3" draw:text-style-name="P7" draw:layer="layout" svg:width="0.515cm" svg:height="0.182cm" svg:x="6.339cm" svg:y="7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4cm" svg:y="6.6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3cm" svg:y="7.5cm" svg:viewBox="0 0 389 33" draw:points="194,33 0,33 0,0 389,0 389,33">
            <text:p/>
          </draw:polygon>
          <draw:path draw:style-name="gr3" draw:text-style-name="P7" draw:layer="layout" svg:width="0.309cm" svg:height="0.517cm" svg:x="7.242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969cm" svg:y="7.32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309cm" svg:height="0.517cm" svg:x="8.668cm" svg:y="7.1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04cm" svg:height="0.774cm" svg:x="9.072cm" svg:y="7.01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281cm" svg:height="0.032cm" svg:x="9.66cm" svg:y="7.01cm" svg:viewBox="0 0 282 33" draw:points="141,33 0,33 0,0 282,0 282,33">
            <text:p/>
          </draw:polygon>
          <draw:path draw:style-name="gr3" draw:text-style-name="P7" draw:layer="layout" svg:width="0.238cm" svg:height="0.494cm" svg:x="9.678cm" svg:y="7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153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019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0.977cm" svg:y="7.5cm" svg:viewBox="0 0 389 33" draw:points="194,33 0,33 0,0 389,0 389,33">
            <text:p/>
          </draw:polygon>
          <draw:path draw:style-name="gr3" draw:text-style-name="P7" draw:layer="layout" svg:width="0.309cm" svg:height="0.517cm" svg:x="11.015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1.61cm" svg:y="7.1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821cm" svg:y="7.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207cm" svg:y="7.35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12.964cm" svg:y="6.123cm" svg:viewBox="0 0 259 1392" draw:points="0,1392 55,1392 55,53 259,53 259,0 0,0">
            <text:p/>
          </draw:polygon>
          <draw:polygon draw:style-name="gr3" draw:text-style-name="P7" draw:layer="layout" svg:width="0.258cm" svg:height="1.391cm" svg:x="12.964cm" svg:y="7.514cm" svg:viewBox="0 0 259 1392" draw:points="0,1392 259,1392 259,1340 55,1340 55,0 0,0">
            <text:p/>
          </draw:polygon>
          <draw:path draw:style-name="gr3" draw:text-style-name="P7" draw:layer="layout" svg:width="0.381cm" svg:height="1.856cm" svg:x="13.646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078cm" svg:y="7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4.732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67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15.535cm" svg:y="7.5cm" svg:viewBox="0 0 389 33" draw:points="194,33 0,33 0,0 389,0 389,33">
            <text:p/>
          </draw:polygon>
          <draw:path draw:style-name="gr3" draw:text-style-name="P7" draw:layer="layout" svg:width="0.309cm" svg:height="0.517cm" svg:x="15.574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16.04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515cm" svg:height="0.517cm" svg:x="16.798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7.613cm" svg:y="6.202cm" svg:viewBox="0 0 704 2322" svg:d="M107 1160l-102 202c-5 7-5 9-5 11s11 11 11 12l52-102 180 1039c23 0 28 0 32-20l429-2286c0-9-5-16-14-16-14 0-16 11-18 23l-397 2109z">
            <text:p/>
          </draw:path>
          <draw:polygon draw:style-name="gr3" draw:text-style-name="P7" draw:layer="layout" svg:width="6.447cm" svg:height="0.032cm" svg:x="18.301cm" svg:y="6.202cm" svg:viewBox="0 0 6448 33" draw:points="3224,33 0,33 0,0 6448,0 6448,33">
            <text:p/>
          </draw:polygon>
          <draw:path draw:style-name="gr3" draw:text-style-name="P7" draw:layer="layout" svg:width="0.381cm" svg:height="1.856cm" svg:x="18.462cm" svg:y="6.586cm" svg:viewBox="0 0 382 1857" svg:d="M382 1850c0-3-2-5-4-7-28-30-81-81-132-165-125-199-181-451-181-749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8.893cm" svg:y="7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9.547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82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20.35cm" svg:y="7.5cm" svg:viewBox="0 0 389 33" draw:points="194,33 0,33 0,0 389,0 389,33">
            <text:p/>
          </draw:polygon>
          <draw:path draw:style-name="gr3" draw:text-style-name="P7" draw:layer="layout" svg:width="0.309cm" svg:height="0.517cm" svg:x="20.389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20.857cm" svg:y="6.586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1.432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81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22.851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32cm" svg:height="0.541cm" svg:x="23.395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23.352cm" svg:y="7.5cm" svg:viewBox="0 0 389 33" draw:points="194,33 0,33 0,0 389,0 389,33">
            <text:p/>
          </draw:polygon>
          <draw:path draw:style-name="gr3" draw:text-style-name="P7" draw:layer="layout" svg:width="0.309cm" svg:height="0.517cm" svg:x="23.391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1cm" svg:height="1.856cm" svg:x="23.858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4.435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5.01cm" svg:y="6.123cm" svg:viewBox="0 0 259 1392" draw:points="206,1392 259,1392 259,0 0,0 0,53 206,53">
            <text:p/>
          </draw:polygon>
          <draw:polygon draw:style-name="gr3" draw:text-style-name="P7" draw:layer="layout" svg:width="0.258cm" svg:height="1.391cm" svg:x="25.01cm" svg:y="7.514cm" svg:viewBox="0 0 259 1392" draw:points="206,1340 0,1340 0,1392 259,1392 259,0 206,0">
            <text:p/>
          </draw:polygon>
        </draw:g>
        <draw:g xml:id="id290" draw:id="id290">
          <svg:title>TexMaths</svg:title>
          <svg:desc>22§display§= \sqrt{ x^2 - 3x - 10} + \frac{7}{2} \log \left[\ \frac{ 2x - 3 }{2} + \sqrt{  x^2 - 3x - 10} \ \right]§svg§600§FALSE§</svg:desc>
          <draw:polygon draw:style-name="gr2" draw:text-style-name="P6" draw:layer="layout" svg:width="18.048cm" svg:height="1.779cm" svg:x="6.335cm" svg:y="9.364cm" svg:viewBox="0 0 18049 1780" draw:points="9025,1780 0,1780 0,0 18049,0 18049,1780">
            <text:p/>
          </draw:polygon>
          <draw:path draw:style-name="gr3" draw:text-style-name="P7" draw:layer="layout" svg:width="0.515cm" svg:height="0.182cm" svg:x="6.34cm" svg:y="10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8cm" svg:x="7.197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7.885cm" svg:y="9.656cm" svg:viewBox="0 0 4282 33" draw:points="2142,33 0,33 0,0 4282,0 4282,33">
            <text:p/>
          </draw:polygon>
          <draw:path draw:style-name="gr3" draw:text-style-name="P7" draw:layer="layout" svg:width="0.386cm" svg:height="0.351cm" svg:x="7.908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362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1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52cm" svg:y="9.9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029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62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1cm" svg:y="9.93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2.38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3.246cm" svg:y="9.40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3.204cm" svg:y="10.237cm" svg:viewBox="0 0 389 33" draw:points="194,33 0,33 0,0 389,0 389,33">
            <text:p/>
          </draw:polygon>
          <draw:path draw:style-name="gr3" draw:text-style-name="P7" draw:layer="layout" svg:width="0.309cm" svg:height="0.516cm" svg:x="13.24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837cm" svg:y="9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49cm" svg:y="10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4.434cm" svg:y="10.0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5.133cm" svg:y="9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5.736cm" svg:y="9.4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6.108cm" svg:y="9.5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762cm" svg:y="9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03cm" svg:y="9.4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5.698cm" svg:y="10.237cm" svg:viewBox="0 0 2161 33" draw:points="1081,33 0,33 0,0 2161,0 2161,33">
            <text:p/>
          </draw:polygon>
          <draw:path draw:style-name="gr3" draw:text-style-name="P7" draw:layer="layout" svg:width="0.309cm" svg:height="0.516cm" svg:x="16.62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8.165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8.981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19.67cm" svg:y="9.656cm" svg:viewBox="0 0 4282 33" draw:points="2142,33 0,33 0,0 4282,0 4282,33">
            <text:p/>
          </draw:polygon>
          <draw:path draw:style-name="gr3" draw:text-style-name="P7" draw:layer="layout" svg:width="0.386cm" svg:height="0.351cm" svg:x="19.691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20.145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69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435cm" svg:y="9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21.811cm" svg:y="10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466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44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3.592cm" svg:y="9.93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24.217cm" svg:y="9.325cm" svg:viewBox="0 0 206 1857" draw:points="162,1815 0,1815 0,1857 206,1857 206,0 0,0 0,42 162,42">
            <text:p/>
          </draw:polygon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5.645cm" svg:y="10.0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0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1" draw:id="id291">
          <svg:title>TexMaths</svg:title>
          <svg:desc>26§display§\text {(5)}§svg§600§FALSE§</svg:desc>
          <draw:polygon draw:style-name="gr2" draw:text-style-name="P6" draw:layer="layout" svg:width="0.986cm" svg:height="0.822cm" svg:x="1.719cm" svg:y="11.955cm" svg:viewBox="0 0 987 823" draw:points="494,823 0,823 0,0 987,0 987,823">
            <text:p/>
          </draw:polygon>
          <draw:path draw:style-name="gr3" draw:text-style-name="P7" draw:layer="layout" svg:width="0.213cm" svg:height="0.914cm" svg:x="1.763cm" svg:y="11.9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1.9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1.9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2" draw:id="id292">
          <svg:title>TexMaths</svg:title>
          <svg:desc>24§display§\text {Let,}§svg§600§FALSE§</svg:desc>
          <draw:polygon draw:style-name="gr2" draw:text-style-name="P6" draw:layer="layout" svg:width="1.318cm" svg:height="0.655cm" svg:x="3.235cm" svg:y="12.0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12.0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12.2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12.0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12.4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3" draw:id="id293">
          <svg:title>TexMaths</svg:title>
          <svg:desc>24§display§\text {I}§svg§600§FALSE§</svg:desc>
          <draw:polygon draw:style-name="gr2" draw:text-style-name="P6" draw:layer="layout" svg:width="0.197cm" svg:height="0.493cm" svg:x="4.941cm" svg:y="12.0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1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4§display§= \int \frac{7x + 3}{ \sqrt{3 + 2x - x^2} }\ dx§svg§600§FALSE§</svg:desc>
          <draw:polygon draw:style-name="gr2" draw:text-style-name="P6" draw:layer="layout" svg:width="8.11cm" svg:height="1.848cm" svg:x="5.638cm" svg:y="11.358cm" svg:viewBox="0 0 8111 1849" draw:points="4055,1849 0,1849 0,0 8111,0 8111,1849">
            <text:p/>
          </draw:polygon>
          <draw:path draw:style-name="gr3" draw:text-style-name="P7" draw:layer="layout" svg:width="0.562cm" svg:height="0.199cm" svg:x="5.644cm" svg:y="12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1.3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62cm" svg:height="0.591cm" svg:x="8.916cm" svg:y="11.324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421cm" svg:height="0.383cm" svg:x="9.315cm" svg:y="11.5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0.008cm" svg:y="11.4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84cm" svg:y="11.33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olygon draw:style-name="gr3" draw:text-style-name="P7" draw:layer="layout" svg:width="4.953cm" svg:height="0.035cm" svg:x="7.572cm" svg:y="12.236cm" svg:viewBox="0 0 4954 36" draw:points="2477,36 0,36 0,0 4954,0 4954,36">
            <text:p/>
          </draw:polygon>
          <draw:path draw:style-name="gr3" draw:text-style-name="P7" draw:layer="layout" svg:width="0.66cm" svg:height="0.844cm" svg:x="7.633cm" svg:y="12.4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248cm" svg:height="0.035cm" svg:x="8.274cm" svg:y="12.405cm" svg:viewBox="0 0 4249 36" draw:points="2126,36 0,36 0,0 4249,0 4249,36">
            <text:p/>
          </draw:polygon>
          <draw:path draw:style-name="gr3" draw:text-style-name="P7" draw:layer="layout" svg:width="0.35cm" svg:height="0.581cm" svg:x="8.311cm" svg:y="12.58cm" svg:viewBox="0 0 351 582" svg:d="M211 265c69-21 117-81 117-148 0-69-75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8.931cm" svg:y="12.6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9.77cm" svg:y="12.5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0.173cm" svg:y="12.7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0.89cm" svg:y="12.914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1.687cm" svg:y="12.7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2.182cm" svg:y="12.5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938cm" svg:y="11.8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369cm" svg:y="12.09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14.15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14.108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14.317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14.31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14.304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96" draw:id="id296">
          <svg:title>TexMaths</svg:title>
          <svg:desc>22§display§7x + 3 = A\frac{d}{dx}( 3 + 2x - x^2 ) + B§svg§600§FALSE§</svg:desc>
          <draw:polygon draw:style-name="gr2" draw:text-style-name="P6" draw:layer="layout" svg:width="10.749cm" svg:height="1.522cm" svg:x="5.43cm" svg:y="13.649cm" svg:viewBox="0 0 10750 1523" draw:points="5375,1523 0,1523 0,0 10750,0 10750,1523">
            <text:p/>
          </draw:polygon>
          <draw:path draw:style-name="gr3" draw:text-style-name="P7" draw:layer="layout" svg:width="0.332cm" svg:height="0.541cm" svg:x="5.435cm" svg:y="14.147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86cm" svg:height="0.351cm" svg:x="5.8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435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197cm" svg:y="14.1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81cm" svg:y="14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61cm" svg:y="14.117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9.506cm" svg:y="13.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255cm" svg:y="14.46cm" svg:viewBox="0 0 847 33" draw:points="422,33 0,33 0,0 847,0 847,33">
            <text:p/>
          </draw:polygon>
          <draw:path draw:style-name="gr3" draw:text-style-name="P7" draw:layer="layout" svg:width="0.369cm" svg:height="0.546cm" svg:x="9.286cm" svg:y="14.66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68cm" svg:y="14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268cm" svg:y="14.0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0.525cm" svg:y="14.1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1.096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863cm" svg:y="14.1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2.234cm" svg:y="14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889cm" svg:y="14.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621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074cm" svg:y="13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4.431cm" svg:y="14.09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02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65cm" svg:y="14.142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288" draw:id="id288">
          <svg:title>TexMaths</svg:title>
          <svg:desc>24§display§\therefore§svg§600§FALSE§</svg:desc>
          <draw:polygon draw:style-name="gr2" draw:text-style-name="P6" draw:layer="layout" svg:width="0.453cm" svg:height="0.371cm" svg:x="3.941cm" svg:y="10.249cm" svg:viewBox="0 0 454 372" draw:points="227,372 0,372 0,0 454,0 454,372">
            <text:p/>
          </draw:polygon>
          <draw:path draw:style-name="gr3" draw:text-style-name="P7" draw:layer="layout" svg:width="0.513cm" svg:height="0.455cm" svg:x="3.924cm" svg:y="10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07" draw:id="id307">
          <svg:title>TexMaths</svg:title>
          <svg:desc>22§display§= \int \frac{ - \frac{7}{2} ( 2 - 2x ) + 10 }{ \sqrt{3 + 2x - x^2} }\ dx§svg§600§FALSE§</svg:desc>
          <draw:polygon draw:style-name="gr2" draw:text-style-name="P6" draw:layer="layout" svg:width="8.47cm" svg:height="1.88cm" svg:x="4.243cm" svg:y="8.467cm" svg:viewBox="0 0 8471 1881" draw:points="4235,1881 0,1881 0,0 8471,0 8471,1881">
            <text:p/>
          </draw:polygon>
          <draw:path draw:style-name="gr3" draw:text-style-name="P7" draw:layer="layout" svg:width="0.515cm" svg:height="0.182cm" svg:x="4.248cm" svg:y="9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3cm" svg:y="8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472cm" svg:height="0.032cm" svg:x="6.079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6.748cm" svg:y="8.42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6.709cm" svg:y="8.889cm" svg:viewBox="0 0 310 33" draw:points="155,33 0,33 0,0 310,0 310,33">
            <text:p/>
          </draw:polygon>
          <draw:path draw:style-name="gr3" draw:text-style-name="P7" draw:layer="layout" svg:width="0.24cm" svg:height="0.36cm" svg:x="6.744cm" svg:y="9.0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188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45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34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82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152cm" svg:y="8.7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15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88cm" svg:y="8.6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886cm" svg:y="8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234cm" svg:y="8.58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7" draw:layer="layout" svg:width="5.577cm" svg:height="0.032cm" svg:x="6.015cm" svg:y="9.457cm" svg:viewBox="0 0 5578 33" draw:points="2788,33 0,33 0,0 5578,0 5578,33">
            <text:p/>
          </draw:polygon>
          <draw:path draw:style-name="gr3" draw:text-style-name="P7" draw:layer="layout" svg:width="0.604cm" svg:height="0.773cm" svg:x="6.591cm" svg:y="9.61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3.894cm" svg:height="0.032cm" svg:x="7.179cm" svg:y="9.612cm" svg:viewBox="0 0 3895 33" draw:points="1948,33 0,33 0,0 3895,0 3895,33">
            <text:p/>
          </draw:polygon>
          <draw:path draw:style-name="gr3" draw:text-style-name="P7" draw:layer="layout" svg:width="0.321cm" svg:height="0.532cm" svg:x="7.21cm" svg:y="9.7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7.781cm" svg:y="9.8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548cm" svg:y="9.7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8.92cm" svg:y="9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574cm" svg:y="10.0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6cm" svg:y="9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9.7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72cm" svg:y="9.1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366cm" svg:y="9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5" draw:id="id305">
          <svg:title>TexMaths</svg:title>
          <svg:desc>26§display§\therefore§svg§600§FALSE§</svg:desc>
          <draw:polygon draw:style-name="gr2" draw:text-style-name="P6" draw:layer="layout" svg:width="0.49cm" svg:height="0.402cm" svg:x="2.108cm" svg:y="9.3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9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06" draw:id="id306">
          <svg:title>TexMaths</svg:title>
          <svg:desc>24§display§\text {I}§svg§600§FALSE§</svg:desc>
          <draw:polygon draw:style-name="gr2" draw:text-style-name="P6" draw:layer="layout" svg:width="0.197cm" svg:height="0.493cm" svg:x="3.545cm" svg:y="9.2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9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7" draw:id="id297">
          <svg:title>TexMaths</svg:title>
          <svg:desc>22§display§7x + 3 = A ( 2 - 2x ) + B§svg§600§FALSE§</svg:desc>
          <draw:polygon draw:style-name="gr2" draw:text-style-name="P6" draw:layer="layout" svg:width="7.986cm" svg:height="0.696cm" svg:x="3.43cm" svg:y="0.849cm" svg:viewBox="0 0 7987 697" draw:points="3994,697 0,697 0,0 7987,0 7987,697">
            <text:p/>
          </draw:polygon>
          <draw:path draw:style-name="gr3" draw:text-style-name="P7" draw:layer="layout" svg:width="0.332cm" svg:height="0.541cm" svg:x="3.435cm" svg:y="0.8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0.8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1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61cm" svg:y="0.836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7.239cm" svg:y="0.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01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85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33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203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68cm" svg:y="0.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139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0.902cm" svg:y="0.8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draw:g xml:id="id298" draw:id="id29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0.857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3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0.8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0.8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0.8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2§display§7x + 3 =  - (2A)x  +  ( 2A + B )§svg§600§FALSE§</svg:desc>
          <draw:polygon draw:style-name="gr2" draw:text-style-name="P6" draw:layer="layout" svg:width="9.732cm" svg:height="0.696cm" svg:x="3.43cm" svg:y="2.049cm" svg:viewBox="0 0 9733 697" draw:points="4867,697 0,697 0,0 9733,0 9733,697">
            <text:p/>
          </draw:polygon>
          <draw:path draw:style-name="gr3" draw:text-style-name="P7" draw:layer="layout" svg:width="0.332cm" svg:height="0.541cm" svg:x="3.435cm" svg:y="2.0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2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2.0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2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7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6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24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7.899cm" svg:y="2.0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8.496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8.774cm" svg:y="2.2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409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215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479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1cm" svg:height="0.555cm" svg:x="10.854cm" svg:y="2.0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1.621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384cm" svg:y="2.0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3.021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0" draw:id="id300">
          <svg:title>TexMaths</svg:title>
          <svg:desc>22§display§-2A = 7 \ \text {and } 2A + B = 3§svg§600§FALSE§</svg:desc>
          <draw:polygon draw:style-name="gr2" draw:text-style-name="P6" draw:layer="layout" svg:width="8.591cm" svg:height="0.542cm" svg:x="3.43cm" svg:y="3.447cm" svg:viewBox="0 0 8592 543" draw:points="4296,543 0,543 0,0 8592,0 8592,543">
            <text:p/>
          </draw:polygon>
          <draw:path draw:style-name="gr3" draw:text-style-name="P7" draw:layer="layout" svg:width="0.472cm" svg:height="0.032cm" svg:x="3.455cm" svg:y="3.7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4.032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407cm" svg:y="3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5.21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6.033cm" svg:y="3.44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49cm" svg:height="0.357cm" svg:x="6.667cm" svg:y="3.61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7.045cm" svg:y="3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476cm" svg:y="3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09cm" svg:height="0.517cm" svg:x="8.177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8.552cm" svg:y="3.408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9.319cm" svg:y="3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0.083cm" svg:y="3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9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1.739cm" svg:y="3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01" draw:id="id301">
          <svg:title>TexMaths</svg:title>
          <svg:desc>28§display§\Rightarrow§svg§600§FALSE§</svg:desc>
          <draw:polygon draw:style-name="gr2" draw:text-style-name="P6" draw:layer="layout" svg:width="0.829cm" svg:height="0.444cm" svg:x="13.143cm" svg:y="3.516cm" svg:viewBox="0 0 830 445" draw:points="416,445 0,445 0,0 830,0 830,445">
            <text:p/>
          </draw:polygon>
          <draw:path draw:style-name="gr3" draw:text-style-name="P7" draw:layer="layout" svg:width="0.874cm" svg:height="0.542cm" svg:x="13.147cm" svg:y="3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302" draw:id="id302">
          <svg:title>TexMaths</svg:title>
          <svg:desc>22§display§A = - \frac{7}{2} \ \text {and } B =  10§svg§600§FALSE§</svg:desc>
          <draw:polygon draw:style-name="gr2" draw:text-style-name="P6" draw:layer="layout" svg:width="6.867cm" svg:height="1.5cm" svg:x="14.743cm" svg:y="2.948cm" svg:viewBox="0 0 6868 1501" draw:points="3434,1501 0,1501 0,0 6868,0 6868,1501">
            <text:p/>
          </draw:polygon>
          <draw:path draw:style-name="gr3" draw:text-style-name="P7" draw:layer="layout" svg:width="0.531cm" svg:height="0.556cm" svg:x="14.731cm" svg:y="3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5.542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6.38cm" svg:y="3.747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17.053cm" svg:y="2.909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7.01cm" svg:y="3.747cm" svg:viewBox="0 0 389 33" draw:points="194,33 0,33 0,0 389,0 389,33">
            <text:p/>
          </draw:polygon>
          <draw:path draw:style-name="gr3" draw:text-style-name="P7" draw:layer="layout" svg:width="0.309cm" svg:height="0.517cm" svg:x="17.049cm" svg:y="3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7.78cm" svg:y="3.608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8.158cm" svg:y="3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8.589cm" svg:y="3.418cm" svg:viewBox="0 0 384 548" svg:d="M269 497v51l115-9v-25c-55 0-62-5-62-42v-472l-111 9v24c53 0 60 6 60 43v167c-23-26-56-47-99-47-91 0-172 75-172 176 0 98 76 176 165 176 50 0 85-27 104-51zM269 289v158c0 14 0 16-8 29-23 37-59 54-92 54-35 0-63-19-83-49-19-32-21-76-21-108 0-30 0-75 23-111 18-24 46-49 88-49 28 0 60 11 85 46 8 14 8 16 8 30z">
            <text:p/>
          </draw:path>
          <draw:path draw:style-name="gr3" draw:text-style-name="P7" draw:layer="layout" svg:width="0.553cm" svg:height="0.529cm" svg:x="19.283cm" svg:y="3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0.135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976cm" svg:y="3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1.325cm" svg:y="3.441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3" draw:id="id303">
          <svg:title>TexMaths</svg:title>
          <svg:desc>22§display§\text {Put }\ A = - \frac{7}{2} \text { and } B =  10 \text { in (1) we get,  }§svg§600§FALSE§</svg:desc>
          <draw:polygon draw:style-name="gr2" draw:text-style-name="P6" draw:layer="layout" svg:width="13.401cm" svg:height="1.5cm" svg:x="3.445cm" svg:y="4.545cm" svg:viewBox="0 0 13402 1501" draw:points="6702,1501 0,1501 0,0 13402,0 13402,1501">
            <text:p/>
          </draw:polygon>
          <draw:path draw:style-name="gr3" draw:text-style-name="P7" draw:layer="layout" svg:width="0.457cm" svg:height="0.529cm" svg:x="3.433cm" svg:y="5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3.957cm" svg:y="5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376cm" svg:y="5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1cm" svg:height="0.556cm" svg:x="5.205cm" svg:y="4.999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01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854cm" svg:y="5.34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527cm" svg:y="4.506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483cm" svg:y="5.344cm" svg:viewBox="0 0 389 33" draw:points="194,33 0,33 0,0 389,0 389,33">
            <text:p/>
          </draw:polygon>
          <draw:path draw:style-name="gr3" draw:text-style-name="P7" draw:layer="layout" svg:width="0.309cm" svg:height="0.517cm" svg:x="7.521cm" svg:y="5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8.253cm" svg:y="5.205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632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063cm" svg:y="5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9.756cm" svg:y="5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60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1.45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796cm" svg:y="5.03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166cm" svg:height="0.519cm" svg:x="12.437cm" svg:y="5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65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3.389cm" svg:y="4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3.683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44cm" svg:y="4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1cm" svg:height="0.342cm" svg:x="14.573cm" svg:y="5.219cm" svg:viewBox="0 0 532 343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5.117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15.719cm" svg:y="5.20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6.105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6.442cm" svg:y="5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6.794cm" svg:y="5.471cm" svg:viewBox="0 0 92 233" svg:d="M92 81c0-49-18-81-50-81-28 0-42 21-42 41 0 21 14 42 42 42 13 0 21-5 30-11l2-2c0 0 2 0 2 11 0 51-23 99-58 136-4 3-6 5-6 7 0 7 4 9 9 9 9 0 71-62 71-152z">
            <text:p/>
          </draw:path>
        </draw:g>
        <draw:g xml:id="id304" draw:id="id304">
          <svg:title>TexMaths</svg:title>
          <svg:desc>22§display§7x + 3 = - \frac{7}{2} ( 2 - 2x ) + 10§svg§600§FALSE§</svg:desc>
          <draw:polygon draw:style-name="gr2" draw:text-style-name="P6" draw:layer="layout" svg:width="8.738cm" svg:height="1.5cm" svg:x="3.43cm" svg:y="6.549cm" svg:viewBox="0 0 8739 1501" draw:points="4369,1501 0,1501 0,0 8739,0 8739,1501">
            <text:p/>
          </draw:polygon>
          <draw:path draw:style-name="gr3" draw:text-style-name="P7" draw:layer="layout" svg:width="0.332cm" svg:height="0.542cm" svg:x="3.435cm" svg:y="7.033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86cm" svg:height="0.351cm" svg:x="3.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4.435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197cm" svg:y="7.0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182cm" svg:x="5.81cm" svg:y="7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8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32cm" svg:y="6.51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278cm" svg:y="7.348cm" svg:viewBox="0 0 389 33" draw:points="194,33 0,33 0,0 389,0 389,33">
            <text:p/>
          </draw:polygon>
          <draw:path draw:style-name="gr3" draw:text-style-name="P7" draw:layer="layout" svg:width="0.309cm" svg:height="0.517cm" svg:x="7.315cm" svg:y="7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18cm" svg:height="0.774cm" svg:x="7.832cm" svg:y="6.9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8.096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472cm" svg:height="0.032cm" svg:x="8.681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427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79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18cm" svg:height="0.774cm" svg:x="10.261cm" svg:y="6.9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0.733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32cm" svg:y="7.0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881cm" svg:y="7.042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8" draw:id="id308">
          <svg:title>TexMaths</svg:title>
          <svg:desc>22§display§= \int \left[ \frac{ - \frac{7}{2} ( 2 - 2x ) }{ \sqrt{3 + 2x - x^2} } + \frac{ 10 }{ \sqrt{3 + 2x - x^2} } \right] \ dx§svg§600§FALSE§</svg:desc>
          <draw:polygon draw:style-name="gr2" draw:text-style-name="P6" draw:layer="layout" svg:width="14.047cm" svg:height="1.898cm" svg:x="13.043cm" svg:y="8.467cm" svg:viewBox="0 0 14048 1899" draw:points="7024,1899 0,1899 0,0 14048,0 14048,1899">
            <text:p/>
          </draw:polygon>
          <draw:path draw:style-name="gr3" draw:text-style-name="P7" draw:layer="layout" svg:width="0.515cm" svg:height="0.182cm" svg:x="13.048cm" svg:y="9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13.863cm" svg:y="8.615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14.916cm" svg:y="8.546cm" svg:viewBox="0 0 206 1858" draw:points="0,1858 206,1858 206,1816 42,1816 42,42 206,42 206,0 0,0">
            <text:p/>
          </draw:polygon>
          <draw:path draw:style-name="gr3" draw:text-style-name="P7" draw:layer="layout" svg:width="0.472cm" svg:height="0.032cm" svg:x="15.628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8cm" svg:x="16.295cm" svg:y="8.428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259cm" svg:y="8.889cm" svg:viewBox="0 0 310 33" draw:points="155,33 0,33 0,0 310,0 310,33">
            <text:p/>
          </draw:polygon>
          <draw:path draw:style-name="gr3" draw:text-style-name="P7" draw:layer="layout" svg:width="0.24cm" svg:height="0.36cm" svg:x="16.292cm" svg:y="9.00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6.735cm" svg:y="8.518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16.999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17.582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33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701cm" svg:y="8.75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9.164cm" svg:y="8.518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54cm" svg:height="0.032cm" svg:x="15.224cm" svg:y="9.458cm" svg:viewBox="0 0 4541 33" draw:points="2270,33 0,33 0,0 4541,0 4541,33">
            <text:p/>
          </draw:polygon>
          <draw:path draw:style-name="gr3" draw:text-style-name="P7" draw:layer="layout" svg:width="0.604cm" svg:height="0.774cm" svg:x="15.28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15.868cm" svg:y="9.613cm" svg:viewBox="0 0 3895 33" draw:points="1948,33 0,33 0,0 3895,0 3895,33">
            <text:p/>
          </draw:polygon>
          <draw:path draw:style-name="gr3" draw:text-style-name="P7" draw:layer="layout" svg:width="0.321cm" svg:height="0.533cm" svg:x="15.899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16.47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9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7.608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8.263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995cm" svg:y="9.946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19.449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069cm" svg:y="9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844cm" svg:y="8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3.191cm" svg:y="8.62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4.54cm" svg:height="0.032cm" svg:x="20.893cm" svg:y="9.458cm" svg:viewBox="0 0 4541 33" draw:points="2270,33 0,33 0,0 4541,0 4541,33">
            <text:p/>
          </draw:polygon>
          <draw:path draw:style-name="gr3" draw:text-style-name="P7" draw:layer="layout" svg:width="0.604cm" svg:height="0.774cm" svg:x="20.949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21.537cm" svg:y="9.613cm" svg:viewBox="0 0 3895 33" draw:points="1948,33 0,33 0,0 3895,0 3895,33">
            <text:p/>
          </draw:polygon>
          <draw:path draw:style-name="gr3" draw:text-style-name="P7" draw:layer="layout" svg:width="0.321cm" svg:height="0.533cm" svg:x="21.568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22.139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908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23.277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23.932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4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25.118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25.534cm" svg:y="8.546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6.349cm" svg:y="9.1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3 62 69 0 3-2 9-4 12z">
            <text:p/>
          </draw:path>
          <draw:path draw:style-name="gr3" draw:text-style-name="P7" draw:layer="layout" svg:width="0.386cm" svg:height="0.351cm" svg:x="26.743cm" svg:y="9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</draw:g>
        <draw:g xml:id="id309" draw:id="id309">
          <svg:title>TexMaths</svg:title>
          <svg:desc>22§display§= - \frac{7}{2}  \int  \frac{ 2 - 2x }{ \sqrt{3 + 2x - x^2} }\ dx +  10 \int \frac{ 1 }{ \sqrt{3 + 2x - x^2} } \ dx§svg§600§FALSE§</svg:desc>
          <draw:polygon draw:style-name="gr2" draw:text-style-name="P6" draw:layer="layout" svg:width="17.309cm" svg:height="1.695cm" svg:x="4.243cm" svg:y="10.868cm" svg:viewBox="0 0 17310 1696" draw:points="8655,1696 0,1696 0,0 17310,0 17310,1696">
            <text:p/>
          </draw:polygon>
          <draw:path draw:style-name="gr3" draw:text-style-name="P7" draw:layer="layout" svg:width="0.515cm" svg:height="0.182cm" svg:x="4.248cm" svg:y="1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1.67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0.836cm" svg:viewBox="0 0 333 542" svg:d="M327 53c6-11 6-13 6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5.714cm" svg:y="11.672cm" svg:viewBox="0 0 389 33" draw:points="194,33 0,33 0,0 389,0 389,33">
            <text:p/>
          </draw:polygon>
          <draw:path draw:style-name="gr3" draw:text-style-name="P7" draw:layer="layout" svg:width="0.309cm" svg:height="0.517cm" svg:x="5.753cm" svg:y="11.8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365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8.54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472cm" svg:height="0.032cm" svg:x="9.128cm" svg:y="11.1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87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48cm" svg:y="11.0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54cm" svg:height="0.032cm" svg:x="7.318cm" svg:y="11.672cm" svg:viewBox="0 0 4541 33" draw:points="2270,33 0,33 0,0 4541,0 4541,33">
            <text:p/>
          </draw:polygon>
          <draw:path draw:style-name="gr3" draw:text-style-name="P7" draw:layer="layout" svg:width="0.604cm" svg:height="0.774cm" svg:x="7.374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7.962cm" svg:y="11.827cm" svg:viewBox="0 0 3895 33" draw:points="1948,33 0,33 0,0 3895,0 3895,33">
            <text:p/>
          </draw:polygon>
          <draw:path draw:style-name="gr3" draw:text-style-name="P7" draw:layer="layout" svg:width="0.321cm" svg:height="0.532cm" svg:x="7.995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564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333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702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0.359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1.543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236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631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3.266cm" svg:y="11.4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65cm" svg:y="11.36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412cm" svg:y="11.366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1.719cm" svg:x="14.941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8.037cm" svg:y="10.8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4cm" svg:height="0.032cm" svg:x="15.892cm" svg:y="11.672cm" svg:viewBox="0 0 4541 33" draw:points="2270,33 0,33 0,0 4541,0 4541,33">
            <text:p/>
          </draw:polygon>
          <draw:path draw:style-name="gr3" draw:text-style-name="P7" draw:layer="layout" svg:width="0.604cm" svg:height="0.774cm" svg:x="15.948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16.536cm" svg:y="11.827cm" svg:viewBox="0 0 3895 33" draw:points="1948,33 0,33 0,0 3895,0 3895,33">
            <text:p/>
          </draw:polygon>
          <draw:path draw:style-name="gr3" draw:text-style-name="P7" draw:layer="layout" svg:width="0.321cm" svg:height="0.532cm" svg:x="16.569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7.138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907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276cm" svg:y="12.1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8.933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663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0.117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0.812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1.205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310" draw:id="id310">
          <svg:title>TexMaths</svg:title>
          <svg:desc>22§display§= - \frac{7}{2}  \int  \frac{ 2 - 2x }{ \sqrt{3 + 2x - x^2} }\ dx +  10 \int \frac{ 1 }{ \sqrt{3 - ( x^2 - 2x )} } \ dx§svg§600§FALSE§</svg:desc>
          <draw:polygon draw:style-name="gr2" draw:text-style-name="P6" draw:layer="layout" svg:width="18.04cm" svg:height="1.849cm" svg:x="4.243cm" svg:y="13.27cm" svg:viewBox="0 0 18041 1850" draw:points="9022,1850 0,1850 0,0 18041,0 18041,1850">
            <text:p/>
          </draw:polygon>
          <draw:path draw:style-name="gr3" draw:text-style-name="P7" draw:layer="layout" svg:width="0.515cm" svg:height="0.182cm" svg:x="4.248cm" svg:y="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3.23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714cm" svg:y="14.074cm" svg:viewBox="0 0 389 33" draw:points="194,33 0,33 0,0 389,0 389,33">
            <text:p/>
          </draw:polygon>
          <draw:path draw:style-name="gr3" draw:text-style-name="P7" draw:layer="layout" svg:width="0.309cm" svg:height="0.516cm" svg:x="5.753cm" svg:y="14.2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366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46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129cm" svg:y="13.5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77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248cm" svg:y="13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318cm" svg:y="14.074cm" svg:viewBox="0 0 4541 33" draw:points="2270,33 0,33 0,0 4541,0 4541,33">
            <text:p/>
          </draw:polygon>
          <draw:path draw:style-name="gr3" draw:text-style-name="P7" draw:layer="layout" svg:width="0.604cm" svg:height="0.773cm" svg:x="7.374cm" svg:y="14.2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962cm" svg:y="14.229cm" svg:viewBox="0 0 3895 33" draw:points="1948,33 0,33 0,0 3895,0 3895,33">
            <text:p/>
          </draw:polygon>
          <draw:path draw:style-name="gr3" draw:text-style-name="P7" draw:layer="layout" svg:width="0.321cm" svg:height="0.532cm" svg:x="7.995cm" svg:y="14.38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564cm" svg:y="14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33cm" svg:y="1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702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359cm" svg:y="1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43cm" svg:y="14.3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237cm" svg:y="13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631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266cm" svg:y="13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65cm" svg:y="13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412cm" svg:y="13.76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4.942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402cm" svg:y="13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7cm" svg:height="0.032cm" svg:x="15.892cm" svg:y="14.074cm" svg:viewBox="0 0 5271 33" draw:points="2635,33 0,33 0,0 5271,0 5271,33">
            <text:p/>
          </draw:polygon>
          <draw:path draw:style-name="gr3" draw:text-style-name="P7" draw:layer="layout" svg:width="0.705cm" svg:height="0.928cm" svg:x="15.978cm" svg:y="14.229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4.496cm" svg:height="0.032cm" svg:x="16.667cm" svg:y="14.229cm" svg:viewBox="0 0 4497 33" draw:points="2249,33 0,33 0,0 4497,0 4497,33">
            <text:p/>
          </draw:polygon>
          <draw:path draw:style-name="gr3" draw:text-style-name="P7" draw:layer="layout" svg:width="0.321cm" svg:height="0.532cm" svg:x="16.698cm" svg:y="14.40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288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074cm" svg:y="14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321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775cm" svg:y="14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322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07cm" svg:y="14.4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442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04cm" svg:y="14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543cm" svg:y="13.7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936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1+width/2;x" smil:keyTimes="0;1"/>
                  <anim:animate smil:dur="0.5s" smil:fill="hold" smil:targetElement="id2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3" smil:attributeName="visibility" smil:to="visible"/>
                  <anim:animate smil:dur="0.5s" smil:fill="hold" smil:targetElement="id303" smil:attributeName="width" smil:values="width*0.05;width" smil:keyTimes="0;1"/>
                  <anim:animate smil:dur="0.5s" smil:fill="hold" smil:targetElement="id303" smil:attributeName="height" smil:values="height;height" smil:keyTimes="0;1"/>
                  <anim:animate smil:dur="0.5s" smil:fill="hold" smil:targetElement="id303" smil:attributeName="x" smil:values="x-.2;x" smil:keyTimes="0;1"/>
                  <anim:animate smil:dur="0.5s" smil:fill="hold" smil:targetElement="id303" smil:attributeName="y" smil:values="y;y" smil:keyTimes="0;1"/>
                  <anim:transitionFilter smil:dur="0.5s" smil:targetElement="id3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1" draw:id="id311">
          <svg:title>TexMaths</svg:title>
          <svg:desc>24§display§\text {I}§svg§600§FALSE§</svg:desc>
          <draw:polygon draw:style-name="gr2" draw:text-style-name="P6" draw:layer="layout" svg:width="0.197cm" svg:height="0.493cm" svg:x="3.8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8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2§display§= - \frac{7}{2}  \int  \frac{ 2 - 2x }{ \sqrt{3 + 2x - x^2} }\ dx +  10 \int \frac{ 1 }{ \sqrt{3 - ( x^2 - 2x + 1 - 1 )} } \ dx§svg§600§FALSE§</svg:desc>
          <draw:polygon draw:style-name="gr2" draw:text-style-name="P6" draw:layer="layout" svg:width="20.705cm" svg:height="1.849cm" svg:x="4.432cm" svg:y="0.86cm" svg:viewBox="0 0 20706 1850" draw:points="10353,1850 0,1850 0,0 20706,0 20706,1850">
            <text:p/>
          </draw:polygon>
          <draw:path draw:style-name="gr3" draw:text-style-name="P7" draw:layer="layout" svg:width="0.515cm" svg:height="0.182cm" svg:x="4.437cm" svg:y="1.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3cm" svg:y="1.66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7cm" svg:y="0.82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3cm" svg:y="1.664cm" svg:viewBox="0 0 389 33" draw:points="194,33 0,33 0,0 389,0 389,33">
            <text:p/>
          </draw:polygon>
          <draw:path draw:style-name="gr3" draw:text-style-name="P7" draw:layer="layout" svg:width="0.309cm" svg:height="0.516cm" svg:x="5.942cm" svg:y="1.8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5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5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8cm" svg:y="1.1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6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7cm" svg:y="1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7cm" svg:y="1.664cm" svg:viewBox="0 0 4541 33" draw:points="2270,33 0,33 0,0 4541,0 4541,33">
            <text:p/>
          </draw:polygon>
          <draw:path draw:style-name="gr3" draw:text-style-name="P7" draw:layer="layout" svg:width="0.604cm" svg:height="0.773cm" svg:x="7.563cm" svg:y="1.8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1cm" svg:y="1.819cm" svg:viewBox="0 0 3895 33" draw:points="1948,33 0,33 0,0 3895,0 3895,33">
            <text:p/>
          </draw:polygon>
          <draw:path draw:style-name="gr3" draw:text-style-name="P7" draw:layer="layout" svg:width="0.321cm" svg:height="0.532cm" svg:x="8.184cm" svg:y="1.9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3cm" svg:y="2.0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2cm" svg:y="1.9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2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8cm" svg:y="2.28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1.9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6cm" svg:y="1.33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6cm" svg:y="1.4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5cm" svg:y="1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1.35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1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924cm" svg:y="0.8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7.933cm" svg:height="0.032cm" svg:x="16.082cm" svg:y="1.664cm" svg:viewBox="0 0 7934 33" draw:points="3967,33 0,33 0,0 7934,0 7934,33">
            <text:p/>
          </draw:polygon>
          <draw:path draw:style-name="gr3" draw:text-style-name="P7" draw:layer="layout" svg:width="0.705cm" svg:height="0.928cm" svg:x="16.168cm" svg:y="1.819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7.159cm" svg:height="0.032cm" svg:x="16.856cm" svg:y="1.819cm" svg:viewBox="0 0 7160 33" draw:points="3580,33 0,33 0,0 7160,0 7160,33">
            <text:p/>
          </draw:polygon>
          <draw:path draw:style-name="gr3" draw:text-style-name="P7" draw:layer="layout" svg:width="0.321cm" svg:height="0.532cm" svg:x="16.888cm" svg:y="1.99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4cm" svg:y="1.9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965cm" svg:y="1.9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512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26cm" svg:y="1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632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65cm" svg:y="2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2.064cm" svg:y="1.9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619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397cm" svg:y="1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58cm" svg:y="1.93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4.397cm" svg:y="1.3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4.79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4§display§\text {I}§svg§600§FALSE§</svg:desc>
          <draw:polygon draw:style-name="gr2" draw:text-style-name="P6" draw:layer="layout" svg:width="0.197cm" svg:height="0.493cm" svg:x="3.944cm" svg:y="9.747cm" svg:viewBox="0 0 198 494" draw:points="100,494 0,494 0,0 198,0 198,494">
            <text:p/>
          </draw:polygon>
          <draw:path draw:style-name="gr3" draw:text-style-name="P7" draw:layer="layout" svg:width="0.258cm" svg:height="0.577cm" svg:x="3.925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- \frac{7}{2}  \int  \frac{1}{ \sqrt{t} }\ dt +  10 \int \frac{ 1 }{ \sqrt{ (2)^2 - ( x - 1 )^2 } } \ dx§svg§600§FALSE§</svg:desc>
          <draw:polygon draw:style-name="gr2" draw:text-style-name="P6" draw:layer="layout" svg:width="14.769cm" svg:height="1.849cm" svg:x="4.533cm" svg:y="9.158cm" svg:viewBox="0 0 14770 1850" draw:points="7385,1850 0,1850 0,0 14770,0 14770,1850">
            <text:p/>
          </draw:polygon>
          <draw:path draw:style-name="gr3" draw:text-style-name="P7" draw:layer="layout" svg:width="0.515cm" svg:height="0.182cm" svg:x="4.538cm" svg:y="9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9.96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9.126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9.962cm" svg:viewBox="0 0 389 33" draw:points="194,33 0,33 0,0 389,0 389,33">
            <text:p/>
          </draw:polygon>
          <draw:path draw:style-name="gr3" draw:text-style-name="P7" draw:layer="layout" svg:width="0.309cm" svg:height="0.516cm" svg:x="6.043cm" svg:y="10.1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656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946cm" svg:y="9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608cm" svg:y="9.962cm" svg:viewBox="0 0 926 33" draw:points="463,33 0,33 0,0 926,0 926,33">
            <text:p/>
          </draw:polygon>
          <draw:path draw:style-name="gr3" draw:text-style-name="P7" draw:layer="layout" svg:width="0.604cm" svg:height="0.773cm" svg:x="7.664cm" svg:y="10.11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252cm" svg:y="10.117cm" svg:viewBox="0 0 282 33" draw:points="141,33 0,33 0,0 282,0 282,33">
            <text:p/>
          </draw:polygon>
          <draw:path draw:style-name="gr3" draw:text-style-name="P7" draw:layer="layout" svg:width="0.238cm" svg:height="0.494cm" svg:x="8.269cm" svg:y="10.2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91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9.302cm" svg:y="9.6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778cm" svg:y="9.7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577cm" svg:y="9.6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925cm" svg:y="9.6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687cm" svg:height="1.718cm" svg:x="11.453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168cm" svg:y="9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405cm" svg:y="9.962cm" svg:viewBox="0 0 5776 33" draw:points="2888,33 0,33 0,0 5776,0 5776,33">
            <text:p/>
          </draw:polygon>
          <draw:path draw:style-name="gr3" draw:text-style-name="P7" draw:layer="layout" svg:width="0.705cm" svg:height="0.928cm" svg:x="12.49cm" svg:y="10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178cm" svg:y="10.117cm" svg:viewBox="0 0 5004 33" draw:points="2501,33 0,33 0,0 5004,0 5004,33">
            <text:p/>
          </draw:polygon>
          <draw:path draw:style-name="gr3" draw:text-style-name="P7" draw:layer="layout" svg:width="0.18cm" svg:height="0.773cm" svg:x="13.255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518cm" svg:y="10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3.91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2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5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34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5.781cm" svg:y="10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437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15cm" svg:y="10.2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76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866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6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8.956cm" svg:y="9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7" draw:id="id317">
          <svg:title>TexMaths</svg:title>
          <svg:desc>24§display§\therefore§svg§600§FALSE§</svg:desc>
          <draw:polygon draw:style-name="gr2" draw:text-style-name="P6" draw:layer="layout" svg:width="0.453cm" svg:height="0.371cm" svg:x="2.54cm" svg:y="9.848cm" svg:viewBox="0 0 454 372" draw:points="227,372 0,372 0,0 454,0 454,372">
            <text:p/>
          </draw:polygon>
          <draw:path draw:style-name="gr3" draw:text-style-name="P7" draw:layer="layout" svg:width="0.513cm" svg:height="0.455cm" svg:x="2.523cm" svg:y="9.8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13" draw:id="id313">
          <svg:title>TexMaths</svg:title>
          <svg:desc>22§display§= - \frac{7}{2}  \int  \frac{ 2 - 2x }{ \sqrt{3 + 2x - x^2} }\ dx +  10 \int \frac{ 1 }{ \sqrt{3 - ( x - 1 )^2 + 1 } } \ dx§svg§600§FALSE§</svg:desc>
          <draw:polygon draw:style-name="gr2" draw:text-style-name="P6" draw:layer="layout" svg:width="18.931cm" svg:height="1.849cm" svg:x="4.433cm" svg:y="3.262cm" svg:viewBox="0 0 18932 1850" draw:points="9465,1850 0,1850 0,0 18932,0 18932,1850">
            <text:p/>
          </draw:polygon>
          <draw:path draw:style-name="gr3" draw:text-style-name="P7" draw:layer="layout" svg:width="0.515cm" svg:height="0.182cm" svg:x="4.438cm" svg:y="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4cm" svg:y="4.06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8cm" svg:y="3.23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4cm" svg:y="4.066cm" svg:viewBox="0 0 389 33" draw:points="194,33 0,33 0,0 389,0 389,33">
            <text:p/>
          </draw:polygon>
          <draw:path draw:style-name="gr3" draw:text-style-name="P7" draw:layer="layout" svg:width="0.309cm" svg:height="0.516cm" svg:x="5.943cm" svg:y="4.2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6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6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9cm" svg:y="3.5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7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8cm" svg:y="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8cm" svg:y="4.066cm" svg:viewBox="0 0 4541 33" draw:points="2270,33 0,33 0,0 4541,0 4541,33">
            <text:p/>
          </draw:polygon>
          <draw:path draw:style-name="gr3" draw:text-style-name="P7" draw:layer="layout" svg:width="0.604cm" svg:height="0.773cm" svg:x="7.564cm" svg:y="4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2cm" svg:y="4.221cm" svg:viewBox="0 0 3895 33" draw:points="1948,33 0,33 0,0 3895,0 3895,33">
            <text:p/>
          </draw:polygon>
          <draw:path draw:style-name="gr3" draw:text-style-name="P7" draw:layer="layout" svg:width="0.321cm" svg:height="0.532cm" svg:x="8.185cm" svg:y="4.38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4cm" svg:y="4.4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3cm" svg:y="4.3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3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9cm" svg:y="4.6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4.3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7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7cm" svg:y="3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6cm" svg:y="3.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3.7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2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037cm" svg:y="3.2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159cm" svg:height="0.032cm" svg:x="16.082cm" svg:y="4.066cm" svg:viewBox="0 0 6160 33" draw:points="3080,33 0,33 0,0 6160,0 6160,33">
            <text:p/>
          </draw:polygon>
          <draw:path draw:style-name="gr3" draw:text-style-name="P7" draw:layer="layout" svg:width="0.705cm" svg:height="0.928cm" svg:x="16.169cm" svg:y="4.221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386cm" svg:height="0.032cm" svg:x="16.857cm" svg:y="4.221cm" svg:viewBox="0 0 5387 33" draw:points="2693,33 0,33 0,0 5387,0 5387,33">
            <text:p/>
          </draw:polygon>
          <draw:path draw:style-name="gr3" draw:text-style-name="P7" draw:layer="layout" svg:width="0.321cm" svg:height="0.532cm" svg:x="16.888cm" svg:y="4.39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5cm" svg:y="4.3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6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4cm" svg:y="4.39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6cm" svg:y="4.3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7cm" svg:y="4.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125cm" svg:y="4.4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924cm" svg:y="4.3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2.623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3.017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5" draw:id="id315">
          <svg:title>TexMaths</svg:title>
          <svg:desc>22§display§= - \frac{7}{2}  \int  \frac{ 2 - 2x }{ \sqrt{3 + 2x - x^2} }\ dx +  10 \int \frac{ 1 }{ \sqrt{4 - ( x - 1 )^2 } } \ dx§svg§600§FALSE§</svg:desc>
          <draw:polygon draw:style-name="gr2" draw:text-style-name="P6" draw:layer="layout" svg:width="17.6cm" svg:height="1.849cm" svg:x="4.434cm" svg:y="5.564cm" svg:viewBox="0 0 17601 1850" draw:points="8801,1850 0,1850 0,0 17601,0 17601,1850">
            <text:p/>
          </draw:polygon>
          <draw:path draw:style-name="gr3" draw:text-style-name="P7" draw:layer="layout" svg:width="0.515cm" svg:height="0.182cm" svg:x="4.439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5cm" svg:y="6.36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9cm" svg:y="5.532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5cm" svg:y="6.368cm" svg:viewBox="0 0 389 33" draw:points="194,33 0,33 0,0 389,0 389,33">
            <text:p/>
          </draw:polygon>
          <draw:path draw:style-name="gr3" draw:text-style-name="P7" draw:layer="layout" svg:width="0.309cm" svg:height="0.516cm" svg:x="5.944cm" svg:y="6.5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7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2cm" svg:y="5.8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4cm" svg:y="5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9cm" svg:y="6.368cm" svg:viewBox="0 0 4541 33" draw:points="2271,33 0,33 0,0 4541,0 4541,33">
            <text:p/>
          </draw:polygon>
          <draw:path draw:style-name="gr3" draw:text-style-name="P7" draw:layer="layout" svg:width="0.604cm" svg:height="0.773cm" svg:x="7.565cm" svg:y="6.52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3cm" svg:y="6.523cm" svg:viewBox="0 0 3895 33" draw:points="1948,33 0,33 0,0 3895,0 3895,33">
            <text:p/>
          </draw:polygon>
          <draw:path draw:style-name="gr3" draw:text-style-name="P7" draw:layer="layout" svg:width="0.321cm" svg:height="0.532cm" svg:x="8.187cm" svg:y="6.68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5cm" svg:y="6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4cm" svg:y="6.6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4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5cm" svg:y="6.98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81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5cm" svg:y="6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9cm" svg:y="6.04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3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8cm" svg:y="6.1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7cm" svg:y="6.0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4cm" svg:y="6.06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4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374cm" svg:y="5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827cm" svg:height="0.032cm" svg:x="16.084cm" svg:y="6.368cm" svg:viewBox="0 0 4828 33" draw:points="2415,33 0,33 0,0 4828,0 4828,33">
            <text:p/>
          </draw:polygon>
          <draw:path draw:style-name="gr3" draw:text-style-name="P7" draw:layer="layout" svg:width="0.705cm" svg:height="0.928cm" svg:x="16.171cm" svg:y="6.523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4.054cm" svg:height="0.032cm" svg:x="16.859cm" svg:y="6.523cm" svg:viewBox="0 0 4055 33" draw:points="2028,33 0,33 0,0 4055,0 4055,33">
            <text:p/>
          </draw:polygon>
          <draw:path draw:style-name="gr3" draw:text-style-name="P7" draw:layer="layout" svg:width="0.344cm" svg:height="0.523cm" svg:x="16.88cm" svg:y="6.69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7.4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7cm" svg:y="6.6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3cm" svg:y="6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6cm" svg:y="6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9cm" svg:y="6.63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9cm" svg:y="6.63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93cm" svg:y="6.04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687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3.8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3.8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\text {In } 1^{st} \text { Integral put, } 3 + 2x - x^2 = t, \ \text {Diff } w.\ r.\ t.\ x.\ \ (2 - 2x)dx = dt §svg§600§FALSE§</svg:desc>
          <draw:polygon draw:style-name="gr2" draw:text-style-name="P6" draw:layer="layout" svg:width="22.995cm" svg:height="0.795cm" svg:x="2.645cm" svg:y="7.849cm" svg:viewBox="0 0 22996 796" draw:points="11498,796 0,796 0,0 22996,0 22996,796">
            <text:p/>
          </draw:polygon>
          <draw:path draw:style-name="gr3" draw:text-style-name="P7" draw:layer="layout" svg:width="0.237cm" svg:height="0.529cm" svg:x="2.627cm" svg:y="7.96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7.9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7.931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7.83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7.96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9cm" svg:y="8.1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8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8.1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8.14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7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8.14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8.1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7cm" svg:y="8.40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9.325cm" svg:y="7.97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9.896cm" svg:y="8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6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34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89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2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874cm" svg:y="7.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445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236cm" svg:y="8.00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563cm" svg:y="8.40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126cm" svg:y="7.961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714cm" svg:y="7.9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925cm" svg:y="7.944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635cm" svg:y="8.14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7.254cm" svg:y="8.40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682cm" svg:y="8.1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053cm" svg:y="8.407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477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805cm" svg:y="8.40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234cm" svg:y="8.1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72cm" svg:y="8.40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461cm" svg:y="7.90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2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1.307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05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2.425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2.888cm" svg:y="7.90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176cm" svg:y="7.95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57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4.24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51cm" svg:y="7.9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44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20" draw:id="id320">
          <svg:title>TexMaths</svg:title>
          <svg:desc>22§display§= - \frac{7}{2} ( 2\sqrt{t} ) +  10 \sin^{-1}\left( \frac{x - 1}{2} \right) \ + \ c§svg§600§FALSE§</svg:desc>
          <draw:polygon draw:style-name="gr2" draw:text-style-name="P6" draw:layer="layout" svg:width="12.469cm" svg:height="1.779cm" svg:x="4.533cm" svg:y="11.36cm" svg:viewBox="0 0 12470 1780" draw:points="6235,1780 0,1780 0,0 12470,0 12470,1780">
            <text:p/>
          </draw:polygon>
          <draw:path draw:style-name="gr3" draw:text-style-name="P7" draw:layer="layout" svg:width="0.515cm" svg:height="0.182cm" svg:x="4.538cm" svg:y="12.1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12.233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11.397cm" svg:viewBox="0 0 333 542" svg:d="M327 53c6-11 6-13 6-28h-189c-95 0-96-11-98-25h-20l-26 160h19c2-12 9-61 20-70 5-6 67-6 75-6h162c-9 13-70 97-88 124-68 104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12.233cm" svg:viewBox="0 0 389 33" draw:points="194,33 0,33 0,0 389,0 389,33">
            <text:p/>
          </draw:polygon>
          <draw:path draw:style-name="gr3" draw:text-style-name="P7" draw:layer="layout" svg:width="0.309cm" svg:height="0.516cm" svg:x="6.043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8cm" svg:height="0.773cm" svg:x="6.56cm" svg:y="11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23cm" svg:y="11.9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604cm" svg:height="0.773cm" svg:x="7.227cm" svg:y="11.74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815cm" svg:y="11.745cm" svg:viewBox="0 0 282 33" draw:points="141,33 0,33 0,0 282,0 282,33">
            <text:p/>
          </draw:polygon>
          <draw:path draw:style-name="gr3" draw:text-style-name="P7" draw:layer="layout" svg:width="0.238cm" svg:height="0.494cm" svg:x="7.833cm" svg:y="11.95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8.139cm" svg:y="11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8.611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1cm" svg:y="11.9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756cm" svg:y="11.927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4cm" svg:height="0.356cm" svg:x="10.268cm" svg:y="12.09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73cm" svg:y="11.9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8cm" svg:y="12.10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25cm" svg:y="11.96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734cm" svg:y="11.7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2.312cm" svg:y="11.3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2.834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3.491cm" svg:y="11.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268cm" svg:y="11.4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2.813cm" svg:y="12.233cm" svg:viewBox="0 0 1776 33" draw:points="887,33 0,33 0,0 1776,0 1776,33">
            <text:p/>
          </draw:polygon>
          <draw:path draw:style-name="gr3" draw:text-style-name="P7" draw:layer="layout" svg:width="0.309cm" svg:height="0.516cm" svg:x="13.545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1cm" svg:height="1.856cm" svg:x="14.705cm" svg:y="11.321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39cm" svg:y="12.1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3" draw:id="id323">
          <svg:title>TexMaths</svg:title>
          <svg:desc>22§display§= - 7\sqrt{ 3 + 2x - x^2 }  +  10 \sin^{-1}\left( \frac{x - 1}{2} \right) \ + \ c§svg§600§FALSE§</svg:desc>
          <draw:polygon draw:style-name="gr2" draw:text-style-name="P6" draw:layer="layout" svg:width="15.039cm" svg:height="1.779cm" svg:x="4.534cm" svg:y="13.262cm" svg:viewBox="0 0 15040 1780" draw:points="7520,1780 0,1780 0,0 15040,0 15040,1780">
            <text:p/>
          </draw:polygon>
          <draw:path draw:style-name="gr3" draw:text-style-name="P7" draw:layer="layout" svg:width="0.515cm" svg:height="0.182cm" svg:x="4.539cm" svg:y="14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5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56cm" svg:y="13.821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705cm" svg:height="0.928cm" svg:x="6.384cm" svg:y="13.554cm" svg:viewBox="0 0 706 929" svg:d="M243 929c25 0 25 0 33-15l424-884c6-11 6-12 6-14 0-9-7-16-16-16-11 0-12 7-18 16l-399 832-166-383-107 82 12 13 55-43z">
            <text:p/>
          </draw:path>
          <draw:polygon draw:style-name="gr3" draw:text-style-name="P7" draw:layer="layout" svg:width="3.894cm" svg:height="0.032cm" svg:x="7.072cm" svg:y="13.554cm" svg:viewBox="0 0 3895 33" draw:points="1948,33 0,33 0,0 3895,0 3895,33">
            <text:p/>
          </draw:polygon>
          <draw:path draw:style-name="gr3" draw:text-style-name="P7" draw:layer="layout" svg:width="0.321cm" svg:height="0.532cm" svg:x="7.105cm" svg:y="13.82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7.674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443cm" svg:y="13.8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812cm" svg:y="14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469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199cm" svg:y="14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653cm" svg:y="13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8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98cm" svg:y="13.8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29cm" svg:y="13.82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4cm" svg:height="0.356cm" svg:x="12.839cm" svg:y="13.9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144cm" svg:y="13.8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358cm" svg:y="14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821cm" svg:y="13.8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305cm" svg:y="13.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4.882cm" svg:y="13.2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407cm" svg:y="13.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61cm" svg:y="13.6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839cm" svg:y="13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5.384cm" svg:y="14.135cm" svg:viewBox="0 0 1776 33" draw:points="887,33 0,33 0,0 1776,0 1776,33">
            <text:p/>
          </draw:polygon>
          <draw:path draw:style-name="gr3" draw:text-style-name="P7" draw:layer="layout" svg:width="0.309cm" svg:height="0.516cm" svg:x="16.116cm" svg:y="14.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7.278cm" svg:y="13.2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29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9.31cm" svg:y="14.0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2" draw:id="id322">
          <svg:title>TexMaths</svg:title>
          <svg:desc>24§display§\text {I}§svg§600§FALSE§</svg:desc>
          <draw:polygon draw:style-name="gr2" draw:text-style-name="P6" draw:layer="layout" svg:width="0.197cm" svg:height="0.493cm" svg:x="3.945cm" svg:y="13.947cm" svg:viewBox="0 0 198 494" draw:points="100,494 0,494 0,0 198,0 198,494">
            <text:p/>
          </draw:polygon>
          <draw:path draw:style-name="gr3" draw:text-style-name="P7" draw:layer="layout" svg:width="0.258cm" svg:height="0.577cm" svg:x="3.926cm" svg:y="1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4§display§\therefore§svg§600§FALSE§</svg:desc>
          <draw:polygon draw:style-name="gr2" draw:text-style-name="P6" draw:layer="layout" svg:width="0.453cm" svg:height="0.371cm" svg:x="2.541cm" svg:y="14.048cm" svg:viewBox="0 0 454 372" draw:points="227,372 0,372 0,0 454,0 454,372">
            <text:p/>
          </draw:polygon>
          <draw:path draw:style-name="gr3" draw:text-style-name="P7" draw:layer="layout" svg:width="0.513cm" svg:height="0.455cm" svg:x="2.524cm" svg:y="14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24" draw:id="id324">
          <svg:title>TexMaths</svg:title>
          <svg:desc>26§display§(6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5" draw:id="id325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6" draw:id="id32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int \frac{2x + 1}{ \sqrt{x^2 + 4x + 13} }\ dx§svg§600§FALSE§</svg:desc>
          <draw:polygon draw:style-name="gr2" draw:text-style-name="P6" draw:layer="layout" svg:width="7.82cm" svg:height="1.695cm" svg:x="6.333cm" svg:y="0.657cm" svg:viewBox="0 0 7821 1696" draw:points="3911,1696 0,1696 0,0 7821,0 7821,1696">
            <text:p/>
          </draw:polygon>
          <draw:path draw:style-name="gr3" draw:text-style-name="P7" draw:layer="layout" svg:width="0.515cm" svg:height="0.182cm" svg:x="6.3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0.618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6cm" svg:y="0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897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1cm" svg:y="0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3cm" svg:y="0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6cm" svg:y="1.461cm" svg:viewBox="0 0 4927 33" draw:points="2464,33 0,33 0,0 4927,0 4927,33">
            <text:p/>
          </draw:polygon>
          <draw:path draw:style-name="gr3" draw:text-style-name="P7" draw:layer="layout" svg:width="0.605cm" svg:height="0.774cm" svg:x="8.162cm" svg:y="1.616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cm" svg:y="1.616cm" svg:viewBox="0 0 4283 33" draw:points="2142,33 0,33 0,0 4283,0 4283,33">
            <text:p/>
          </draw:polygon>
          <draw:path draw:style-name="gr3" draw:text-style-name="P7" draw:layer="layout" svg:width="0.386cm" svg:height="0.351cm" svg:x="8.773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7cm" svg:y="1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3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6cm" svg:y="1.7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4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7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6cm" svg:y="1.77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7cm" svg:y="1.7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2cm" svg:y="1.13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7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5cm" svg:y="1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  \frac{ 1 }{ \sqrt{ t } }\ dt - 3\int \frac{1}{ \sqrt{ ( x + 2 )^2 + (3)^2 } } \ dx§svg§600§FALSE§</svg:desc>
          <draw:polygon draw:style-name="gr2" draw:text-style-name="P6" draw:layer="layout" svg:width="13.081cm" svg:height="1.849cm" svg:x="6.335cm" svg:y="13.055cm" svg:viewBox="0 0 13082 1850" draw:points="6540,1850 0,1850 0,0 13082,0 13082,1850">
            <text:p/>
          </draw:polygon>
          <draw:path draw:style-name="gr3" draw:text-style-name="P7" draw:layer="layout" svg:width="0.515cm" svg:height="0.182cm" svg:x="6.34cm" svg:y="13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45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107cm" svg:y="13.859cm" svg:viewBox="0 0 926 33" draw:points="463,33 0,33 0,0 926,0 926,33">
            <text:p/>
          </draw:polygon>
          <draw:path draw:style-name="gr3" draw:text-style-name="P7" draw:layer="layout" svg:width="0.604cm" svg:height="0.773cm" svg:x="8.164cm" svg:y="14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752cm" svg:y="14.014cm" svg:viewBox="0 0 282 33" draw:points="141,33 0,33 0,0 282,0 282,33">
            <text:p/>
          </draw:polygon>
          <draw:path draw:style-name="gr3" draw:text-style-name="P7" draw:layer="layout" svg:width="0.238cm" svg:height="0.494cm" svg:x="8.769cm" svg:y="14.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9.412cm" svg:y="13.5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9.802cm" svg:y="13.5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299cm" svg:y="13.85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41cm" svg:y="13.5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1.568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281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518cm" svg:y="13.859cm" svg:viewBox="0 0 5776 33" draw:points="2888,33 0,33 0,0 5776,0 5776,33">
            <text:p/>
          </draw:polygon>
          <draw:path draw:style-name="gr3" draw:text-style-name="P7" draw:layer="layout" svg:width="0.705cm" svg:height="0.928cm" svg:x="12.604cm" svg:y="14.01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292cm" svg:y="14.014cm" svg:viewBox="0 0 5004 33" draw:points="2501,33 0,33 0,0 5004,0 5004,33">
            <text:p/>
          </draw:polygon>
          <draw:path draw:style-name="gr3" draw:text-style-name="P7" draw:layer="layout" svg:width="0.18cm" svg:height="0.773cm" svg:x="13.368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614cm" svg:y="14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25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5.019cm" svg:y="14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5.4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7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28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036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7.291cm" svg:y="14.1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7.69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981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75cm" svg:y="13.5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69cm" svg:y="13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8" draw:id="id328">
          <svg:title>TexMaths</svg:title>
          <svg:desc>18§display§[\ \text {In this example derivative of the expression under the root is } 2x + 4, \text { but } 2x + 1 \text { is already} §svg§600§FALSE§</svg:desc>
          <draw:polygon draw:style-name="gr2" draw:text-style-name="P6" draw:layer="layout" svg:width="25.504cm" svg:height="0.57cm" svg:x="1.642cm" svg:y="2.751cm" svg:viewBox="0 0 25505 571" draw:points="12753,571 0,571 0,0 25505,0 25505,571">
            <text:p/>
          </draw:polygon>
          <draw:polygon draw:style-name="gr3" draw:text-style-name="P7" draw:layer="layout" svg:width="0.087cm" svg:height="0.633cm" svg:x="1.685cm" svg:y="2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2.015cm" svg:y="2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245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8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3.055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406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582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4.04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31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663cm" svg:y="2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973cm" svg:y="2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498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853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6.0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521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6.8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15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7.401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568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86cm" svg:height="0.292cm" svg:x="7.88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8.18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8.437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604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45cm" svg:height="0.292cm" svg:x="8.92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9.41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9.738cm" svg:y="2.7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198cm" svg:height="0.397cm" svg:x="10.13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0.387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0.73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1.22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1.499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11.843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2.194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44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2.727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2.976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3.225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3.39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13.718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14.279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9cm" svg:height="0.28cm" svg:x="14.631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4.984cm" svg:y="2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5.33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5.613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065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32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6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161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7.409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17.743cm" svg:y="2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8.054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136cm" svg:height="0.424cm" svg:x="18.519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8.695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52cm" svg:height="0.423cm" svg:x="19.16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19.469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5 84-85 84-25 0-35-20-35-42 0-14 5-27 12-56z">
            <text:p/>
          </draw:path>
          <draw:path draw:style-name="gr3" draw:text-style-name="P7" draw:layer="layout" svg:width="0.421cm" svg:height="0.423cm" svg:x="19.98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81cm" svg:height="0.428cm" svg:x="20.603cm" svg:y="2.765cm" svg:viewBox="0 0 282 429" svg:d="M168 326v54c0 23 0 31-47 31h-13v18c26-1 59-1 85-1 27 0 60 0 86 1v-18h-13c-47 0-49-8-49-31v-54h65v-21h-65v-289c0-12 0-16-10-16-5 0-7 0-11 7l-196 298v21zM173 305h-156l156-236z">
            <text:p/>
          </draw:path>
          <draw:path draw:style-name="gr3" draw:text-style-name="P7" draw:layer="layout" svg:width="0.074cm" svg:height="0.189cm" svg:x="20.955cm" svg:y="3.12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3cm" svg:height="0.447cm" svg:x="21.412cm" svg:y="2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9cm" svg:height="0.287cm" svg:x="21.765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98cm" svg:height="0.397cm" svg:x="22.109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52cm" svg:height="0.423cm" svg:x="22.58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22.888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421cm" svg:height="0.423cm" svg:x="23.40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9cm" svg:height="0.423cm" svg:x="24.061cm" svg:y="2.772cm" svg:viewBox="0 0 210 424" svg:d="M131 16c0-15 0-16-16-16-39 40-95 40-115 40v21c13 0 50 0 84-18v330c0 23-2 30-60 30h-20v21c22-3 78-3 103-3s80 0 103 3v-21h-20c-58 0-59-7-59-30z">
            <text:p/>
          </draw:path>
          <draw:path draw:style-name="gr3" draw:text-style-name="P7" draw:layer="layout" svg:width="0.136cm" svg:height="0.424cm" svg:x="24.552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4.728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25.195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25.506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25.677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9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6.216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26.527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cm" svg:height="0.402cm" svg:x="26.868cm" svg:y="2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</draw:g>
        <draw:g xml:id="id329" draw:id="id329">
          <svg:title>TexMaths</svg:title>
          <svg:desc>18§display§\left  \text {there in the numerator, so it is adjusted by adding and substracting } 3\ \right ]§svg§600§FALSE§</svg:desc>
          <draw:polygon draw:style-name="gr2" draw:text-style-name="P6" draw:layer="layout" svg:width="19.639cm" svg:height="0.57cm" svg:x="2.164cm" svg:y="3.551cm" svg:viewBox="0 0 19640 571" draw:points="9819,571 0,571 0,0 19640,0 19640,571">
            <text:p/>
          </draw:polygon>
          <draw:path draw:style-name="gr3" draw:text-style-name="P7" draw:layer="layout" svg:width="0.199cm" svg:height="0.397cm" svg:x="2.144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399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74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02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3.27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36cm" svg:height="0.424cm" svg:x="3.771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3.947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4.501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4.755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5.105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5.59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5.933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6.284cm" svg:y="3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6.808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09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7.347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7.648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7.9cm" svg:y="3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8.216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074cm" svg:height="0.189cm" svg:x="8.501cm" svg:y="3.927cm" svg:viewBox="0 0 75 190" svg:d="M75 66c0-40-15-66-40-66-23 0-35 17-35 33 0 17 12 35 35 35 10 0 17-5 24-9l1-1c0 0 2 0 2 8 0 42-19 81-48 111-2 3-4 5-4 6 0 6 3 7 7 7 7 0 58-50 58-124z">
            <text:p/>
          </draw:path>
          <draw:path draw:style-name="gr3" draw:text-style-name="P7" draw:layer="layout" svg:width="0.208cm" svg:height="0.292cm" svg:x="8.85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9.1cm" svg:y="3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36cm" svg:height="0.424cm" svg:x="9.63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9.79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10.26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0.438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10.90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1.21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59cm" svg:height="0.554cm" svg:x="11.521cm" svg:y="3.571cm" svg:viewBox="0 0 160 555" svg:d="M160 144l-98 7v19c50 0 56 6 56 36v252c0 28-6 82-47 82-3 0-18 0-35-7 10-3 23-11 23-29 0-17-11-30-30-30-17 0-29 13-29 30 0 33 36 51 72 51 48 0 88-41 88-98zM160 33c0-17-16-33-35-33-18 0-33 16-33 33 0 19 15 35 33 35 19 0 35-16 35-35z">
            <text:p/>
          </draw:path>
          <draw:path draw:style-name="gr3" draw:text-style-name="P7" draw:layer="layout" svg:width="0.319cm" svg:height="0.287cm" svg:x="11.76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208cm" svg:height="0.292cm" svg:x="12.111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2.352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2.604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2.889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13.448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13.776cm" svg:y="3.7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14.33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4.64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313cm" svg:height="0.447cm" svg:x="14.997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15.348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5.524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15.873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86cm" svg:height="0.292cm" svg:x="16.408cm" svg:y="3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6.719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7.071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8cm" svg:height="0.292cm" svg:x="17.63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9cm" svg:height="0.287cm" svg:x="17.881cm" svg:y="3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47cm" svg:x="18.231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08cm" svg:height="0.292cm" svg:x="18.585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8.826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14cm" svg:height="0.28cm" svg:x="19.07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9.334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41cm" svg:height="0.292cm" svg:x="19.645cm" svg:y="3.7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198cm" svg:height="0.397cm" svg:x="19.91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0.17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4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696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63cm" svg:height="0.436cm" svg:x="21.232cm" svg:y="3.572cm" svg:viewBox="0 0 264 437" svg:d="M158 199c52-16 88-61 88-111 0-52-54-88-116-88-64 0-113 37-113 86 0 21 15 34 32 34 20 0 33-15 33-34 0-31-30-31-39-31 19-31 61-39 84-39 26 0 62 14 62 70 0 9-2 45-19 74-19 30-40 32-56 33-5 0-20 2-25 2s-10 1-10 7c0 7 5 7 16 7h27c52 0 77 43 77 105 0 87-45 105-72 105-28 0-75-11-98-49 23 5 42-10 42-34 0-23-16-36-35-36-16 0-36 10-36 37 0 58 59 100 128 100 78 0 136-58 136-123 0-52-41-101-106-115z">
            <text:p/>
          </draw:path>
          <draw:polygon draw:style-name="gr3" draw:text-style-name="P7" draw:layer="layout" svg:width="0.087cm" svg:height="0.633cm" svg:x="21.746cm" svg:y="3.519cm" svg:viewBox="0 0 88 634" draw:points="88,0 0,0 0,26 62,26 62,610 0,610 0,634 88,634">
            <text:p/>
          </draw:polygon>
        </draw:g>
        <draw:g xml:id="id330" draw:id="id330">
          <svg:title>TexMaths</svg:title>
          <svg:desc>24§display§\text {I}§svg§600§FALSE§</svg:desc>
          <draw:polygon draw:style-name="gr2" draw:text-style-name="P6" draw:layer="layout" svg:width="0.197cm" svg:height="0.493cm" svg:x="5.645cm" svg:y="5.1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5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1" draw:id="id331">
          <svg:title>TexMaths</svg:title>
          <svg:desc>22§display§= \int \frac{ ( 2x + 4) - 3}{ \sqrt{x^2 + 4x + 13} }\ dx§svg§600§FALSE§</svg:desc>
          <draw:polygon draw:style-name="gr2" draw:text-style-name="P6" draw:layer="layout" svg:width="7.82cm" svg:height="1.746cm" svg:x="6.335cm" svg:y="4.458cm" svg:viewBox="0 0 7821 1747" draw:points="3911,1747 0,1747 0,0 7821,0 7821,1747">
            <text:p/>
          </draw:polygon>
          <draw:path draw:style-name="gr3" draw:text-style-name="P7" draw:layer="layout" svg:width="0.515cm" svg:height="0.182cm" svg:x="6.34cm" svg:y="5.2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4.4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18cm" svg:height="0.774cm" svg:x="8.6cm" svg:y="4.41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863cm" svg:y="4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9.234cm" svg:y="4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868cm" svg:y="4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619cm" svg:y="4.47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1.029cm" svg:y="4.41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472cm" svg:height="0.032cm" svg:x="11.521cm" svg:y="4.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63cm" svg:y="4.4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108cm" svg:y="5.313cm" svg:viewBox="0 0 4927 33" draw:points="2464,33 0,33 0,0 4927,0 4927,33">
            <text:p/>
          </draw:polygon>
          <draw:path draw:style-name="gr3" draw:text-style-name="P7" draw:layer="layout" svg:width="0.605cm" svg:height="0.774cm" svg:x="8.164cm" svg:y="5.468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2cm" svg:y="5.468cm" svg:viewBox="0 0 4283 33" draw:points="2142,33 0,33 0,0 4283,0 4283,33">
            <text:p/>
          </draw:polygon>
          <draw:path draw:style-name="gr3" draw:text-style-name="P7" draw:layer="layout" svg:width="0.386cm" svg:height="0.351cm" svg:x="8.775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9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5.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6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5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9cm" svg:y="5.62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4.98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9cm" svg:y="5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2" draw:id="id332">
          <svg:title>TexMaths</svg:title>
          <svg:desc>22§display§= \int \left[ \frac{ 2x + 4 }{ \sqrt{x^2 + 4x + 13} } - \frac{3}{ \sqrt{x^2 + 4x + 13} } \right] \ dx§svg§600§FALSE§</svg:desc>
          <draw:polygon draw:style-name="gr2" draw:text-style-name="P6" draw:layer="layout" svg:width="14.819cm" svg:height="1.779cm" svg:x="6.335cm" svg:y="6.859cm" svg:viewBox="0 0 14820 1780" draw:points="7411,1780 0,1780 0,0 14820,0 14820,1780">
            <text:p/>
          </draw:polygon>
          <draw:path draw:style-name="gr3" draw:text-style-name="P7" draw:layer="layout" svg:width="0.515cm" svg:height="0.182cm" svg:x="6.34cm" svg:y="7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6.8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8.208cm" svg:y="6.8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936cm" svg:y="6.9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307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941cm" svg:y="6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692cm" svg:y="6.894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8.516cm" svg:y="7.732cm" svg:viewBox="0 0 4926 33" draw:points="2464,33 0,33 0,0 4926,0 4926,33">
            <text:p/>
          </draw:polygon>
          <draw:path draw:style-name="gr3" draw:text-style-name="P7" draw:layer="layout" svg:width="0.604cm" svg:height="0.773cm" svg:x="8.572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9.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9.183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35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6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14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301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937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736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86cm" svg:y="8.04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769cm" svg:y="7.73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72cm" svg:y="6.9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4.925cm" svg:height="0.032cm" svg:x="14.571cm" svg:y="7.732cm" svg:viewBox="0 0 4926 33" draw:points="2464,33 0,33 0,0 4926,0 4926,33">
            <text:p/>
          </draw:polygon>
          <draw:path draw:style-name="gr3" draw:text-style-name="P7" draw:layer="layout" svg:width="0.604cm" svg:height="0.773cm" svg:x="14.628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15.2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15.23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691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19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6.97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7.35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9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792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142cm" svg:y="8.04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6cm" svg:y="6.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0.414cm" svg:y="7.4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0.807cm" svg:y="7.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3" draw:id="id333">
          <svg:title>TexMaths</svg:title>
          <svg:desc>22§display§= \int  \frac{ 2x + 4 }{ \sqrt{x^2 + 4x + 13} }\ dx - 3\int \frac{1}{ \sqrt{x^2 + 4x + 4 + 9} } \ dx§svg§600§FALSE§</svg:desc>
          <draw:polygon draw:style-name="gr2" draw:text-style-name="P6" draw:layer="layout" svg:width="17.34cm" svg:height="1.695cm" svg:x="6.335cm" svg:y="9.262cm" svg:viewBox="0 0 17341 1696" draw:points="8670,1696 0,1696 0,0 17341,0 17341,1696">
            <text:p/>
          </draw:polygon>
          <draw:path draw:style-name="gr3" draw:text-style-name="P7" draw:layer="layout" svg:width="0.515cm" svg:height="0.182cm" svg:x="6.34cm" svg:y="9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8cm" svg:y="9.2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899cm" svg:y="9.4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3cm" svg:y="9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84cm" svg:y="9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4.925cm" svg:height="0.032cm" svg:x="8.107cm" svg:y="10.066cm" svg:viewBox="0 0 4926 33" draw:points="2464,33 0,33 0,0 4926,0 4926,33">
            <text:p/>
          </draw:polygon>
          <draw:path draw:style-name="gr3" draw:text-style-name="P7" draw:layer="layout" svg:width="0.604cm" svg:height="0.774cm" svg:x="8.164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8.751cm" svg:y="10.221cm" svg:viewBox="0 0 4282 33" draw:points="2142,33 0,33 0,0 4282,0 4282,33">
            <text:p/>
          </draw:polygon>
          <draw:path draw:style-name="gr3" draw:text-style-name="P7" draw:layer="layout" svg:width="0.386cm" svg:height="0.351cm" svg:x="8.774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8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5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10.38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8cm" svg:y="10.38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9.73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8cm" svg:y="9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4.463cm" svg:y="10.0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05cm" svg:y="9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687cm" svg:height="1.719cm" svg:x="15.732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3cm" svg:y="9.2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87cm" svg:height="0.032cm" svg:x="16.682cm" svg:y="10.066cm" svg:viewBox="0 0 5871 33" draw:points="2936,33 0,33 0,0 5871,0 5871,33">
            <text:p/>
          </draw:polygon>
          <draw:path draw:style-name="gr3" draw:text-style-name="P7" draw:layer="layout" svg:width="0.604cm" svg:height="0.774cm" svg:x="16.738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226cm" svg:height="0.032cm" svg:x="17.326cm" svg:y="10.221cm" svg:viewBox="0 0 5227 33" draw:points="2614,33 0,33 0,0 5227,0 5227,33">
            <text:p/>
          </draw:polygon>
          <draw:path draw:style-name="gr3" draw:text-style-name="P7" draw:layer="layout" svg:width="0.386cm" svg:height="0.351cm" svg:x="17.349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7.803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31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9.083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9.47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20.103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855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21.436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98cm" svg:y="10.382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22.934cm" svg:y="9.73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3.328cm" svg:y="9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34" draw:id="id334">
          <svg:title>TexMaths</svg:title>
          <svg:desc>22§display§\text {In } 1^{st} \text { Integral put, } x^2 + 4x + 13 = t, \ \text {Diff } w.\ r.\ t.\ x.\ \ ( 2x + 4 )dx = dt §svg§600§FALSE§</svg:desc>
          <draw:polygon draw:style-name="gr2" draw:text-style-name="P6" draw:layer="layout" svg:width="23.382cm" svg:height="0.795cm" svg:x="2.645cm" svg:y="11.551cm" svg:viewBox="0 0 23383 796" draw:points="11691,796 0,796 0,0 23383,0 23383,796">
            <text:p/>
          </draw:polygon>
          <draw:path draw:style-name="gr3" draw:text-style-name="P7" draw:layer="layout" svg:width="0.237cm" svg:height="0.529cm" svg:x="2.627cm" svg:y="11.66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11.6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11.633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11.53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11.66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5.79cm" svg:y="11.8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11.8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11.84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11.84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11.6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11.84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11.84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7cm" svg:y="12.10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5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9cm" svg:y="11.5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97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048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3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071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7cm" svg:y="11.6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22cm" svg:y="11.6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3.831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3cm" svg:y="11.70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5cm" svg:y="12.1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2cm" svg:y="11.663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01cm" svg:y="11.67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1cm" svg:y="11.646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2cm" svg:y="11.848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9cm" svg:y="12.10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9cm" svg:y="11.84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4cm" svg:y="12.109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4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2cm" svg:y="12.10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9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7cm" svg:y="12.10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6cm" svg:y="11.61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1cm" svg:y="11.6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8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115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2.866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275cm" svg:y="11.61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2cm" svg:y="11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3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8cm" svg:y="11.6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7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width*0.05;width" smil:keyTimes="0;1"/>
                  <anim:animate smil:dur="0.5s" smil:fill="hold" smil:targetElement="id324" smil:attributeName="height" smil:values="height;height" smil:keyTimes="0;1"/>
                  <anim:animate smil:dur="0.5s" smil:fill="hold" smil:targetElement="id324" smil:attributeName="x" smil:values="x-.2;x" smil:keyTimes="0;1"/>
                  <anim:animate smil:dur="0.5s" smil:fill="hold" smil:targetElement="id324" smil:attributeName="y" smil:values="y;y" smil:keyTimes="0;1"/>
                  <anim:transitionFilter smil:dur="0.5s" smil:targetElement="id3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38" draw:id="id338">
          <svg:title>TexMaths</svg:title>
          <svg:desc>24§display§\text {I}§svg§600§FALSE§</svg:desc>
          <draw:polygon draw:style-name="gr2" draw:text-style-name="P6" draw:layer="layout" svg:width="0.197cm" svg:height="0.493cm" svg:x="5.644cm" svg:y="1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9" draw:id="id339">
          <svg:title>TexMaths</svg:title>
          <svg:desc>22§display§= 2 \sqrt{t} - 3 \log \left[ ( x + 2 ) + \sqrt{ ( x + 2 )^2 + (3)^2 } \right]  \ + \ c§svg§600§FALSE§</svg:desc>
          <draw:polygon draw:style-name="gr2" draw:text-style-name="P6" draw:layer="layout" svg:width="16.255cm" svg:height="1.315cm" svg:x="6.335cm" svg:y="0.959cm" svg:viewBox="0 0 16256 1316" draw:points="8127,1316 0,1316 0,0 16256,0 16256,1316">
            <text:p/>
          </draw:polygon>
          <draw:path draw:style-name="gr3" draw:text-style-name="P7" draw:layer="layout" svg:width="0.515cm" svg:height="0.182cm" svg:x="6.34cm" svg:y="1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04cm" svg:height="0.774cm" svg:x="7.555cm" svg:y="1.11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8.144cm" svg:y="1.112cm" svg:viewBox="0 0 282 33" draw:points="141,33 0,33 0,0 282,0 282,33">
            <text:p/>
          </draw:polygon>
          <draw:path draw:style-name="gr3" draw:text-style-name="P7" draw:layer="layout" svg:width="0.238cm" svg:height="0.494cm" svg:x="8.162cm" svg:y="1.325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8.658cm" svg:y="1.6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9.401cm" svg:y="1.29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9.908cm" svg:y="1.2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19cm" svg:y="1.462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0.506cm" svg:y="1.4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185cm" svg:y="0.9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1.453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1.699cm" svg:y="1.4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333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10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494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3.96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4.781cm" svg:y="1.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5.002cm" svg:height="0.032cm" svg:x="15.469cm" svg:y="1.08cm" svg:viewBox="0 0 5003 33" draw:points="2501,33 0,33 0,0 5003,0 5003,33">
            <text:p/>
          </draw:polygon>
          <draw:path draw:style-name="gr3" draw:text-style-name="P7" draw:layer="layout" svg:width="0.18cm" svg:height="0.774cm" svg:x="15.545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791cm" svg:y="1.4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16.42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195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586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878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40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9.212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19.469cm" svg:y="1.29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9.867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0.157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0.485cm" svg:y="0.9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308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27cm" svg:y="1.4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3" draw:id="id343">
          <svg:title>TexMaths</svg:title>
          <svg:desc>26§display§(7)§svg§600§FALSE§</svg:desc>
          <draw:polygon draw:style-name="gr2" draw:text-style-name="P6" draw:layer="layout" svg:width="0.986cm" svg:height="0.822cm" svg:x="2.119cm" svg:y="4.853cm" svg:viewBox="0 0 987 823" draw:points="494,823 0,823 0,0 987,0 987,823">
            <text:p/>
          </draw:polygon>
          <draw:path draw:style-name="gr3" draw:text-style-name="P7" draw:layer="layout" svg:width="0.213cm" svg:height="0.914cm" svg:x="2.163cm" svg:y="4.8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93cm" svg:height="0.64cm" svg:x="2.479cm" svg:y="4.87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4.8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4" draw:id="id344">
          <svg:title>TexMaths</svg:title>
          <svg:desc>24§display§\text {Let,}§svg§600§FALSE§</svg:desc>
          <draw:polygon draw:style-name="gr2" draw:text-style-name="P6" draw:layer="layout" svg:width="1.318cm" svg:height="0.655cm" svg:x="3.739cm" svg:y="4.9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4.9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5.1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4.9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5.3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5" draw:id="id345">
          <svg:title>TexMaths</svg:title>
          <svg:desc>24§display§\text {I}§svg§600§FALSE§</svg:desc>
          <draw:polygon draw:style-name="gr2" draw:text-style-name="P6" draw:layer="layout" svg:width="0.197cm" svg:height="0.493cm" svg:x="5.645cm" svg:y="4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2§display§= \int \frac{x^3 + 4x^2 + 3x - 26}{x^2 + 6x + 13}}\ dx§svg§600§FALSE§</svg:desc>
          <draw:polygon draw:style-name="gr2" draw:text-style-name="P6" draw:layer="layout" svg:width="9.295cm" svg:height="1.752cm" svg:x="6.335cm" svg:y="4.256cm" svg:viewBox="0 0 9296 1753" draw:points="4648,1753 0,1753 0,0 9296,0 9296,1753">
            <text:p/>
          </draw:polygon>
          <draw:path draw:style-name="gr3" draw:text-style-name="P7" draw:layer="layout" svg:width="0.515cm" svg:height="0.182cm" svg:x="6.34cm" svg:y="5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3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13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579cm" svg:y="4.2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9.11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862cm" svg:y="4.33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0.251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03cm" svg:y="4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1.993cm" svg:y="4.34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37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026cm" svg:y="4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774cm" svg:y="4.342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21cm" svg:height="0.532cm" svg:x="14.155cm" svg:y="4.3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8.107cm" svg:y="5.171cm" svg:viewBox="0 0 6403 33" draw:points="3201,33 0,33 0,0 6403,0 6403,33">
            <text:p/>
          </draw:polygon>
          <draw:path draw:style-name="gr3" draw:text-style-name="P7" draw:layer="layout" svg:width="0.386cm" svg:height="0.351cm" svg:x="9.19cm" svg:y="5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44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72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0.934cm" svg:y="5.3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1cm" svg:y="5.5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944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12.743cm" svg:y="5.3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93cm" svg:y="5.39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4.89cm" svg:y="4.8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283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37" draw:id="id337">
          <svg:title>TexMaths</svg:title>
          <svg:desc>24§display§\therefore§svg§600§FALSE§</svg:desc>
          <draw:polygon draw:style-name="gr2" draw:text-style-name="P6" draw:layer="layout" svg:width="0.453cm" svg:height="0.371cm" svg:x="4.043cm" svg:y="1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1" draw:id="id341">
          <svg:title>TexMaths</svg:title>
          <svg:desc>24§display§\text {I}§svg§600§FALSE§</svg:desc>
          <draw:polygon draw:style-name="gr2" draw:text-style-name="P6" draw:layer="layout" svg:width="0.197cm" svg:height="0.493cm" svg:x="5.644cm" svg:y="3.0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2" draw:id="id342">
          <svg:title>TexMaths</svg:title>
          <svg:desc>22§display§= 2 \sqrt{ x^2 + 4x + 13 } - 3 \log \left[ ( x + 2 ) + \sqrt{ x^2 + 4x + 13 } \right]  \ + \ c§svg§600§FALSE§</svg:desc>
          <draw:polygon draw:style-name="gr2" draw:text-style-name="P6" draw:layer="layout" svg:width="19.665cm" svg:height="1.315cm" svg:x="6.336cm" svg:y="2.661cm" svg:viewBox="0 0 19666 1316" draw:points="9833,1316 0,1316 0,0 19666,0 19666,1316">
            <text:p/>
          </draw:polygon>
          <draw:path draw:style-name="gr3" draw:text-style-name="P7" draw:layer="layout" svg:width="0.515cm" svg:height="0.182cm" svg:x="6.341cm" svg:y="3.2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3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705cm" svg:height="0.929cm" svg:x="7.586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8.274cm" svg:y="2.721cm" svg:viewBox="0 0 4282 33" draw:points="2142,33 0,33 0,0 4282,0 4282,33">
            <text:p/>
          </draw:polygon>
          <draw:path draw:style-name="gr3" draw:text-style-name="P7" draw:layer="layout" svg:width="0.386cm" svg:height="0.351cm" svg:x="8.295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8.749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277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28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16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1.051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85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2.2cm" svg:y="2.99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472cm" svg:height="0.032cm" svg:x="12.79cm" svg:y="3.3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531cm" svg:y="2.997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14.04cm" svg:y="2.97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51cm" svg:y="3.164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4.638cm" svg:y="3.16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317cm" svg:y="2.62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5.583cm" svg:y="2.93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829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465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4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625cm" svg:y="2.93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096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913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9.601cm" svg:y="2.721cm" svg:viewBox="0 0 4282 33" draw:points="2142,33 0,33 0,0 4282,0 4282,33">
            <text:p/>
          </draw:polygon>
          <draw:path draw:style-name="gr3" draw:text-style-name="P7" draw:layer="layout" svg:width="0.386cm" svg:height="0.351cm" svg:x="19.622cm" svg:y="3.1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20.076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604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1.356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1.743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22.378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76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23.526cm" svg:y="2.99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23.896cm" svg:y="2.62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4.719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5.738cm" svg:y="3.1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0" draw:id="id340">
          <svg:title>TexMaths</svg:title>
          <svg:desc>24§display§\therefore§svg§600§FALSE§</svg:desc>
          <draw:polygon draw:style-name="gr2" draw:text-style-name="P6" draw:layer="layout" svg:width="0.453cm" svg:height="0.371cm" svg:x="4.043cm" svg:y="3.1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1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7" draw:id="id347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6.2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6.2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6.2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6.2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6.2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6.4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6.4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6.4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6.4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6.4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6.4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6.2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6.4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6.4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6.4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6.2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6.4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348" draw:id="id348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7.0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7.2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7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7.2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7.2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7.0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7.4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7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7.2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7.0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7.2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7.2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7.019cm" svg:viewBox="0 0 88 634" draw:points="88,0 0,0 0,26 62,26 62,610 0,610 0,634 88,634">
            <text:p/>
          </draw:polygon>
        </draw:g>
        <draw:g xml:id="id349" draw:id="id349">
          <svg:title>TexMaths</svg:title>
          <svg:desc>22§display§x^2 + 6x + 13§svg§600§FALSE§</svg:desc>
          <draw:polygon draw:style-name="gr2" draw:text-style-name="P6" draw:layer="layout" svg:width="4.17cm" svg:height="0.666cm" svg:x="4.228cm" svg:y="8.634cm" svg:viewBox="0 0 4171 667" draw:points="2086,667 0,667 0,0 4171,0 4171,667">
            <text:p/>
          </draw:polygon>
          <draw:path draw:style-name="gr3" draw:text-style-name="P7" draw:layer="layout" svg:width="0.386cm" svg:height="0.351cm" svg:x="4.21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664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5.192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956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6.333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967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766cm" svg:y="8.7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8.116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350" draw:id="id350">
          <svg:title>TexMaths</svg:title>
          <svg:desc>22§display§x^3 + 4x^2 + 3x - 26§svg§600§FALSE§</svg:desc>
          <draw:polygon draw:style-name="gr2" draw:text-style-name="P6" draw:layer="layout" svg:width="6.291cm" svg:height="0.666cm" svg:x="9.53cm" svg:y="8.634cm" svg:viewBox="0 0 6292 667" draw:points="3145,667 0,667 0,0 6292,0 6292,667">
            <text:p/>
          </draw:polygon>
          <draw:path draw:style-name="gr3" draw:text-style-name="P7" draw:layer="layout" svg:width="0.386cm" svg:height="0.351cm" svg:x="9.51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3cm" svg:y="8.5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4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46cm" svg:y="8.7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386cm" svg:height="0.351cm" svg:x="11.635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7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5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377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3.75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411cm" svg:y="9.06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159cm" svg:y="8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539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draw:line draw:style-name="gr4" draw:text-style-name="P14" xml:id="id352" draw:id="id352" draw:layer="layout" svg:x1="8.801cm" svg:y1="8.5cm" svg:x2="8.801cm" svg:y2="13cm">
          <text:p/>
        </draw:line>
        <draw:line draw:style-name="gr4" draw:text-style-name="P14" xml:id="id351" draw:id="id351" draw:layer="layout" svg:x1="8.801cm" svg:y1="8.5cm" svg:x2="17.801cm" svg:y2="8.5cm">
          <text:p/>
        </draw:line>
        <draw:line draw:style-name="gr4" draw:text-style-name="P14" xml:id="id355" draw:id="id355" draw:layer="layout" svg:x1="8.801cm" svg:y1="10.4cm" svg:x2="17.801cm" svg:y2="10.4cm">
          <text:p/>
        </draw:line>
        <draw:line draw:style-name="gr4" draw:text-style-name="P14" xml:id="id359" draw:id="id359" draw:layer="layout" svg:x1="8.839cm" svg:y1="12.286cm" svg:x2="17.839cm" svg:y2="12.286cm">
          <text:p/>
        </draw:line>
        <draw:g xml:id="id354" draw:id="id354">
          <svg:title>TexMaths</svg:title>
          <svg:desc>22§display§x^3 + 6x^2 + 13x§svg§600§FALSE§</svg:desc>
          <draw:polygon draw:style-name="gr2" draw:text-style-name="P6" draw:layer="layout" svg:width="4.958cm" svg:height="0.666cm" svg:x="9.531cm" svg:y="9.534cm" svg:viewBox="0 0 4959 667" draw:points="2480,667 0,667 0,0 4959,0 4959,667">
            <text:p/>
          </draw:polygon>
          <draw:path draw:style-name="gr3" draw:text-style-name="P7" draw:layer="layout" svg:width="0.386cm" svg:height="0.351cm" svg:x="9.515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4cm" svg:y="9.4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5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259cm" svg:y="9.6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1.636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8cm" svg:y="9.4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6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415cm" svg:y="9.6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3.765cm" svg:y="9.65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4.142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53" draw:id="id353">
          <svg:title>TexMaths</svg:title>
          <svg:desc>22§display§x§svg§600§FALSE§</svg:desc>
          <draw:polygon draw:style-name="gr2" draw:text-style-name="P6" draw:layer="layout" svg:width="0.33cm" svg:height="0.274cm" svg:x="9.629cm" svg:y="7.934cm" svg:viewBox="0 0 331 275" draw:points="165,275 0,275 0,0 331,0 331,275">
            <text:p/>
          </draw:polygon>
          <draw:path draw:style-name="gr3" draw:text-style-name="P7" draw:layer="layout" svg:width="0.386cm" svg:height="0.351cm" svg:x="9.613cm" svg:y="7.89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56" draw:id="id356">
          <svg:title>TexMaths</svg:title>
          <svg:desc>22§display§-2x^2 - 10x - 26§svg§600§FALSE§</svg:desc>
          <draw:polygon draw:style-name="gr2" draw:text-style-name="P6" draw:layer="layout" svg:width="5.544cm" svg:height="0.619cm" svg:x="10.716cm" svg:y="10.535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0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0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815cm" svg:y="10.6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6cm" svg:height="0.351cm" svg:x="14.195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0.6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8" draw:id="id358">
          <svg:title>TexMaths</svg:title>
          <svg:desc>22§display§-2x^2 - 12x - 26§svg§600§FALSE§</svg:desc>
          <draw:polygon draw:style-name="gr2" draw:text-style-name="P6" draw:layer="layout" svg:width="5.544cm" svg:height="0.619cm" svg:x="10.716cm" svg:y="11.436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1.3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1.5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3.824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4.195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1.561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7" draw:id="id357">
          <svg:title>TexMaths</svg:title>
          <svg:desc>22§display§-\ 2§svg§600§FALSE§</svg:desc>
          <draw:polygon draw:style-name="gr2" draw:text-style-name="P6" draw:layer="layout" svg:width="1.128cm" svg:height="0.437cm" svg:x="10.317cm" svg:y="7.837cm" svg:viewBox="0 0 1129 438" draw:points="565,438 0,438 0,0 1129,0 1129,438">
            <text:p/>
          </draw:polygon>
          <draw:path draw:style-name="gr3" draw:text-style-name="P7" draw:layer="layout" svg:width="0.472cm" svg:height="0.032cm" svg:x="10.342cm" svg:y="8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75cm" svg:y="7.798cm" svg:viewBox="0 0 310 517" svg:d="M60 457l82-81c122-107 168-147 168-225 0-89-69-151-164-151-88 0-146 72-146 141 0 42 39 42 40 42 15 0 41-9 41-41 0-19-14-40-41-40-7 0-7 0-10 2 17-51 60-79 105-79 71 0 104 61 104 126 0 62-38 123-81 171l-149 165c-9 9-9 11-9 30h288l22-135h-20c-3 22-9 58-16 68-7 7-58 7-73 7z">
            <text:p/>
          </draw:path>
        </draw:g>
        <draw:g xml:id="id360" draw:id="id360">
          <svg:title>TexMaths</svg:title>
          <svg:desc>22§display§2x§svg§600§FALSE§</svg:desc>
          <draw:polygon draw:style-name="gr2" draw:text-style-name="P6" draw:layer="layout" svg:width="0.717cm" svg:height="0.446cm" svg:x="13.717cm" svg:y="12.438cm" svg:viewBox="0 0 718 447" draw:points="359,447 0,447 0,0 718,0 718,447">
            <text:p/>
          </draw:polygon>
          <draw:path draw:style-name="gr3" draw:text-style-name="P7" draw:layer="layout" svg:width="0.309cm" svg:height="0.516cm" svg:x="13.717cm" svg:y="12.3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7" draw:layer="layout" svg:width="0.386cm" svg:height="0.351cm" svg:x="14.087cm" svg:y="12.5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5-42-51 0-17 5-33 14-68z">
            <text:p/>
          </draw:path>
        </draw:g>
        <draw:g xml:id="id362" draw:id="id362">
          <svg:title>TexMaths</svg:title>
          <svg:desc>22§display§\frac{x^3 + 4x^2 + 3x - 26}{x^2 + 6x + 13}} \ = §svg§600§FALSE§</svg:desc>
          <draw:polygon draw:style-name="gr2" draw:text-style-name="P6" draw:layer="layout" svg:width="7.448cm" svg:height="1.682cm" svg:x="4.076cm" svg:y="13.156cm" svg:viewBox="0 0 7449 1683" draw:points="3724,1683 0,1683 0,0 7449,0 7449,1683">
            <text:p/>
          </draw:polygon>
          <draw:path draw:style-name="gr3" draw:text-style-name="P7" draw:layer="layout" svg:width="0.386cm" svg:height="0.351cm" svg:x="4.06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4.509cm" svg:y="13.1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515cm" svg:height="0.516cm" svg:x="5.04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5.792cm" svg:y="13.23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181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33cm" svg:y="13.1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161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7.923cm" svg:y="13.24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8.3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956cm" svg:y="13.5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04cm" svg:y="13.2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10.085cm" svg:y="13.2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4.037cm" svg:y="14.071cm" svg:viewBox="0 0 6403 33" draw:points="3202,33 0,33 0,0 6403,0 6403,33">
            <text:p/>
          </draw:polygon>
          <draw:path draw:style-name="gr3" draw:text-style-name="P7" draw:layer="layout" svg:width="0.386cm" svg:height="0.351cm" svg:x="5.119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74cm" svg:y="14.2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102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6.864cm" svg:y="14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24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874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73cm" svg:y="14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023cm" svg:y="14.29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1.047cm" svg:y="13.997cm" svg:viewBox="0 0 516 183" svg:d="M489 32c13 0 27 0 27-16s-14-16-25-16h-465c-12 0-26 0-26 16s14 16 26 16zM491 183c11 0 25 0 25-16s-14-16-27-16h-463c-12 0-26 0-26 16s14 16 26 16z">
            <text:p/>
          </draw:path>
        </draw:g>
        <draw:g xml:id="id363" draw:id="id363">
          <svg:title>TexMaths</svg:title>
          <svg:desc>22§display§x - 2 + \frac{2x}{x^2 + 6x + 13}§svg§600§FALSE§</svg:desc>
          <draw:polygon draw:style-name="gr2" draw:text-style-name="P6" draw:layer="layout" svg:width="7.015cm" svg:height="1.557cm" svg:x="11.929cm" svg:y="13.234cm" svg:viewBox="0 0 7016 1558" draw:points="3508,1558 0,1558 0,0 7016,0 7016,1558">
            <text:p/>
          </draw:polygon>
          <draw:path draw:style-name="gr3" draw:text-style-name="P7" draw:layer="layout" svg:width="0.386cm" svg:height="0.351cm" svg:x="11.913cm" svg:y="13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2.568cm" svg:y="14.024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3.316cm" svg:y="13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13.879cm" svg:y="13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6.467cm" svg:y="13.1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6.836cm" svg:y="13.3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4.282cm" svg:height="0.032cm" svg:x="14.701cm" svg:y="14.024cm" svg:viewBox="0 0 4283 33" draw:points="2142,33 0,33 0,0 4283,0 4283,33">
            <text:p/>
          </draw:polygon>
          <draw:path draw:style-name="gr3" draw:text-style-name="P7" draw:layer="layout" svg:width="0.386cm" svg:height="0.351cm" svg:x="14.724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178cm" svg:y="14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706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69cm" svg:y="14.249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6cm" svg:height="0.351cm" svg:x="16.845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79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78cm" svg:y="14.2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628cm" svg:y="14.24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361" draw:id="id361">
          <svg:title>TexMaths</svg:title>
          <svg:desc>24§display§\therefore§svg§600§FALSE§</svg:desc>
          <draw:polygon draw:style-name="gr2" draw:text-style-name="P6" draw:layer="layout" svg:width="0.453cm" svg:height="0.371cm" svg:x="2.743cm" svg:y="13.749cm" svg:viewBox="0 0 454 372" draw:points="227,372 0,372 0,0 454,0 454,372">
            <text:p/>
          </draw:polygon>
          <draw:path draw:style-name="gr3" draw:text-style-name="P7" draw:layer="layout" svg:width="0.513cm" svg:height="0.455cm" svg:x="2.726cm" svg:y="13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4" smil:attributeName="visibility" smil:to="visible"/>
                  <anim:animate smil:dur="0.5s" smil:fill="hold" smil:targetElement="id344" smil:attributeName="width" smil:values="width*0.05;width" smil:keyTimes="0;1"/>
                  <anim:animate smil:dur="0.5s" smil:fill="hold" smil:targetElement="id344" smil:attributeName="height" smil:values="height;height" smil:keyTimes="0;1"/>
                  <anim:animate smil:dur="0.5s" smil:fill="hold" smil:targetElement="id344" smil:attributeName="x" smil:values="x-.2;x" smil:keyTimes="0;1"/>
                  <anim:animate smil:dur="0.5s" smil:fill="hold" smil:targetElement="id344" smil:attributeName="y" smil:values="y;y" smil:keyTimes="0;1"/>
                  <anim:transitionFilter smil:dur="0.5s" smil:targetElement="id3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0-height/2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1" smil:attributeName="visibility" smil:to="visible"/>
                  <anim:animate smil:dur="5s" smil:fill="hold" smil:targetElement="id351" smil:attributeName="x" smil:values="1+width/2;x" smil:keyTimes="0;1"/>
                  <anim:animate smil:dur="5s" smil:fill="hold" smil:targetElement="id351" smil:attributeName="y" smil:values="y;y" smil:keyTimes="0;1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352" smil:attributeName="visibility" smil:to="visible"/>
                  <anim:animate smil:dur="5s" smil:fill="hold" smil:targetElement="id352" smil:attributeName="x" smil:values="x;x" smil:keyTimes="0;1"/>
                  <anim:animate smil:dur="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5" smil:attributeName="visibility" smil:to="visible"/>
                  <anim:animate smil:dur="5s" smil:fill="hold" smil:targetElement="id355" smil:attributeName="x" smil:values="1+width/2;x" smil:keyTimes="0;1"/>
                  <anim:animate smil:dur="5s" smil:fill="hold" smil:targetElement="id3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9" smil:attributeName="visibility" smil:to="visible"/>
                  <anim:animate smil:dur="5s" smil:fill="hold" smil:targetElement="id359" smil:attributeName="x" smil:values="1+width/2;x" smil:keyTimes="0;1"/>
                  <anim:animate smil:dur="5s" smil:fill="hold" smil:targetElement="id3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64" draw:id="id364">
          <svg:title>TexMaths</svg:title>
          <svg:desc>24§display§\text {I}§svg§600§FALSE§</svg:desc>
          <draw:polygon draw:style-name="gr2" draw:text-style-name="P6" draw:layer="layout" svg:width="0.197cm" svg:height="0.493cm" svg:x="3.6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3.6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5" draw:id="id365">
          <svg:title>TexMaths</svg:title>
          <svg:desc>22§display§= \int \left[ x - 2 + \frac{2x}{x^2 + 6x + 13} \right] \ dx§svg§600§FALSE§</svg:desc>
          <draw:polygon draw:style-name="gr2" draw:text-style-name="P6" draw:layer="layout" svg:width="10.839cm" svg:height="1.779cm" svg:x="4.335cm" svg:y="0.958cm" svg:viewBox="0 0 10840 1780" draw:points="5421,1780 0,1780 0,0 10840,0 10840,1780">
            <text:p/>
          </draw:polygon>
          <draw:path draw:style-name="gr3" draw:text-style-name="P7" draw:layer="layout" svg:width="0.515cm" svg:height="0.182cm" svg:x="4.34cm" svg:y="1.7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5cm" svg:y="0.98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08cm" svg:y="0.91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5cm" svg:y="1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cm" svg:y="1.83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48cm" svg:y="1.52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1cm" svg:y="1.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99cm" svg:y="1.0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7cm" svg:y="1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281cm" svg:height="0.032cm" svg:x="9.233cm" svg:y="1.831cm" svg:viewBox="0 0 4282 33" draw:points="2142,33 0,33 0,0 4282,0 4282,33">
            <text:p/>
          </draw:polygon>
          <draw:path draw:style-name="gr3" draw:text-style-name="P7" draw:layer="layout" svg:width="0.386cm" svg:height="0.351cm" svg:x="9.256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cm" svg:y="1.9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38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cm" svg:y="2.0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7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2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cm" svg:y="2.0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cm" svg:y="2.0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19cm" svg:y="0.9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3cm" svg:y="1.5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7cm" svg:y="1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6" draw:id="id366">
          <svg:title>TexMaths</svg:title>
          <svg:desc>22§display§= \int \left[ x - 2 + \frac{ ( 2x + 6 ) - 6 }{x^2 + 6x + 13} \right] \ dx§svg§600§FALSE§</svg:desc>
          <draw:polygon draw:style-name="gr2" draw:text-style-name="P6" draw:layer="layout" svg:width="10.839cm" svg:height="1.779cm" svg:x="4.337cm" svg:y="3.26cm" svg:viewBox="0 0 10840 1780" draw:points="5421,1780 0,1780 0,0 10840,0 10840,1780">
            <text:p/>
          </draw:polygon>
          <draw:path draw:style-name="gr3" draw:text-style-name="P7" draw:layer="layout" svg:width="0.515cm" svg:height="0.182cm" svg:x="4.342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7cm" svg:y="3.2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cm" svg:y="3.22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7cm" svg:y="4.0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2cm" svg:y="4.1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cm" svg:y="3.8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3cm" svg:y="3.8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9.406cm" svg:y="3.2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7cm" svg:y="3.3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4cm" svg:y="3.4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675cm" svg:y="3.3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437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1.835cm" svg:y="3.2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2.328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069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4.281cm" svg:height="0.032cm" svg:x="9.235cm" svg:y="4.133cm" svg:viewBox="0 0 4282 33" draw:points="2142,33 0,33 0,0 4282,0 4282,33">
            <text:p/>
          </draw:polygon>
          <draw:path draw:style-name="gr3" draw:text-style-name="P7" draw:layer="layout" svg:width="0.386cm" svg:height="0.351cm" svg:x="9.258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2cm" svg:y="4.2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2cm" svg:y="4.3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9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2cm" svg:y="4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2cm" svg:y="4.3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21cm" svg:y="3.22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5cm" svg:y="3.80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9cm" svg:y="4.0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8" draw:id="id368">
          <svg:title>TexMaths</svg:title>
          <svg:desc>22§display§= \int x \ dx - 2 \int dx + \int \frac{ 2x + 6 }{x^2 + 6x + 13} -6 \int \frac{1}{x^2 + 6x + 13} \ dx§svg§600§FALSE§</svg:desc>
          <draw:polygon draw:style-name="gr2" draw:text-style-name="P6" draw:layer="layout" svg:width="20.602cm" svg:height="1.642cm" svg:x="4.339cm" svg:y="8.062cm" svg:viewBox="0 0 20603 1643" draw:points="10301,1643 0,1643 0,0 20603,0 20603,1643">
            <text:p/>
          </draw:polygon>
          <draw:path draw:style-name="gr3" draw:text-style-name="P7" draw:layer="layout" svg:width="0.515cm" svg:height="0.182cm" svg:x="4.344cm" svg:y="8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6.041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7cm" svg:x="6.748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3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9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5cm" svg:y="8.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9.955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49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8.6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7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8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79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8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8.0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8.866cm" svg:viewBox="0 0 4282 33" draw:points="2142,33 0,33 0,0 4282,0 4282,33">
            <text:p/>
          </draw:polygon>
          <draw:path draw:style-name="gr3" draw:text-style-name="P7" draw:layer="layout" svg:width="0.386cm" svg:height="0.351cm" svg:x="12.732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9.09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1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6cm" svg:y="9.09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7.31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8.56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554cm" svg:y="8.0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19.538cm" svg:y="8.866cm" svg:viewBox="0 0 4282 33" draw:points="2142,33 0,33 0,0 4282,0 4282,33">
            <text:p/>
          </draw:polygon>
          <draw:path draw:style-name="gr3" draw:text-style-name="P7" draw:layer="layout" svg:width="0.386cm" svg:height="0.351cm" svg:x="19.561cm" svg:y="9.2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304cm" svg:y="9.09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21.68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2.31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15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465cm" svg:y="9.0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4.201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595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69" draw:id="id369">
          <svg:title>TexMaths</svg:title>
          <svg:desc>22§display§= \int x \ dx - 2 \int dx + \int \frac{ 2x + 6 }{x^2 + 6x + 13} -6 \int \frac{1}{x^2 + 2(x)(3)+ 9 + 4 } \ dx§svg§600§FALSE§</svg:desc>
          <draw:polygon draw:style-name="gr2" draw:text-style-name="P6" draw:layer="layout" svg:width="23.136cm" svg:height="1.7cm" svg:x="4.34cm" svg:y="10.364cm" svg:viewBox="0 0 23137 1701" draw:points="11568,1701 0,1701 0,0 23137,0 23137,1701">
            <text:p/>
          </draw:polygon>
          <draw:path draw:style-name="gr3" draw:text-style-name="P7" draw:layer="layout" svg:width="0.515cm" svg:height="0.182cm" svg:x="4.345cm" svg:y="1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0.841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6cm" svg:y="10.9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9cm" svg:y="10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4cm" svg:y="10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6cm" svg:y="10.33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1.168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6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4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6cm" svg:y="11.39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7cm" svg:y="11.3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1.39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2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1cm" svg:y="10.8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2.821cm" svg:y="10.3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15cm" svg:height="0.032cm" svg:x="19.539cm" svg:y="11.168cm" svg:viewBox="0 0 6816 33" draw:points="3409,33 0,33 0,0 6816,0 6816,33">
            <text:p/>
          </draw:polygon>
          <draw:path draw:style-name="gr3" draw:text-style-name="P7" draw:layer="layout" svg:width="0.386cm" svg:height="0.351cm" svg:x="19.562cm" svg:y="11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1.311cm" svg:y="11.3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736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21.98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22.447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22.779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23.036cm" svg:y="11.39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3.434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3.906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4.668cm" svg:y="11.39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5.23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5.989cm" svg:y="11.3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6.736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7.13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70" draw:id="id370">
          <svg:title>TexMaths</svg:title>
          <svg:desc>22§display§= \int x \ dx - 2 \int dx + \int \frac{ 2x + 6 }{x^2 + 6x + 13} -6 \int \frac{1}{ ( x + 3 )^2 +  (2)^2 } \ dx§svg§600§FALSE§</svg:desc>
          <draw:polygon draw:style-name="gr2" draw:text-style-name="P6" draw:layer="layout" svg:width="21.322cm" svg:height="1.7cm" svg:x="4.34cm" svg:y="12.765cm" svg:viewBox="0 0 21323 1701" draw:points="10662,1701 0,1701 0,0 21323,0 21323,1701">
            <text:p/>
          </draw:polygon>
          <draw:path draw:style-name="gr3" draw:text-style-name="P7" draw:layer="layout" svg:width="0.515cm" svg:height="0.182cm" svg:x="4.345cm" svg:y="13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3.24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3.2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13.3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12.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1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12.7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3.569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13.79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13.79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3.79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19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13.26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915cm" svg:y="12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9.539cm" svg:y="13.569cm" svg:viewBox="0 0 5003 33" draw:points="2501,33 0,33 0,0 5003,0 5003,33">
            <text:p/>
          </draw:polygon>
          <draw:path draw:style-name="gr3" draw:text-style-name="P7" draw:layer="layout" svg:width="0.18cm" svg:height="0.774cm" svg:x="19.614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861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0.49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258cm" svg:y="13.79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1.656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948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47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23.282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3.544cm" svg:y="13.7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8cm" svg:height="0.774cm" svg:x="23.937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4.227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921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31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7" draw:id="id367">
          <svg:title>TexMaths</svg:title>
          <svg:desc>22§display§= \int \left[ x - 2 + \frac{ 2x + 6 }{x^2 + 6x + 13} - \frac{ 6 }{x^2 + 6x + 13}\right] \ dx§svg§600§FALSE§</svg:desc>
          <draw:polygon draw:style-name="gr2" draw:text-style-name="P6" draw:layer="layout" svg:width="16.251cm" svg:height="1.779cm" svg:x="4.339cm" svg:y="5.562cm" svg:viewBox="0 0 16252 1780" draw:points="8126,1780 0,1780 0,0 16252,0 16252,1780">
            <text:p/>
          </draw:polygon>
          <draw:path draw:style-name="gr3" draw:text-style-name="P7" draw:layer="layout" svg:width="0.515cm" svg:height="0.182cm" svg:x="4.344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5.5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2cm" svg:y="5.52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9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4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2cm" svg:y="6.1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5cm" svg:y="6.1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337cm" svg:y="5.6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707cm" svg:y="5.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42cm" svg:y="5.6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104cm" svg:y="5.6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9.237cm" svg:y="6.435cm" svg:viewBox="0 0 4282 33" draw:points="2142,33 0,33 0,0 4282,0 4282,33">
            <text:p/>
          </draw:polygon>
          <draw:path draw:style-name="gr3" draw:text-style-name="P7" draw:layer="layout" svg:width="0.386cm" svg:height="0.351cm" svg:x="9.26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4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2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4cm" svg:y="6.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81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6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4cm" svg:y="6.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4cm" svg:y="6.6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847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29cm" svg:y="5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14.649cm" svg:y="6.435cm" svg:viewBox="0 0 4282 33" draw:points="2142,33 0,33 0,0 4282,0 4282,33">
            <text:p/>
          </draw:polygon>
          <draw:path draw:style-name="gr3" draw:text-style-name="P7" draw:layer="layout" svg:width="0.386cm" svg:height="0.351cm" svg:x="14.672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125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653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16cm" svg:y="6.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6cm" svg:height="0.351cm" svg:x="16.793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27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26cm" svg:y="6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576cm" svg:y="6.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034cm" svg:y="5.5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9.849cm" svg:y="6.10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0.243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xml:id="id376" text:id="id376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373" draw:id="id373">
          <svg:title>TexMaths</svg:title>
          <svg:desc>24§display§\therefore§svg§600§FALSE§</svg:desc>
          <draw:polygon draw:style-name="gr2" draw:text-style-name="P6" draw:layer="layout" svg:width="0.453cm" svg:height="0.371cm" svg:x="3.443cm" svg:y="4.2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4.2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2" draw:id="id372">
          <svg:title>TexMaths</svg:title>
          <svg:desc>22§display§=  \frac{x^2}{2} - 2x + \log [\ x^2 + 6x + 13 \ ] -6 \times \frac{1}{2} \tan^{-1} \left( \frac{ x + 3 }{2} \right) \ + \ c§svg§600§FALSE§</svg:desc>
          <draw:polygon draw:style-name="gr2" draw:text-style-name="P6" draw:layer="layout" svg:width="20.599cm" svg:height="1.821cm" svg:x="5.341cm" svg:y="1.068cm" svg:viewBox="0 0 20600 1822" draw:points="10301,1822 0,1822 0,0 20600,0 20600,1822">
            <text:p/>
          </draw:polygon>
          <draw:path draw:style-name="gr3" draw:text-style-name="P7" draw:layer="layout" svg:width="0.515cm" svg:height="0.182cm" svg:x="5.346cm" svg:y="1.9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6.687cm" svg:y="1.0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1.983cm" svg:viewBox="0 0 790 33" draw:points="396,33 0,33 0,0 790,0 790,33">
            <text:p/>
          </draw:polygon>
          <draw:path draw:style-name="gr3" draw:text-style-name="P7" draw:layer="layout" svg:width="0.309cm" svg:height="0.516cm" svg:x="6.451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1.6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7cm" svg:y="1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081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1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1.84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434cm" svg:y="1.84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cm" svg:y="1.612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5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1.758cm" svg:y="1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49cm" svg:y="1.67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4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4.059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8cm" svg:y="1.6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09cm" svg:y="1.67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7cm" svg:y="1.612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2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3cm" svg:y="1.67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74cm" svg:height="0.374cm" svg:x="17.651cm" svg:y="1.812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18.473cm" svg:y="1.15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5cm" svg:y="1.983cm" svg:viewBox="0 0 389 33" draw:points="194,33 0,33 0,0 389,0 389,33">
            <text:p/>
          </draw:polygon>
          <draw:path draw:style-name="gr3" draw:text-style-name="P7" draw:layer="layout" svg:width="0.309cm" svg:height="0.516cm" svg:x="18.443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19.028cm" svg:y="1.71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346cm" svg:y="1.84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725cm" svg:y="1.85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0.187cm" svg:y="1.72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0.671cm" svg:y="1.51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1.249cm" svg:y="1.071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86cm" svg:height="0.351cm" svg:x="21.77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22.407cm" svg:y="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3.169cm" svg:y="1.15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1.75cm" svg:y="1.983cm" svg:viewBox="0 0 1776 33" draw:points="887,33 0,33 0,0 1776,0 1776,33">
            <text:p/>
          </draw:polygon>
          <draw:path draw:style-name="gr3" draw:text-style-name="P7" draw:layer="layout" svg:width="0.309cm" svg:height="0.516cm" svg:x="22.482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3.644cm" svg:y="1.07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4.658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678cm" svg:y="1.85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4.648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5" draw:id="id375">
          <svg:title>TexMaths</svg:title>
          <svg:desc>22§display§=  \frac{x^2}{2} - 2x + \log [\ x^2 + 6x + 13 \ ] - 3 \tan^{-1} \left( \frac{ x + 3 }{2} \right) \ + \ c§svg§600§FALSE§</svg:desc>
          <draw:polygon draw:style-name="gr2" draw:text-style-name="P6" draw:layer="layout" svg:width="19.084cm" svg:height="1.821cm" svg:x="5.341cm" svg:y="3.47cm" svg:viewBox="0 0 19085 1822" draw:points="9543,1822 0,1822 0,0 19085,0 19085,1822">
            <text:p/>
          </draw:polygon>
          <draw:path draw:style-name="gr3" draw:text-style-name="P7" draw:layer="layout" svg:width="0.515cm" svg:height="0.182cm" svg:x="5.346cm" svg:y="4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87cm" svg:y="3.4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4.385cm" svg:viewBox="0 0 790 33" draw:points="396,33 0,33 0,0 790,0 790,33">
            <text:p/>
          </draw:polygon>
          <draw:path draw:style-name="gr3" draw:text-style-name="P7" draw:layer="layout" svg:width="0.309cm" svg:height="0.516cm" svg:x="6.452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4.07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8cm" svg:y="4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081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4.05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4.24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435cm" svg:y="4.2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01cm" svg:y="4.014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6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758cm" svg:y="3.91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cm" svg:y="4.07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5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9cm" svg:y="4.0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1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8cm" svg:y="4.014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3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4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7.512cm" svg:y="4.1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831cm" svg:y="4.2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209cm" svg:y="4.25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672cm" svg:y="4.12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156cm" svg:y="3.91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9.733cm" svg:y="3.473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20.25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891cm" svg:y="3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653cm" svg:y="3.5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0.235cm" svg:y="4.385cm" svg:viewBox="0 0 1776 33" draw:points="887,33 0,33 0,0 1776,0 1776,33">
            <text:p/>
          </draw:polygon>
          <draw:path draw:style-name="gr3" draw:text-style-name="P7" draw:layer="layout" svg:width="0.309cm" svg:height="0.516cm" svg:x="20.967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2.129cm" svg:y="3.473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3.142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163cm" svg:y="4.25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4" draw:id="id374">
          <svg:title>TexMaths</svg:title>
          <svg:desc>24§display§\text {I}§svg§600§FALSE§</svg:desc>
          <draw:polygon draw:style-name="gr2" draw:text-style-name="P6" draw:layer="layout" svg:width="0.197cm" svg:height="0.493cm" svg:x="4.648cm" svg:y="4.1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376" anim:sub-item="text" smil:attributeName="visibility" smil:to="visible"/>
                  <anim:transitionFilter smil:dur="0.1s" smil:targetElement="id376" anim:sub-item="text" smil:type="fade" smil:subtype="crossfade"/>
                  <anim:animate smil:dur="0.4s" smil:fill="hold" smil:targetElement="id376" anim:sub-item="text" smil:attributeName="x" smil:values="x;x" smil:keyTimes="0;1"/>
                  <anim:animate smil:dur="0.4s" smil:fill="hold" smil:targetElement="id376" anim:sub-item="text" smil:attributeName="y" smil:values="y+0.31;y+0.31" smil:keyTimes="0;1"/>
                  <anim:animate smil:begin="0.4s" smil:dur="0.6s" smil:fill="hold" smil:decelerate="0.5" smil:targetElement="id37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7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draw:frame presentation:style-name="pr15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377" text:id="id37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7" anim:sub-item="text" smil:attributeName="visibility" smil:to="visible"/>
                  <anim:transitionFilter smil:dur="2s" smil:targetElement="id377" anim:sub-item="text" smil:type="fade" smil:subtype="crossfade"/>
                  <anim:animate smil:dur="2s" smil:fill="hold" smil:targetElement="id377" anim:sub-item="text" smil:attributeName="rotate" smil:values="720;0" smil:keyTimes="0;1"/>
                  <anim:animate smil:dur="2s" smil:fill="hold" smil:targetElement="id377" anim:sub-item="text" smil:attributeName="height" smil:values="0;height" smil:keyTimes="0;1"/>
                  <anim:animate smil:dur="2s" smil:fill="hold" smil:targetElement="id37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8-14T11:49:04.180149906</dc:date>
    <meta:editing-duration>P4DT4H53M6S</meta:editing-duration>
    <meta:editing-cycles>1760</meta:editing-cycles>
    <meta:generator>LibreOffice/6.0.7.3$Linux_X86_64 LibreOffice_project/00m0$Build-3</meta:generator>
    <meta:document-statistic meta:object-count="6478"/>
  </office:meta>
</office:document-meta>
</file>